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15.5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866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2.477cm"/>
    </style:style>
    <style:style style:name="co17" style:family="table-column">
      <style:table-column-properties fo:break-before="auto" style:column-width="3.321cm"/>
    </style:style>
    <style:style style:name="co18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 style:data-style-name="N3"/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64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bottom="none" fo:background-color="#ffff00" fo:border-left="0.06pt solid #000000" fo:border-right="none" fo:border-top="none"/>
    </style:style>
    <style:style style:name="ce8" style:family="table-cell" style:parent-style-name="Default" style:data-style-name="N3">
      <style:table-cell-properties fo:border-bottom="0.06pt solid #000000" fo:background-color="#ffff00" fo:border-left="0.06pt solid #000000" fo:border-right="none" fo:border-top="0.06pt solid #000000"/>
    </style:style>
    <style:style style:name="ce60" style:family="table-cell" style:parent-style-name="Default" style:data-style-name="N3">
      <style:table-cell-properties fo:border-bottom="0.06pt solid #000000" fo:background-color="#ffff00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ffff00" fo:border-left="0.06pt solid #000000" fo:border-right="0.06pt solid #000000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3">
      <style:table-cell-properties fo:border-bottom="none" fo:background-color="#ffff00" fo:border-left="0.06pt solid #000000" fo:border-right="0.06pt solid #000000" fo:border-top="none"/>
    </style:style>
    <style:style style:name="ce13" style:family="table-cell" style:parent-style-name="Default" style:data-style-name="N3">
      <style:table-cell-properties fo:background-color="#ffff00" fo:border="0.06pt solid #000000"/>
    </style:style>
    <style:style style:name="ce64" style:family="table-cell" style:parent-style-name="Default" style:data-style-name="N3">
      <style:table-cell-properties fo:border-bottom="0.06pt solid #000000" fo:background-color="#ffff00" fo:border-left="0.06pt solid #000000" fo:border-right="0.06pt solid #000000" fo:border-top="none"/>
    </style:style>
    <style:style style:name="ce65" style:family="table-cell" style:parent-style-name="Default">
      <style:table-cell-properties fo:border-bottom="none" fo:background-color="#ff4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4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order-bottom="none" fo:background-color="#ff4000" fo:border-left="0.06pt solid #000000" fo:border-right="none" fo:border-top="none"/>
    </style:style>
    <style:style style:name="ce20" style:family="table-cell" style:parent-style-name="Default" style:data-style-name="N3">
      <style:table-cell-properties fo:border-bottom="0.06pt solid #000000" fo:background-color="#ff4000" fo:border-left="0.06pt solid #000000" fo:border-right="none" fo:border-top="0.06pt solid #000000"/>
    </style:style>
    <style:style style:name="ce15" style:family="table-cell" style:parent-style-name="Default" style:data-style-name="N3">
      <style:table-cell-properties fo:border-bottom="0.06pt solid #000000" fo:background-color="#ff4000" fo:border-left="0.06pt solid #000000" fo:border-right="none" fo:border-top="none"/>
    </style:style>
    <style:style style:name="ce69" style:family="table-cell" style:parent-style-name="Default">
      <style:table-cell-properties fo:border-bottom="none" fo:background-color="#ff4000" fo:border-left="none" fo:border-right="0.06pt solid #000000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4000" fo:border-left="0.06pt solid #000000" fo:border-right="0.06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bottom="none" fo:background-color="#ff4000" fo:border-left="0.06pt solid #000000" fo:border-right="0.06pt solid #000000" fo:border-top="none"/>
    </style:style>
    <style:style style:name="ce29" style:family="table-cell" style:parent-style-name="Default" style:data-style-name="N3">
      <style:table-cell-properties fo:background-color="#ff4000" fo:border="0.06pt solid #000000"/>
    </style:style>
    <style:style style:name="ce72" style:family="table-cell" style:parent-style-name="Default" style:data-style-name="N3">
      <style:table-cell-properties fo:border-bottom="0.06pt solid #000000" fo:background-color="#ff4000" fo:border-left="0.06pt solid #000000" fo:border-right="0.06pt solid #000000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ff4000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bottom="none" fo:background-color="#ff4000" fo:border-left="none" fo:border-right="0.06pt solid #000000" fo:border-top="none"/>
    </style:style>
    <style:style style:name="ce38" style:family="table-cell" style:parent-style-name="Default" style:data-style-name="N3">
      <style:table-cell-properties fo:border-bottom="0.06pt solid #000000" fo:background-color="#ff4000" fo:border-left="none" fo:border-right="0.06pt solid #000000" fo:border-top="0.06pt solid #000000"/>
    </style:style>
    <style:style style:name="ce22" style:family="table-cell" style:parent-style-name="Default" style:data-style-name="N3">
      <style:table-cell-properties fo:border-bottom="0.06pt solid #000000" fo:background-color="#ff4000" fo:border-left="none" fo:border-right="0.06pt solid #000000" fo:border-top="none"/>
    </style:style>
    <style:style style:name="ce77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81d41a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order-bottom="none" fo:background-color="#81d41a" fo:border-left="0.06pt solid #000000" fo:border-right="none" fo:border-top="none"/>
    </style:style>
    <style:style style:name="ce45" style:family="table-cell" style:parent-style-name="Default" style:data-style-name="N3">
      <style:table-cell-properties fo:border-bottom="0.06pt solid #000000" fo:background-color="#81d41a" fo:border-left="0.06pt solid #000000" fo:border-right="none" fo:border-top="0.06pt solid #000000"/>
    </style:style>
    <style:style style:name="ce26" style:family="table-cell" style:parent-style-name="Default" style:data-style-name="N3">
      <style:table-cell-properties fo:border-bottom="0.06pt solid #000000" fo:background-color="#81d41a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#81d41a" fo:border-left="none" fo:border-right="0.06pt solid #000000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81d41a" fo:border-left="0.06pt solid #000000" fo:border-right="0.06pt solid #000000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bottom="none" fo:background-color="#81d41a" fo:border-left="0.06pt solid #000000" fo:border-right="0.06pt solid #000000" fo:border-top="none"/>
    </style:style>
    <style:style style:name="ce52" style:family="table-cell" style:parent-style-name="Default" style:data-style-name="N3">
      <style:table-cell-properties fo:background-color="#81d41a" fo:border="0.06pt solid #000000"/>
    </style:style>
    <style:style style:name="ce84" style:family="table-cell" style:parent-style-name="Default" style:data-style-name="N3">
      <style:table-cell-properties fo:border-bottom="0.06pt solid #000000" fo:background-color="#81d41a" fo:border-left="0.06pt solid #000000" fo:border-right="0.06pt solid #000000" fo:border-top="none"/>
    </style:style>
    <style:style style:name="ce85" style:family="table-cell" style:parent-style-name="Default">
      <style:table-cell-properties fo:border-bottom="0.06pt solid #000000" fo:background-color="#81d41a" fo:border-left="none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-bottom="none" fo:background-color="#81d41a" fo:border-left="none" fo:border-right="0.06pt solid #000000" fo:border-top="none"/>
    </style:style>
    <style:style style:name="ce75" style:family="table-cell" style:parent-style-name="Default" style:data-style-name="N3">
      <style:table-cell-properties fo:border-bottom="0.06pt solid #000000" fo:background-color="#81d41a" fo:border-left="none" fo:border-right="0.06pt solid #000000" fo:border-top="0.06pt solid #000000"/>
    </style:style>
    <style:style style:name="ce33" style:family="table-cell" style:parent-style-name="Default" style:data-style-name="N3">
      <style:table-cell-properties fo:border-bottom="0.06pt solid #000000" fo:background-color="#81d41a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729fcf" fo:border-left="0.06pt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order-bottom="none" fo:background-color="#729fcf" fo:border-left="0.06pt solid #000000" fo:border-right="none" fo:border-top="none"/>
    </style:style>
    <style:style style:name="ce87" style:family="table-cell" style:parent-style-name="Default" style:data-style-name="N3">
      <style:table-cell-properties fo:border-bottom="0.06pt solid #000000" fo:background-color="#729fcf" fo:border-left="0.06pt solid #000000" fo:border-right="none" fo:border-top="0.06pt solid #000000"/>
    </style:style>
    <style:style style:name="ce37" style:family="table-cell" style:parent-style-name="Default" style:data-style-name="N3">
      <style:table-cell-properties fo:border-bottom="0.06pt solid #000000" fo:background-color="#729fcf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729fcf" fo:border-left="none" fo:border-right="0.06pt solid #000000" fo:border-top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729fcf" fo:border-left="0.06pt solid #000000" fo:border-right="0.06pt solid #000000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order-bottom="none" fo:background-color="#729fcf" fo:border-left="0.06pt solid #000000" fo:border-right="0.06pt solid #000000" fo:border-top="none"/>
    </style:style>
    <style:style style:name="ce101" style:family="table-cell" style:parent-style-name="Default" style:data-style-name="N3">
      <style:table-cell-properties fo:background-color="#729fcf" fo:border="0.06pt solid #000000"/>
    </style:style>
    <style:style style:name="ce95" style:family="table-cell" style:parent-style-name="Default" style:data-style-name="N3">
      <style:table-cell-properties fo:border-bottom="0.06pt solid #000000" fo:background-color="#729fcf" fo:border-left="0.06pt solid #000000" fo:border-right="0.06pt solid #000000" fo:border-top="none"/>
    </style:style>
    <style:style style:name="ce96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3">
      <style:table-cell-properties fo:border-bottom="none" fo:background-color="#729fcf" fo:border-left="none" fo:border-right="0.06pt solid #000000" fo:border-top="none"/>
    </style:style>
    <style:style style:name="ce110" style:family="table-cell" style:parent-style-name="Default" style:data-style-name="N3">
      <style:table-cell-properties fo:border-bottom="0.06pt solid #000000" fo:background-color="#729fcf" fo:border-left="none" fo:border-right="0.06pt solid #000000" fo:border-top="0.06pt solid #000000"/>
    </style:style>
    <style:style style:name="ce44" style:family="table-cell" style:parent-style-name="Default" style:data-style-name="N3">
      <style:table-cell-properties fo:border-bottom="0.06pt solid #000000" fo:background-color="#729fcf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order-bottom="none" fo:background-color="#dddddd" fo:border-left="0.06pt solid #000000" fo:border-right="none" fo:border-top="none"/>
    </style:style>
    <style:style style:name="ce116" style:family="table-cell" style:parent-style-name="Default" style:data-style-name="N3">
      <style:table-cell-properties fo:border-bottom="0.06pt solid #000000" fo:background-color="#dddddd" fo:border-left="0.06pt solid #000000" fo:border-right="none" fo:border-top="0.06pt solid #000000"/>
    </style:style>
    <style:style style:name="ce48" style:family="table-cell" style:parent-style-name="Default" style:data-style-name="N3">
      <style:table-cell-properties fo:border-bottom="0.06pt solid #000000" fo:background-color="#dddddd" fo:border-left="0.06pt solid #000000" fo:border-right="none" fo:border-top="none"/>
    </style:style>
    <style:style style:name="ce103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3">
      <style:table-cell-properties fo:border-bottom="none" fo:background-color="#dddddd" fo:border-left="0.06pt solid #000000" fo:border-right="0.06pt solid #000000" fo:border-top="none"/>
    </style:style>
    <style:style style:name="ce121" style:family="table-cell" style:parent-style-name="Default" style:data-style-name="N3">
      <style:table-cell-properties fo:background-color="#dddddd" fo:border="0.06pt solid #000000"/>
    </style:style>
    <style:style style:name="ce106" style:family="table-cell" style:parent-style-name="Default" style:data-style-name="N3">
      <style:table-cell-properties fo:border-bottom="0.06pt solid #000000" fo:background-color="#dddddd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3">
      <style:table-cell-properties fo:border-bottom="none" fo:background-color="#dddddd" fo:border-left="none" fo:border-right="0.06pt solid #000000" fo:border-top="none"/>
    </style:style>
    <style:style style:name="ce125" style:family="table-cell" style:parent-style-name="Default" style:data-style-name="N3">
      <style:table-cell-properties fo:border-bottom="0.06pt solid #000000" fo:background-color="#dddddd" fo:border-left="none" fo:border-right="0.06pt solid #000000" fo:border-top="0.06pt solid #000000"/>
    </style:style>
    <style:style style:name="ce55" style:family="table-cell" style:parent-style-name="Default" style:data-style-name="N3">
      <style:table-cell-properties fo:border-bottom="0.06pt solid #000000" fo:background-color="#dddddd" fo:border-left="none" fo:border-right="0.06pt solid #000000" fo:border-top="none"/>
    </style:style>
    <style:style style:name="ce127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transparent"/>
    </style:style>
    <style:style style:name="ce129" style:family="table-cell" style:parent-style-name="Default" style:data-style-name="N3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a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row table:style-name="ro1">
          <table:table-cell table:style-name="ce1" office:value-type="string" calcext:value-type="string" table:number-columns-spanned="2" table:number-rows-spanned="1">
            <text:p>Constant</text:p>
          </table:table-cell>
          <table:covered-table-cell table:style-name="ce19"/>
          <table:table-cell table:style-name="ce12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19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table:style-name="ce7" office:value-type="string" calcext:value-type="string">
            <text:p>1 AU</text:p>
          </table:table-cell>
          <table:table-cell table:style-name="ce10" office:value-type="float" office:value="15000" calcext:value-type="float">
            <text:p>15 000</text:p>
          </table:table-cell>
          <table:table-cell office:value-type="string" calcext:value-type="string">
            <text:p>1 Astronomical Unit = avarge distance between Earth and Sun which is roughly 150M km</text:p>
          </table:table-cell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11" office:value-type="float" office:value="0.066743" calcext:value-type="float">
            <text:p>0,066743</text:p>
          </table:table-cell>
          <table:table-cell office:value-type="string" calcext:value-type="string">
            <text:p>Gravitational Constant = 6.67408 × 10-11 m3 kg-1 s-2</text:p>
          </table:table-cell>
        </table:table-row>
        <table:table-row table:style-name="ro1">
          <table:table-cell table:style-name="ce7" office:value-type="string" calcext:value-type="string">
            <text:p>Eco Zone Factor</text:p>
          </table:table-cell>
          <table:table-cell table:style-name="ce11" table:formula="of:=4.55*[.$B$3]/15000" office:value-type="float" office:value="4.55" calcext:value-type="float">
            <text:p>4,55</text:p>
          </table:table-cell>
          <table:table-cell office:value-type="string" calcext:value-type="string">
            <text:p>It decides how far from star and how wide is zone where life like on Earth can exist</text:p>
          </table:table-cell>
        </table:table-row>
        <table:table-row table:style-name="ro1">
          <table:table-cell table:style-name="ce7" office:value-type="string" calcext:value-type="string">
            <text:p>Cold Zone End Factor</text:p>
          </table:table-cell>
          <table:table-cell table:style-name="ce11" table:formula="of:=81.8 * [.B3]/15000" office:value-type="float" office:value="81.8" calcext:value-type="float">
            <text:p>81,8</text:p>
          </table:table-cell>
          <table:table-cell office:value-type="string" calcext:value-type="string">
            <text:p>It decides how far from star cold zone ends</text:p>
          </table:table-cell>
        </table:table-row>
        <table:table-row table:style-name="ro1">
          <table:table-cell table:style-name="ce7" office:value-type="string" calcext:value-type="string">
            <text:p>Outer Zone Size</text:p>
          </table:table-cell>
          <table:table-cell table:style-name="ce10" table:formula="of:=[.B3]*20" office:value-type="float" office:value="300000" calcext:value-type="float">
            <text:p>300 000</text:p>
          </table:table-cell>
          <table:table-cell office:value-type="string" calcext:value-type="string">
            <text:p>How wide outer zone of solar system is</text:p>
          </table:table-cell>
        </table:table-row>
        <table:table-row table:style-name="ro1">
          <table:table-cell office:value-type="string" calcext:value-type="string">
            <text:p>Sun Mass</text:p>
          </table:table-cell>
          <table:table-cell table:style-name="ce5" office:value-type="float" office:value="198857354987" calcext:value-type="float">
            <text:p>198 857 354 987</text:p>
          </table:table-cell>
          <table:table-cell office:value-type="string" calcext:value-type="string">
            <text:p>Mass of our Sun</text:p>
          </table:table-cell>
        </table:table-row>
        <table:table-row table:style-name="ro1">
          <table:table-cell office:value-type="string" calcext:value-type="string">
            <text:p>Min Star Mass Factor</text:p>
          </table:table-cell>
          <table:table-cell office:value-type="float" office:value="0.08" calcext:value-type="float">
            <text:p>0,08</text:p>
          </table:table-cell>
          <table:table-cell table:style-name="ce31" table:formula="of:=[.B8]*[.B9]" office:value-type="float" office:value="15908588398.96" calcext:value-type="float">
            <text:p>15 908 588 398,96</text:p>
          </table:table-cell>
        </table:table-row>
        <table:table-row table:style-name="ro1">
          <table:table-cell office:value-type="string" calcext:value-type="string">
            <text:p>Max Star Mass Factor</text:p>
          </table:table-cell>
          <table:table-cell office:value-type="float" office:value="50" calcext:value-type="float">
            <text:p>50</text:p>
          </table:table-cell>
          <table:table-cell table:style-name="ce31" table:formula="of:=[.B8]*[.B10]" office:value-type="float" office:value="9942867749350" calcext:value-type="float">
            <text:p>9 942 867 749 350,00</text:p>
          </table:table-cell>
        </table:table-row>
        <table:table-row table:style-name="ro1">
          <table:table-cell office:value-type="string" calcext:value-type="string">
            <text:p>Min Planet Orbit</text:p>
          </table:table-cell>
          <table:table-cell table:style-name="ce5" office:value-type="float" office:value="4000" calcext:value-type="float">
            <text:p>4 000</text:p>
          </table:table-cell>
          <table:table-cell/>
        </table:table-row>
        <table:table-row table:style-name="ro1">
          <table:table-cell office:value-type="string" calcext:value-type="string">
            <text:p>Max Planet Orbit</text:p>
          </table:table-cell>
          <table:table-cell table:style-name="ce5" office:value-type="float" office:value="10000" calcext:value-type="float">
            <text:p>10 000</text:p>
          </table:table-cell>
          <table:table-cell/>
        </table:table-row>
        <table:table-row table:style-name="ro1">
          <table:table-cell office:value-type="string" calcext:value-type="string">
            <text:p>Min Moon Orbit</text:p>
          </table:table-cell>
          <table:table-cell table:style-name="ce5" office:value-type="float" office:value="2000" calcext:value-type="float">
            <text:p>2 000</text:p>
          </table:table-cell>
          <table:table-cell/>
        </table:table-row>
        <table:table-row table:style-name="ro1">
          <table:table-cell office:value-type="string" calcext:value-type="string">
            <text:p>Min Planet Orbit</text:p>
          </table:table-cell>
          <table:table-cell table:style-name="ce5" office:value-type="float" office:value="5000" calcext:value-type="float">
            <text:p>5 000</text:p>
          </table:table-cell>
          <table:table-cell/>
        </table:table-row>
        <table:table-row table:style-name="ro1">
          <table:table-cell office:value-type="string" calcext:value-type="string">
            <text:p>Orbital Speed Divider</text:p>
          </table:table-cell>
          <table:table-cell table:style-name="ce5" office:value-type="float" office:value="10000" calcext:value-type="float">
            <text:p>10 000</text:p>
          </table:table-cell>
          <table:table-cell/>
        </table:table-row>
        <table:table-row table:style-name="ro1">
          <table:table-cell office:value-type="string" calcext:value-type="string">
            <text:p>Satellites Total Mass Factor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ow much total mass can have all satellites orbiting particular body (star, planet)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rbital speed" table:style-name="ta1">
        <table:table-column table:style-name="co5" table:default-cell-style-name="ce164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Star Mass (min-max)</text:p>
          </table:table-cell>
          <table:table-cell table:style-name="ce2" office:value-type="string" calcext:value-type="string">
            <text:p>Planet Orbit Radius</text:p>
          </table:table-cell>
          <table:table-cell table:style-name="Default"/>
          <table:table-cell table:style-name="ce2" office:value-type="string" calcext:value-type="string">
            <text:p>Orbital Velocity</text:p>
          </table:table-cell>
          <table:table-cell/>
          <table:table-cell table:style-name="ce3" office:value-type="string" calcext:value-type="string">
            <text:p>G =</text:p>
          </table:table-cell>
          <table:table-cell table:style-name="ce4" table:formula="of:=[$Shared.$B$4]" office:value-type="float" office:value="0.066743" calcext:value-type="float">
            <text:p>0,066743</text:p>
          </table:table-cell>
          <table:table-cell/>
          <table:table-cell office:value-type="string" calcext:value-type="string">
            <text:p>Star mass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formula="of:=[$Shared.C9]" office:value-type="float" office:value="15908588398.96" calcext:value-type="float">
            <text:p>15 908 588 398,96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3] / [.$B3])/[$Shared.$B$15]" office:value-type="float" office:value="0.0515215225782339" calcext:value-type="float">
            <text:p>0,051521522578234</text:p>
          </table:table-cell>
          <table:table-cell table:formula="of:=SQRT([$Shared.$B$4] * [.$A3] / [.$C3])/[$Shared.$B$15]" office:value-type="float" office:value="0.032585071973402" calcext:value-type="float">
            <text:p>0,032585071973402</text:p>
          </table:table-cell>
          <table:table-cell table:number-columns-repeated="3"/>
          <table:table-cell table:style-name="ce164" table:formula="of:=[$Shared.C9]" office:value-type="float" office:value="15908588398.96" calcext:value-type="float">
            <text:p>15 908 588 398,96</text:p>
          </table:table-cell>
          <table:table-cell table:style-name="ce164" table:formula="of:=[$Shared.C10]" office:value-type="float" office:value="9942867749350" calcext:value-type="float">
            <text:p>9 942 867 749 350,00</text:p>
          </table:table-cell>
          <table:table-cell table:style-name="ce164" table:formula="of:=([.J3]-[.I3])/30" office:value-type="float" office:value="330898638698.368" calcext:value-type="float">
            <text:p>330 898 638 698,37</text:p>
          </table:table-cell>
        </table:table-row>
        <table:table-row table:style-name="ro1">
          <table:table-cell table:formula="of:=[.A3]+330898638698.37" office:value-type="float" office:value="346807227097.33" calcext:value-type="float">
            <text:p>346 807 227 097,33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4] / [.$B4])/[$Shared.$B$15]" office:value-type="float" office:value="0.240556411046126" calcext:value-type="float">
            <text:p>0,240556411046126</text:p>
          </table:table-cell>
          <table:table-cell table:formula="of:=SQRT([$Shared.$B$4] * [.$A4] / [.$C4])/[$Shared.$B$15]" office:value-type="float" office:value="0.152141232932289" calcext:value-type="float">
            <text:p>0,152141232932289</text:p>
          </table:table-cell>
          <table:table-cell table:number-columns-repeated="6"/>
        </table:table-row>
        <table:table-row table:style-name="ro1">
          <table:table-cell table:formula="of:=[.A4]+330898638698.37" office:value-type="float" office:value="677705865795.7" calcext:value-type="float">
            <text:p>677 705 865 795,70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5] / [.$B5])/[$Shared.$B$15]" office:value-type="float" office:value="0.336274153782306" calcext:value-type="float">
            <text:p>0,336274153782306</text:p>
          </table:table-cell>
          <table:table-cell table:formula="of:=SQRT([$Shared.$B$4] * [.$A5] / [.$C5])/[$Shared.$B$15]" office:value-type="float" office:value="0.212678448839562" calcext:value-type="float">
            <text:p>0,212678448839562</text:p>
          </table:table-cell>
          <table:table-cell table:number-columns-repeated="6"/>
        </table:table-row>
        <table:table-row table:style-name="ro1">
          <table:table-cell table:formula="of:=[.A5]+330898638698.37" office:value-type="float" office:value="1008604504494.07" calcext:value-type="float">
            <text:p>1 008 604 504 494,07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6] / [.$B6])/[$Shared.$B$15]" office:value-type="float" office:value="0.410235573918961" calcext:value-type="float">
            <text:p>0,410235573918961</text:p>
          </table:table-cell>
          <table:table-cell table:formula="of:=SQRT([$Shared.$B$4] * [.$A6] / [.$C6])/[$Shared.$B$15]" office:value-type="float" office:value="0.259455758162057" calcext:value-type="float">
            <text:p>0,259455758162057</text:p>
          </table:table-cell>
          <table:table-cell table:number-columns-repeated="6"/>
        </table:table-row>
        <table:table-row table:style-name="ro1">
          <table:table-cell table:formula="of:=[.A6]+330898638698.37" office:value-type="float" office:value="1339503143192.44" calcext:value-type="float">
            <text:p>1 339 503 143 192,44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7] / [.$B7])/[$Shared.$B$15]" office:value-type="float" office:value="0.472764365953307" calcext:value-type="float">
            <text:p>0,472764365953307</text:p>
          </table:table-cell>
          <table:table-cell table:formula="of:=SQRT([$Shared.$B$4] * [.$A7] / [.$C7])/[$Shared.$B$15]" office:value-type="float" office:value="0.299002438595562" calcext:value-type="float">
            <text:p>0,299002438595562</text:p>
          </table:table-cell>
          <table:table-cell table:number-columns-repeated="6"/>
        </table:table-row>
        <table:table-row table:style-name="ro1">
          <table:table-cell table:formula="of:=[.A7]+330898638698.37" office:value-type="float" office:value="1670401781890.81" calcext:value-type="float">
            <text:p>1 670 401 781 890,81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8] / [.$B8])/[$Shared.$B$15]" office:value-type="float" office:value="0.52793850524644" calcext:value-type="float">
            <text:p>0,52793850524644</text:p>
          </table:table-cell>
          <table:table-cell table:formula="of:=SQRT([$Shared.$B$4] * [.$A8] / [.$C8])/[$Shared.$B$15]" office:value-type="float" office:value="0.333897628216701" calcext:value-type="float">
            <text:p>0,333897628216701</text:p>
          </table:table-cell>
          <table:table-cell table:number-columns-repeated="6"/>
        </table:table-row>
        <table:table-row table:style-name="ro1">
          <table:table-cell table:formula="of:=[.A8]+330898638698.37" office:value-type="float" office:value="2001300420589.18" calcext:value-type="float">
            <text:p>2 001 300 420 589,18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9] / [.$B9])/[$Shared.$B$15]" office:value-type="float" office:value="0.577868484110753" calcext:value-type="float">
            <text:p>0,577868484110753</text:p>
          </table:table-cell>
          <table:table-cell table:formula="of:=SQRT([$Shared.$B$4] * [.$A9] / [.$C9])/[$Shared.$B$15]" office:value-type="float" office:value="0.36547611956376" calcext:value-type="float">
            <text:p>0,36547611956376</text:p>
          </table:table-cell>
          <table:table-cell table:number-columns-repeated="6"/>
        </table:table-row>
        <table:table-row table:style-name="ro1">
          <table:table-cell table:formula="of:=[.A9]+330898638698.37" office:value-type="float" office:value="2332199059287.55" calcext:value-type="float">
            <text:p>2 332 199 059 287,55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0] / [.$B10])/[$Shared.$B$15]" office:value-type="float" office:value="0.623814799868577" calcext:value-type="float">
            <text:p>0,623814799868577</text:p>
          </table:table-cell>
          <table:table-cell table:formula="of:=SQRT([$Shared.$B$4] * [.$A10] / [.$C10])/[$Shared.$B$15]" office:value-type="float" office:value="0.394535121141362" calcext:value-type="float">
            <text:p>0,394535121141362</text:p>
          </table:table-cell>
          <table:table-cell table:number-columns-repeated="6"/>
        </table:table-row>
        <table:table-row table:style-name="ro1">
          <table:table-cell table:formula="of:=[.A10]+330898638698.37" office:value-type="float" office:value="2663097697985.92" calcext:value-type="float">
            <text:p>2 663 097 697 985,92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1] / [.$B11])/[$Shared.$B$15]" office:value-type="float" office:value="0.666601698273929" calcext:value-type="float">
            <text:p>0,666601698273929</text:p>
          </table:table-cell>
          <table:table-cell table:formula="of:=SQRT([$Shared.$B$4] * [.$A11] / [.$C11])/[$Shared.$B$15]" office:value-type="float" office:value="0.421595931736389" calcext:value-type="float">
            <text:p>0,421595931736389</text:p>
          </table:table-cell>
          <table:table-cell table:number-columns-repeated="6"/>
        </table:table-row>
        <table:table-row table:style-name="ro1">
          <table:table-cell table:formula="of:=[.A11]+330898638698.37" office:value-type="float" office:value="2993996336684.29" calcext:value-type="float">
            <text:p>2 993 996 336 684,29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2] / [.$B12])/[$Shared.$B$15]" office:value-type="float" office:value="0.706803186006047" calcext:value-type="float">
            <text:p>0,706803186006047</text:p>
          </table:table-cell>
          <table:table-cell table:formula="of:=SQRT([$Shared.$B$4] * [.$A12] / [.$C12])/[$Shared.$B$15]" office:value-type="float" office:value="0.447021585048552" calcext:value-type="float">
            <text:p>0,447021585048552</text:p>
          </table:table-cell>
          <table:table-cell table:number-columns-repeated="6"/>
        </table:table-row>
        <table:table-row table:style-name="ro1">
          <table:table-cell table:formula="of:=[.A12]+330898638698.37" office:value-type="float" office:value="3324894975382.66" calcext:value-type="float">
            <text:p>3 324 894 975 382,66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3] / [.$B13])/[$Shared.$B$15]" office:value-type="float" office:value="0.744838011486331" calcext:value-type="float">
            <text:p>0,744838011486331</text:p>
          </table:table-cell>
          <table:table-cell table:formula="of:=SQRT([$Shared.$B$4] * [.$A13] / [.$C13])/[$Shared.$B$15]" office:value-type="float" office:value="0.471076920833493" calcext:value-type="float">
            <text:p>0,471076920833493</text:p>
          </table:table-cell>
          <table:table-cell table:number-columns-repeated="6"/>
        </table:table-row>
        <table:table-row table:style-name="ro1">
          <table:table-cell table:formula="of:=[.A13]+330898638698.37" office:value-type="float" office:value="3655793614081.03" calcext:value-type="float">
            <text:p>3 655 793 614 081,03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4] / [.$B14])/[$Shared.$B$15]" office:value-type="float" office:value="0.781022780052878" calcext:value-type="float">
            <text:p>0,781022780052878</text:p>
          </table:table-cell>
          <table:table-cell table:formula="of:=SQRT([$Shared.$B$4] * [.$A14] / [.$C14])/[$Shared.$B$15]" office:value-type="float" office:value="0.493962177888763" calcext:value-type="float">
            <text:p>0,493962177888763</text:p>
          </table:table-cell>
          <table:table-cell table:number-columns-repeated="6"/>
        </table:table-row>
        <table:table-row table:style-name="ro1">
          <table:table-cell table:formula="of:=[.A14]+330898638698.37" office:value-type="float" office:value="3986692252779.4" calcext:value-type="float">
            <text:p>3 986 692 252 779,40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5] / [.$B15])/[$Shared.$B$15]" office:value-type="float" office:value="0.815603765665742" calcext:value-type="float">
            <text:p>0,815603765665742</text:p>
          </table:table-cell>
          <table:table-cell table:formula="of:=SQRT([$Shared.$B$4] * [.$A15] / [.$C15])/[$Shared.$B$15]" office:value-type="float" office:value="0.515833113542796" calcext:value-type="float">
            <text:p>0,515833113542796</text:p>
          </table:table-cell>
          <table:table-cell table:number-columns-repeated="6"/>
        </table:table-row>
        <table:table-row table:style-name="ro1">
          <table:table-cell table:formula="of:=[.A15]+330898638698.37" office:value-type="float" office:value="4317590891477.77" calcext:value-type="float">
            <text:p>4 317 590 891 477,77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6] / [.$B16])/[$Shared.$B$15]" office:value-type="float" office:value="0.84877701557874" calcext:value-type="float">
            <text:p>0,84877701557874</text:p>
          </table:table-cell>
          <table:table-cell table:formula="of:=SQRT([$Shared.$B$4] * [.$A16] / [.$C16])/[$Shared.$B$15]" office:value-type="float" office:value="0.536813718965807" calcext:value-type="float">
            <text:p>0,536813718965807</text:p>
          </table:table-cell>
          <table:table-cell table:number-columns-repeated="6"/>
        </table:table-row>
        <table:table-row table:style-name="ro1">
          <table:table-cell table:formula="of:=[.A16]+330898638698.37" office:value-type="float" office:value="4648489530176.14" calcext:value-type="float">
            <text:p>4 648 489 530 176,14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7] / [.$B17])/[$Shared.$B$15]" office:value-type="float" office:value="0.880701619040958" calcext:value-type="float">
            <text:p>0,880701619040958</text:p>
          </table:table-cell>
          <table:table-cell table:formula="of:=SQRT([$Shared.$B$4] * [.$A17] / [.$C17])/[$Shared.$B$15]" office:value-type="float" office:value="0.557004611033469" calcext:value-type="float">
            <text:p>0,557004611033469</text:p>
          </table:table-cell>
          <table:table-cell table:number-columns-repeated="6"/>
        </table:table-row>
        <table:table-row table:style-name="ro1">
          <table:table-cell table:formula="of:=[.A17]+330898638698.37" office:value-type="float" office:value="4979388168874.51" calcext:value-type="float">
            <text:p>4 979 388 168 874,51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8] / [.$B18])/[$Shared.$B$15]" office:value-type="float" office:value="0.911508782946154" calcext:value-type="float">
            <text:p>0,911508782946154</text:p>
          </table:table-cell>
          <table:table-cell table:formula="of:=SQRT([$Shared.$B$4] * [.$A18] / [.$C18])/[$Shared.$B$15]" office:value-type="float" office:value="0.576488772271578" calcext:value-type="float">
            <text:p>0,576488772271578</text:p>
          </table:table-cell>
          <table:table-cell table:number-columns-repeated="6"/>
        </table:table-row>
        <table:table-row table:style-name="ro1">
          <table:table-cell table:formula="of:=[.A18]+330898638698.37" office:value-type="float" office:value="5310286807572.88" calcext:value-type="float">
            <text:p>5 310 286 807 572,88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19] / [.$B19])/[$Shared.$B$15]" office:value-type="float" office:value="0.94130822847492" calcext:value-type="float">
            <text:p>0,94130822847492</text:p>
          </table:table-cell>
          <table:table-cell table:formula="of:=SQRT([$Shared.$B$4] * [.$A19] / [.$C19])/[$Shared.$B$15]" office:value-type="float" office:value="0.595335596447782" calcext:value-type="float">
            <text:p>0,595335596447782</text:p>
          </table:table-cell>
          <table:table-cell table:number-columns-repeated="6"/>
        </table:table-row>
        <table:table-row table:style-name="ro1">
          <table:table-cell table:formula="of:=[.A19]+330898638698.37" office:value-type="float" office:value="5641185446271.25" calcext:value-type="float">
            <text:p>5 641 185 446 271,25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0] / [.$B20])/[$Shared.$B$15]" office:value-type="float" office:value="0.970192816197484" calcext:value-type="float">
            <text:p>0,970192816197484</text:p>
          </table:table-cell>
          <table:table-cell table:formula="of:=SQRT([$Shared.$B$4] * [.$A20] / [.$C20])/[$Shared.$B$15]" office:value-type="float" office:value="0.61360381374343" calcext:value-type="float">
            <text:p>0,61360381374343</text:p>
          </table:table-cell>
          <table:table-cell table:number-columns-repeated="6"/>
        </table:table-row>
        <table:table-row table:style-name="ro1">
          <table:table-cell table:formula="of:=[.A20]+330898638698.37" office:value-type="float" office:value="5972084084969.62" calcext:value-type="float">
            <text:p>5 972 084 084 969,62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1] / [.$B21])/[$Shared.$B$15]" office:value-type="float" office:value="0.998241964759957" calcext:value-type="float">
            <text:p>0,998241964759957</text:p>
          </table:table-cell>
          <table:table-cell table:formula="of:=SQRT([$Shared.$B$4] * [.$A21] / [.$C21])/[$Shared.$B$15]" office:value-type="float" office:value="0.6313436529206" calcext:value-type="float">
            <text:p>0,6313436529206</text:p>
          </table:table-cell>
          <table:table-cell table:number-columns-repeated="6"/>
        </table:table-row>
        <table:table-row table:style-name="ro1">
          <table:table-cell table:formula="of:=[.A21]+330898638698.37" office:value-type="float" office:value="6302982723667.99" calcext:value-type="float">
            <text:p>6 302 982 723 667,99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2] / [.$B22])/[$Shared.$B$15]" office:value-type="float" office:value="1.02552422682959" calcext:value-type="float">
            <text:p>1,02552422682959</text:p>
          </table:table-cell>
          <table:table-cell table:formula="of:=SQRT([$Shared.$B$4] * [.$A22] / [.$C22])/[$Shared.$B$15]" office:value-type="float" office:value="0.648598470492933" calcext:value-type="float">
            <text:p>0,648598470492933</text:p>
          </table:table-cell>
          <table:table-cell table:number-columns-repeated="6"/>
        </table:table-row>
        <table:table-row table:style-name="ro1">
          <table:table-cell table:formula="of:=[.A22]+330898638698.37" office:value-type="float" office:value="6633881362366.36" calcext:value-type="float">
            <text:p>6 633 881 362 366,36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3] / [.$B23])/[$Shared.$B$15]" office:value-type="float" office:value="1.05209926310261" calcext:value-type="float">
            <text:p>1,05209926310261</text:p>
          </table:table-cell>
          <table:table-cell table:formula="of:=SQRT([$Shared.$B$4] * [.$A23] / [.$C23])/[$Shared.$B$15]" office:value-type="float" office:value="0.665405999197797" calcext:value-type="float">
            <text:p>0,665405999197797</text:p>
          </table:table-cell>
          <table:table-cell table:number-columns-repeated="6"/>
        </table:table-row>
        <table:table-row table:style-name="ro1">
          <table:table-cell table:formula="of:=[.A23]+330898638698.37" office:value-type="float" office:value="6964780001064.73" calcext:value-type="float">
            <text:p>6 964 780 001 064,73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4] / [.$B24])/[$Shared.$B$15]" office:value-type="float" office:value="1.07801937785351" calcext:value-type="float">
            <text:p>1,07801937785351</text:p>
          </table:table-cell>
          <table:table-cell table:formula="of:=SQRT([$Shared.$B$4] * [.$A24] / [.$C24])/[$Shared.$B$15]" office:value-type="float" office:value="0.681799319162951" calcext:value-type="float">
            <text:p>0,681799319162951</text:p>
          </table:table-cell>
          <table:table-cell table:number-columns-repeated="6"/>
        </table:table-row>
        <table:table-row table:style-name="ro1">
          <table:table-cell table:formula="of:=[.A24]+330898638698.37" office:value-type="float" office:value="7295678639763.1" calcext:value-type="float">
            <text:p>7 295 678 639 763,10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5] / [.$B25])/[$Shared.$B$15]" office:value-type="float" office:value="1.10333072948879" calcext:value-type="float">
            <text:p>1,10333072948879</text:p>
          </table:table-cell>
          <table:table-cell table:formula="of:=SQRT([$Shared.$B$4] * [.$A25] / [.$C25])/[$Shared.$B$15]" office:value-type="float" office:value="0.697807623527938" calcext:value-type="float">
            <text:p>0,697807623527938</text:p>
          </table:table-cell>
          <table:table-cell table:number-columns-repeated="6"/>
        </table:table-row>
        <table:table-row table:style-name="ro1">
          <table:table-cell table:formula="of:=[.A25]+330898638698.37" office:value-type="float" office:value="7626577278461.47" calcext:value-type="float">
            <text:p>7 626 577 278 461,47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6] / [.$B26])/[$Shared.$B$15]" office:value-type="float" office:value="1.12807429641885" calcext:value-type="float">
            <text:p>1,12807429641885</text:p>
          </table:table-cell>
          <table:table-cell table:formula="of:=SQRT([$Shared.$B$4] * [.$A26] / [.$C26])/[$Shared.$B$15]" office:value-type="float" office:value="0.713456829315099" calcext:value-type="float">
            <text:p>0,713456829315099</text:p>
          </table:table-cell>
          <table:table-cell table:number-columns-repeated="6"/>
        </table:table-row>
        <table:table-row table:style-name="ro1">
          <table:table-cell table:formula="of:=[.A26]+330898638698.37" office:value-type="float" office:value="7957475917159.84" calcext:value-type="float">
            <text:p>7 957 475 917 159,84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7] / [.$B27])/[$Shared.$B$15]" office:value-type="float" office:value="1.15228665610928" calcext:value-type="float">
            <text:p>1,15228665610928</text:p>
          </table:table-cell>
          <table:table-cell table:formula="of:=SQRT([$Shared.$B$4] * [.$A27] / [.$C27])/[$Shared.$B$15]" office:value-type="float" office:value="0.728770070144898" calcext:value-type="float">
            <text:p>0,728770070144898</text:p>
          </table:table-cell>
          <table:table-cell table:number-columns-repeated="6"/>
        </table:table-row>
        <table:table-row table:style-name="ro1">
          <table:table-cell table:formula="of:=[.A27]+330898638698.37" office:value-type="float" office:value="8288374555858.21" calcext:value-type="float">
            <text:p>8 288 374 555 858,21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8] / [.$B28])/[$Shared.$B$15]" office:value-type="float" office:value="1.1760006196657" calcext:value-type="float">
            <text:p>1,1760006196657</text:p>
          </table:table-cell>
          <table:table-cell table:formula="of:=SQRT([$Shared.$B$4] * [.$A28] / [.$C28])/[$Shared.$B$15]" office:value-type="float" office:value="0.743768097582603" calcext:value-type="float">
            <text:p>0,743768097582603</text:p>
          </table:table-cell>
          <table:table-cell table:number-columns-repeated="6"/>
        </table:table-row>
        <table:table-row table:style-name="ro1">
          <table:table-cell table:formula="of:=[.A28]+330898638698.37" office:value-type="float" office:value="8619273194556.58" calcext:value-type="float">
            <text:p>8 619 273 194 556,58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29] / [.$B29])/[$Shared.$B$15]" office:value-type="float" office:value="1.19924575340533" calcext:value-type="float">
            <text:p>1,19924575340533</text:p>
          </table:table-cell>
          <table:table-cell table:formula="of:=SQRT([$Shared.$B$4] * [.$A29] / [.$C29])/[$Shared.$B$15]" office:value-type="float" office:value="0.758469611009096" calcext:value-type="float">
            <text:p>0,758469611009096</text:p>
          </table:table-cell>
          <table:table-cell table:number-columns-repeated="6"/>
        </table:table-row>
        <table:table-row table:style-name="ro1">
          <table:table-cell table:formula="of:=[.A29]+330898638698.37" office:value-type="float" office:value="8950171833254.95" calcext:value-type="float">
            <text:p>8 950 171 833 254,95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30] / [.$B30])/[$Shared.$B$15]" office:value-type="float" office:value="1.22204881108217" calcext:value-type="float">
            <text:p>1,22204881108217</text:p>
          </table:table-cell>
          <table:table-cell table:formula="of:=SQRT([$Shared.$B$4] * [.$A30] / [.$C30])/[$Shared.$B$15]" office:value-type="float" office:value="0.772891530984093" calcext:value-type="float">
            <text:p>0,772891530984093</text:p>
          </table:table-cell>
          <table:table-cell table:number-columns-repeated="6"/>
        </table:table-row>
        <table:table-row table:style-name="ro1">
          <table:table-cell table:formula="of:=[.A30]+330898638698.37" office:value-type="float" office:value="9281070471953.32" calcext:value-type="float">
            <text:p>9 281 070 471 953,32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31] / [.$B31])/[$Shared.$B$15]" office:value-type="float" office:value="1.24443409478925" calcext:value-type="float">
            <text:p>1,24443409478925</text:p>
          </table:table-cell>
          <table:table-cell table:formula="of:=SQRT([$Shared.$B$4] * [.$A31] / [.$C31])/[$Shared.$B$15]" office:value-type="float" office:value="0.787049227500784" calcext:value-type="float">
            <text:p>0,787049227500784</text:p>
          </table:table-cell>
          <table:table-cell table:number-columns-repeated="6"/>
        </table:table-row>
        <table:table-row table:style-name="ro1">
          <table:table-cell table:formula="of:=[.A31]+330898638698.37" office:value-type="float" office:value="9611969110651.69" calcext:value-type="float">
            <text:p>9 611 969 110 651,69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32] / [.$B32])/[$Shared.$B$15]" office:value-type="float" office:value="1.26642375841602" calcext:value-type="float">
            <text:p>1,26642375841602</text:p>
          </table:table-cell>
          <table:table-cell table:formula="of:=SQRT([$Shared.$B$4] * [.$A32] / [.$C32])/[$Shared.$B$15]" office:value-type="float" office:value="0.800956711909093" calcext:value-type="float">
            <text:p>0,800956711909093</text:p>
          </table:table-cell>
          <table:table-cell table:number-columns-repeated="6"/>
        </table:table-row>
        <table:table-row table:style-name="ro1">
          <table:table-cell table:formula="of:=[.A32]+330898638698.37" office:value-type="float" office:value="9942867749350.06" calcext:value-type="float">
            <text:p>9 942 867 749 350,06</text:p>
          </table:table-cell>
          <table:table-cell office:value-type="float" office:value="4000" calcext:value-type="float">
            <text:p>4 000</text:p>
          </table:table-cell>
          <table:table-cell office:value-type="float" office:value="10000" calcext:value-type="float">
            <text:p>10 000</text:p>
          </table:table-cell>
          <table:table-cell table:formula="of:=SQRT([$Shared.$B$4] * [.$A33] / [.$B33])/[$Shared.$B$15]" office:value-type="float" office:value="1.28803806445585" calcext:value-type="float">
            <text:p>1,28803806445585</text:p>
          </table:table-cell>
          <table:table-cell table:formula="of:=SQRT([$Shared.$B$4] * [.$A33] / [.$C33])/[$Shared.$B$15]" office:value-type="float" office:value="0.814626799335052" calcext:value-type="float">
            <text:p>0,814626799335052</text:p>
          </table:table-cell>
          <table:table-cell table:number-columns-repeated="6"/>
        </table:table-row>
      </table:table>
      <table:table table:name="Zones" table:style-name="ta1">
        <table:table-column table:style-name="co4" table:default-cell-style-name="ce59"/>
        <table:table-column table:style-name="co4" table:default-cell-style-name="ce63"/>
        <table:table-column table:style-name="co4" table:default-cell-style-name="ce14"/>
        <table:table-column table:style-name="co4" table:default-cell-style-name="ce71"/>
        <table:table-column table:style-name="co4" table:default-cell-style-name="ce21"/>
        <table:table-column table:style-name="co4" table:default-cell-style-name="ce25"/>
        <table:table-column table:style-name="co4" table:default-cell-style-name="ce83"/>
        <table:table-column table:style-name="co4" table:default-cell-style-name="ce32"/>
        <table:table-column table:style-name="co4" table:default-cell-style-name="ce36"/>
        <table:table-column table:style-name="co4" table:default-cell-style-name="ce94"/>
        <table:table-column table:style-name="co4" table:default-cell-style-name="ce43"/>
        <table:table-column table:style-name="co4" table:default-cell-style-name="ce47"/>
        <table:table-column table:style-name="co4" table:default-cell-style-name="ce105"/>
        <table:table-column table:style-name="co4" table:default-cell-style-name="ce5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table:style-name="ce57" office:value-type="string" calcext:value-type="string" table:number-columns-spanned="2" table:number-rows-spanned="1">
            <text:p>Star</text:p>
          </table:table-cell>
          <table:covered-table-cell table:style-name="ce61"/>
          <table:table-cell table:style-name="ce65" office:value-type="string" calcext:value-type="string" table:number-columns-spanned="3" table:number-rows-spanned="1">
            <text:p>Hot Zone</text:p>
          </table:table-cell>
          <table:covered-table-cell table:style-name="ce69"/>
          <table:covered-table-cell table:style-name="ce73"/>
          <table:table-cell table:style-name="ce77" office:value-type="string" calcext:value-type="string" table:number-columns-spanned="3" table:number-rows-spanned="1">
            <text:p>Eco Zone</text:p>
          </table:table-cell>
          <table:covered-table-cell table:style-name="ce81"/>
          <table:covered-table-cell table:style-name="ce73"/>
          <table:table-cell table:style-name="ce88" office:value-type="string" calcext:value-type="string" table:number-columns-spanned="3" table:number-rows-spanned="1">
            <text:p>Cold Zone</text:p>
          </table:table-cell>
          <table:covered-table-cell table:style-name="ce92"/>
          <table:covered-table-cell table:style-name="ce73"/>
          <table:table-cell table:style-name="ce99" office:value-type="string" calcext:value-type="string" table:number-columns-spanned="3" table:number-rows-spanned="1">
            <text:p>Outer Zone</text:p>
          </table:table-cell>
          <table:covered-table-cell table:style-name="ce103"/>
          <table:covered-table-cell table:style-name="ce73"/>
          <table:table-cell table:style-name="ce127" office:value-type="string" calcext:value-type="string">
            <text:p>Eco Zone Factor</text:p>
          </table:table-cell>
          <table:table-cell table:style-name="ce127" office:value-type="string" calcext:value-type="string">
            <text:p>Cold Zone End Factor</text:p>
          </table:table-cell>
          <table:table-cell table:style-name="ce127" office:value-type="string" calcext:value-type="string">
            <text:p>1AU in px</text:p>
          </table:table-cell>
        </table:table-row>
        <table:table-row table:style-name="ro1">
          <table:table-cell table:style-name="ce58" office:value-type="string" calcext:value-type="string">
            <text:p>Temperature</text:p>
          </table:table-cell>
          <table:table-cell table:style-name="ce62" office:value-type="string" calcext:value-type="string">
            <text:p>Radius</text:p>
          </table:table-cell>
          <table:table-cell table:style-name="ce66" office:value-type="string" calcext:value-type="string">
            <text:p>Start</text:p>
          </table:table-cell>
          <table:table-cell table:style-name="ce70" office:value-type="string" calcext:value-type="string">
            <text:p>End</text:p>
          </table:table-cell>
          <table:table-cell table:style-name="ce74" office:value-type="string" calcext:value-type="string">
            <text:p>Size</text:p>
          </table:table-cell>
          <table:table-cell table:style-name="ce78" office:value-type="string" calcext:value-type="string">
            <text:p>Start</text:p>
          </table:table-cell>
          <table:table-cell table:style-name="ce82" office:value-type="string" calcext:value-type="string">
            <text:p>End</text:p>
          </table:table-cell>
          <table:table-cell table:style-name="ce85" office:value-type="string" calcext:value-type="string">
            <text:p>Size</text:p>
          </table:table-cell>
          <table:table-cell table:style-name="ce89" office:value-type="string" calcext:value-type="string">
            <text:p>Start</text:p>
          </table:table-cell>
          <table:table-cell table:style-name="ce93" office:value-type="string" calcext:value-type="string">
            <text:p>End</text:p>
          </table:table-cell>
          <table:table-cell table:style-name="ce96" office:value-type="string" calcext:value-type="string">
            <text:p>Size</text:p>
          </table:table-cell>
          <table:table-cell table:style-name="ce100" office:value-type="string" calcext:value-type="string">
            <text:p>Start</text:p>
          </table:table-cell>
          <table:table-cell table:style-name="ce104" office:value-type="string" calcext:value-type="string">
            <text:p>End</text:p>
          </table:table-cell>
          <table:table-cell table:style-name="ce107" office:value-type="string" calcext:value-type="string">
            <text:p>Size</text:p>
          </table:table-cell>
          <table:table-cell table:style-name="ce127" table:formula="of:=[$Shared.$B$5]" office:value-type="float" office:value="4.55" calcext:value-type="float">
            <text:p>4,55</text:p>
          </table:table-cell>
          <table:table-cell table:style-name="ce127" table:formula="of:=[$Shared.$B$6]" office:value-type="float" office:value="81.8" calcext:value-type="float">
            <text:p>81,8</text:p>
          </table:table-cell>
          <table:table-cell table:style-name="ce129" table:formula="of:=[$Shared.B3]" office:value-type="float" office:value="15000" calcext:value-type="float">
            <text:p>15 000</text:p>
          </table:table-cell>
        </table:table-row>
        <table:table-row table:style-name="ro1">
          <table:table-cell office:value-type="float" office:value="2400" calcext:value-type="float">
            <text:p>2 400</text:p>
          </table:table-cell>
          <table:table-cell office:value-type="float" office:value="175" calcext:value-type="float">
            <text:p>175</text:p>
          </table:table-cell>
          <table:table-cell table:formula="of:=[.B3]+1" office:value-type="float" office:value="176" calcext:value-type="float">
            <text:p>176</text:p>
          </table:table-cell>
          <table:table-cell table:formula="of:=[.F3]-1" office:value-type="float" office:value="5634" calcext:value-type="float">
            <text:p>5 634</text:p>
          </table:table-cell>
          <table:table-cell table:formula="of:=[.D3]-[.C3]" office:value-type="float" office:value="5458" calcext:value-type="float">
            <text:p>5 458</text:p>
          </table:table-cell>
          <table:table-cell table:formula="of:=[.$O$2]*[.A3]-[.$O$2]*[.A3]/2+[.B3]" office:value-type="float" office:value="5635" calcext:value-type="float">
            <text:p>5 635</text:p>
          </table:table-cell>
          <table:table-cell table:formula="of:=[.$O$2]*[.A3]+[.$O$2]*[.A3]/2+[.B3]" office:value-type="float" office:value="16555" calcext:value-type="float">
            <text:p>16 555</text:p>
          </table:table-cell>
          <table:table-cell table:formula="of:=[.G3]-[.F3]" office:value-type="float" office:value="10920" calcext:value-type="float">
            <text:p>10 920</text:p>
          </table:table-cell>
          <table:table-cell table:formula="of:=[.G3]+1" office:value-type="float" office:value="16556" calcext:value-type="float">
            <text:p>16 556</text:p>
          </table:table-cell>
          <table:table-cell table:formula="of:=[.$P$2]*[.A3]+[.B3]" office:value-type="float" office:value="196495" calcext:value-type="float">
            <text:p>196 495</text:p>
          </table:table-cell>
          <table:table-cell table:formula="of:=[.J3]-[.I3]" office:value-type="float" office:value="179939" calcext:value-type="float">
            <text:p>179 939</text:p>
          </table:table-cell>
          <table:table-cell table:formula="of:=[.J3]+1" office:value-type="float" office:value="196496" calcext:value-type="float">
            <text:p>196 496</text:p>
          </table:table-cell>
          <table:table-cell table:formula="of:=[.L3]+[$Shared.$B$7]" office:value-type="float" office:value="496496" calcext:value-type="float">
            <text:p>496 496</text:p>
          </table:table-cell>
          <table:table-cell table:formula="of:=[.M3]-[.L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 100</text:p>
          </table:table-cell>
          <table:table-cell office:value-type="float" office:value="219" calcext:value-type="float">
            <text:p>219</text:p>
          </table:table-cell>
          <table:table-cell table:formula="of:=[.B4]+1" office:value-type="float" office:value="220" calcext:value-type="float">
            <text:p>220</text:p>
          </table:table-cell>
          <table:table-cell table:formula="of:=[.F4]-1" office:value-type="float" office:value="7270.5" calcext:value-type="float">
            <text:p>7 271</text:p>
          </table:table-cell>
          <table:table-cell table:formula="of:=[.D4]-[.C4]" office:value-type="float" office:value="7050.5" calcext:value-type="float">
            <text:p>7 051</text:p>
          </table:table-cell>
          <table:table-cell table:formula="of:=[.$O$2]*[.A4]-[.$O$2]*[.A4]/2+[.B4]" office:value-type="float" office:value="7271.5" calcext:value-type="float">
            <text:p>7 272</text:p>
          </table:table-cell>
          <table:table-cell table:formula="of:=[.$O$2]*[.A4]+[.$O$2]*[.A4]/2+[.B4]" office:value-type="float" office:value="21376.5" calcext:value-type="float">
            <text:p>21 377</text:p>
          </table:table-cell>
          <table:table-cell table:formula="of:=[.G4]-[.F4]" office:value-type="float" office:value="14105" calcext:value-type="float">
            <text:p>14 105</text:p>
          </table:table-cell>
          <table:table-cell table:formula="of:=[.G4]+1" office:value-type="float" office:value="21377.5" calcext:value-type="float">
            <text:p>21 378</text:p>
          </table:table-cell>
          <table:table-cell table:formula="of:=[.$P$2]*[.A4]+[.B4]" office:value-type="float" office:value="253799" calcext:value-type="float">
            <text:p>253 799</text:p>
          </table:table-cell>
          <table:table-cell table:formula="of:=[.J4]-[.I4]" office:value-type="float" office:value="232421.5" calcext:value-type="float">
            <text:p>232 422</text:p>
          </table:table-cell>
          <table:table-cell table:formula="of:=[.J4]+1" office:value-type="float" office:value="253800" calcext:value-type="float">
            <text:p>253 800</text:p>
          </table:table-cell>
          <table:table-cell table:formula="of:=[.L4]+[$Shared.$B$7]" office:value-type="float" office:value="553800" calcext:value-type="float">
            <text:p>553 800</text:p>
          </table:table-cell>
          <table:table-cell table:formula="of:=[.M4]-[.L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 800</text:p>
          </table:table-cell>
          <table:table-cell office:value-type="float" office:value="500" calcext:value-type="float">
            <text:p>500</text:p>
          </table:table-cell>
          <table:table-cell table:formula="of:=[.B5]+1" office:value-type="float" office:value="501" calcext:value-type="float">
            <text:p>501</text:p>
          </table:table-cell>
          <table:table-cell table:formula="of:=[.F5]-1" office:value-type="float" office:value="9144" calcext:value-type="float">
            <text:p>9 144</text:p>
          </table:table-cell>
          <table:table-cell table:formula="of:=[.D5]-[.C5]" office:value-type="float" office:value="8643" calcext:value-type="float">
            <text:p>8 643</text:p>
          </table:table-cell>
          <table:table-cell table:formula="of:=[.$O$2]*[.A5]-[.$O$2]*[.A5]/2+[.B5]" office:value-type="float" office:value="9145" calcext:value-type="float">
            <text:p>9 145</text:p>
          </table:table-cell>
          <table:table-cell table:formula="of:=[.$O$2]*[.A5]+[.$O$2]*[.A5]/2+[.B5]" office:value-type="float" office:value="26435" calcext:value-type="float">
            <text:p>26 435</text:p>
          </table:table-cell>
          <table:table-cell table:formula="of:=[.G5]-[.F5]" office:value-type="float" office:value="17290" calcext:value-type="float">
            <text:p>17 290</text:p>
          </table:table-cell>
          <table:table-cell table:formula="of:=[.G5]+1" office:value-type="float" office:value="26436" calcext:value-type="float">
            <text:p>26 436</text:p>
          </table:table-cell>
          <table:table-cell table:formula="of:=[.$P$2]*[.A5]+[.B5]" office:value-type="float" office:value="311340" calcext:value-type="float">
            <text:p>311 340</text:p>
          </table:table-cell>
          <table:table-cell table:formula="of:=[.J5]-[.I5]" office:value-type="float" office:value="284904" calcext:value-type="float">
            <text:p>284 904</text:p>
          </table:table-cell>
          <table:table-cell table:formula="of:=[.J5]+1" office:value-type="float" office:value="311341" calcext:value-type="float">
            <text:p>311 341</text:p>
          </table:table-cell>
          <table:table-cell table:formula="of:=[.L5]+[$Shared.$B$7]" office:value-type="float" office:value="611341" calcext:value-type="float">
            <text:p>611 341</text:p>
          </table:table-cell>
          <table:table-cell table:formula="of:=[.M5]-[.L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 500</text:p>
          </table:table-cell>
          <table:table-cell office:value-type="float" office:value="500" calcext:value-type="float">
            <text:p>500</text:p>
          </table:table-cell>
          <table:table-cell table:formula="of:=[.B6]+1" office:value-type="float" office:value="501" calcext:value-type="float">
            <text:p>501</text:p>
          </table:table-cell>
          <table:table-cell table:formula="of:=[.F6]-1" office:value-type="float" office:value="10736.5" calcext:value-type="float">
            <text:p>10 737</text:p>
          </table:table-cell>
          <table:table-cell table:formula="of:=[.D6]-[.C6]" office:value-type="float" office:value="10235.5" calcext:value-type="float">
            <text:p>10 236</text:p>
          </table:table-cell>
          <table:table-cell table:formula="of:=[.$O$2]*[.A6]-[.$O$2]*[.A6]/2+[.B6]" office:value-type="float" office:value="10737.5" calcext:value-type="float">
            <text:p>10 738</text:p>
          </table:table-cell>
          <table:table-cell table:formula="of:=[.$O$2]*[.A6]+[.$O$2]*[.A6]/2+[.B6]" office:value-type="float" office:value="31212.5" calcext:value-type="float">
            <text:p>31 213</text:p>
          </table:table-cell>
          <table:table-cell table:formula="of:=[.G6]-[.F6]" office:value-type="float" office:value="20475" calcext:value-type="float">
            <text:p>20 475</text:p>
          </table:table-cell>
          <table:table-cell table:formula="of:=[.G6]+1" office:value-type="float" office:value="31213.5" calcext:value-type="float">
            <text:p>31 214</text:p>
          </table:table-cell>
          <table:table-cell table:formula="of:=[.$P$2]*[.A6]+[.B6]" office:value-type="float" office:value="368600" calcext:value-type="float">
            <text:p>368 600</text:p>
          </table:table-cell>
          <table:table-cell table:formula="of:=[.J6]-[.I6]" office:value-type="float" office:value="337386.5" calcext:value-type="float">
            <text:p>337 387</text:p>
          </table:table-cell>
          <table:table-cell table:formula="of:=[.J6]+1" office:value-type="float" office:value="368601" calcext:value-type="float">
            <text:p>368 601</text:p>
          </table:table-cell>
          <table:table-cell table:formula="of:=[.L6]+[$Shared.$B$7]" office:value-type="float" office:value="668601" calcext:value-type="float">
            <text:p>668 601</text:p>
          </table:table-cell>
          <table:table-cell table:formula="of:=[.M6]-[.L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 200</text:p>
          </table:table-cell>
          <table:table-cell office:value-type="float" office:value="500" calcext:value-type="float">
            <text:p>500</text:p>
          </table:table-cell>
          <table:table-cell table:formula="of:=[.B7]+1" office:value-type="float" office:value="501" calcext:value-type="float">
            <text:p>501</text:p>
          </table:table-cell>
          <table:table-cell table:formula="of:=[.F7]-1" office:value-type="float" office:value="12329" calcext:value-type="float">
            <text:p>12 329</text:p>
          </table:table-cell>
          <table:table-cell table:formula="of:=[.D7]-[.C7]" office:value-type="float" office:value="11828" calcext:value-type="float">
            <text:p>11 828</text:p>
          </table:table-cell>
          <table:table-cell table:formula="of:=[.$O$2]*[.A7]-[.$O$2]*[.A7]/2+[.B7]" office:value-type="float" office:value="12330" calcext:value-type="float">
            <text:p>12 330</text:p>
          </table:table-cell>
          <table:table-cell table:formula="of:=[.$O$2]*[.A7]+[.$O$2]*[.A7]/2+[.B7]" office:value-type="float" office:value="35990" calcext:value-type="float">
            <text:p>35 990</text:p>
          </table:table-cell>
          <table:table-cell table:formula="of:=[.G7]-[.F7]" office:value-type="float" office:value="23660" calcext:value-type="float">
            <text:p>23 660</text:p>
          </table:table-cell>
          <table:table-cell table:formula="of:=[.G7]+1" office:value-type="float" office:value="35991" calcext:value-type="float">
            <text:p>35 991</text:p>
          </table:table-cell>
          <table:table-cell table:formula="of:=[.$P$2]*[.A7]+[.B7]" office:value-type="float" office:value="425860" calcext:value-type="float">
            <text:p>425 860</text:p>
          </table:table-cell>
          <table:table-cell table:formula="of:=[.J7]-[.I7]" office:value-type="float" office:value="389869" calcext:value-type="float">
            <text:p>389 869</text:p>
          </table:table-cell>
          <table:table-cell table:formula="of:=[.J7]+1" office:value-type="float" office:value="425861" calcext:value-type="float">
            <text:p>425 861</text:p>
          </table:table-cell>
          <table:table-cell table:formula="of:=[.L7]+[$Shared.$B$7]" office:value-type="float" office:value="725861" calcext:value-type="float">
            <text:p>725 861</text:p>
          </table:table-cell>
          <table:table-cell table:formula="of:=[.M7]-[.L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table:style-name="ce8" office:value-type="float" office:value="5500" calcext:value-type="float">
            <text:p>5 500</text:p>
          </table:table-cell>
          <table:table-cell table:style-name="ce13" office:value-type="float" office:value="310" calcext:value-type="float">
            <text:p>310</text:p>
          </table:table-cell>
          <table:table-cell table:style-name="ce20" table:formula="of:=[.B8]+1" office:value-type="float" office:value="311" calcext:value-type="float">
            <text:p>311</text:p>
          </table:table-cell>
          <table:table-cell table:style-name="ce29" table:formula="of:=[.F8]-1" office:value-type="float" office:value="12821.5" calcext:value-type="float">
            <text:p>12 822</text:p>
          </table:table-cell>
          <table:table-cell table:style-name="ce38" table:formula="of:=[.D8]-[.C8]" office:value-type="float" office:value="12510.5" calcext:value-type="float">
            <text:p>12 511</text:p>
          </table:table-cell>
          <table:table-cell table:style-name="ce45" table:formula="of:=[.$O$2]*[.A8]-[.$O$2]*[.A8]/2+[.B8]" office:value-type="float" office:value="12822.5" calcext:value-type="float">
            <text:p>12 823</text:p>
          </table:table-cell>
          <table:table-cell table:style-name="ce52" table:formula="of:=[.$O$2]*[.A8]+[.$O$2]*[.A8]/2+[.B8]" office:value-type="float" office:value="37847.5" calcext:value-type="float">
            <text:p>37 848</text:p>
          </table:table-cell>
          <table:table-cell table:style-name="ce75" table:formula="of:=[.G8]-[.F8]" office:value-type="float" office:value="25025" calcext:value-type="float">
            <text:p>25 025</text:p>
          </table:table-cell>
          <table:table-cell table:style-name="ce87" table:formula="of:=[.G8]+1" office:value-type="float" office:value="37848.5" calcext:value-type="float">
            <text:p>37 849</text:p>
          </table:table-cell>
          <table:table-cell table:style-name="ce101" table:formula="of:=[.$P$2]*[.A8]+[.B8]" office:value-type="float" office:value="450210" calcext:value-type="float">
            <text:p>450 210</text:p>
          </table:table-cell>
          <table:table-cell table:style-name="ce110" table:formula="of:=[.J8]-[.I8]" office:value-type="float" office:value="412361.5" calcext:value-type="float">
            <text:p>412 362</text:p>
          </table:table-cell>
          <table:table-cell table:style-name="ce116" table:formula="of:=[.J8]+1" office:value-type="float" office:value="450211" calcext:value-type="float">
            <text:p>450 211</text:p>
          </table:table-cell>
          <table:table-cell table:style-name="ce121" table:formula="of:=[.L8]+[$Shared.$B$7]" office:value-type="float" office:value="750211" calcext:value-type="float">
            <text:p>750 211</text:p>
          </table:table-cell>
          <table:table-cell table:style-name="ce125" table:formula="of:=[.M8]-[.L8]" office:value-type="float" office:value="300000" calcext:value-type="float">
            <text:p>300 000</text:p>
          </table:table-cell>
          <table:table-cell table:style-name="ce127" office:value-type="string" calcext:value-type="string">
            <text:p>Our Sun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 900</text:p>
          </table:table-cell>
          <table:table-cell office:value-type="float" office:value="500" calcext:value-type="float">
            <text:p>500</text:p>
          </table:table-cell>
          <table:table-cell table:formula="of:=[.B9]+1" office:value-type="float" office:value="501" calcext:value-type="float">
            <text:p>501</text:p>
          </table:table-cell>
          <table:table-cell table:formula="of:=[.F9]-1" office:value-type="float" office:value="13921.5" calcext:value-type="float">
            <text:p>13 922</text:p>
          </table:table-cell>
          <table:table-cell table:formula="of:=[.D9]-[.C9]" office:value-type="float" office:value="13420.5" calcext:value-type="float">
            <text:p>13 421</text:p>
          </table:table-cell>
          <table:table-cell table:formula="of:=[.$O$2]*[.A9]-[.$O$2]*[.A9]/2+[.B9]" office:value-type="float" office:value="13922.5" calcext:value-type="float">
            <text:p>13 923</text:p>
          </table:table-cell>
          <table:table-cell table:formula="of:=[.$O$2]*[.A9]+[.$O$2]*[.A9]/2+[.B9]" office:value-type="float" office:value="40767.5" calcext:value-type="float">
            <text:p>40 768</text:p>
          </table:table-cell>
          <table:table-cell table:formula="of:=[.G9]-[.F9]" office:value-type="float" office:value="26845" calcext:value-type="float">
            <text:p>26 845</text:p>
          </table:table-cell>
          <table:table-cell table:formula="of:=[.G9]+1" office:value-type="float" office:value="40768.5" calcext:value-type="float">
            <text:p>40 769</text:p>
          </table:table-cell>
          <table:table-cell table:formula="of:=[.$P$2]*[.A9]+[.B9]" office:value-type="float" office:value="483120" calcext:value-type="float">
            <text:p>483 120</text:p>
          </table:table-cell>
          <table:table-cell table:formula="of:=[.J9]-[.I9]" office:value-type="float" office:value="442351.5" calcext:value-type="float">
            <text:p>442 352</text:p>
          </table:table-cell>
          <table:table-cell table:formula="of:=[.J9]+1" office:value-type="float" office:value="483121" calcext:value-type="float">
            <text:p>483 121</text:p>
          </table:table-cell>
          <table:table-cell table:formula="of:=[.L9]+[$Shared.$B$7]" office:value-type="float" office:value="783121" calcext:value-type="float">
            <text:p>783 121</text:p>
          </table:table-cell>
          <table:table-cell table:formula="of:=[.M9]-[.L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 600</text:p>
          </table:table-cell>
          <table:table-cell office:value-type="float" office:value="500" calcext:value-type="float">
            <text:p>500</text:p>
          </table:table-cell>
          <table:table-cell table:formula="of:=[.B10]+1" office:value-type="float" office:value="501" calcext:value-type="float">
            <text:p>501</text:p>
          </table:table-cell>
          <table:table-cell table:formula="of:=[.F10]-1" office:value-type="float" office:value="15514" calcext:value-type="float">
            <text:p>15 514</text:p>
          </table:table-cell>
          <table:table-cell table:formula="of:=[.D10]-[.C10]" office:value-type="float" office:value="15013" calcext:value-type="float">
            <text:p>15 013</text:p>
          </table:table-cell>
          <table:table-cell table:formula="of:=[.$O$2]*[.A10]-[.$O$2]*[.A10]/2+[.B10]" office:value-type="float" office:value="15515" calcext:value-type="float">
            <text:p>15 515</text:p>
          </table:table-cell>
          <table:table-cell table:formula="of:=[.$O$2]*[.A10]+[.$O$2]*[.A10]/2+[.B10]" office:value-type="float" office:value="45545" calcext:value-type="float">
            <text:p>45 545</text:p>
          </table:table-cell>
          <table:table-cell table:formula="of:=[.G10]-[.F10]" office:value-type="float" office:value="30030" calcext:value-type="float">
            <text:p>30 030</text:p>
          </table:table-cell>
          <table:table-cell table:formula="of:=[.G10]+1" office:value-type="float" office:value="45546" calcext:value-type="float">
            <text:p>45 546</text:p>
          </table:table-cell>
          <table:table-cell table:formula="of:=[.$P$2]*[.A10]+[.B10]" office:value-type="float" office:value="540380" calcext:value-type="float">
            <text:p>540 380</text:p>
          </table:table-cell>
          <table:table-cell table:formula="of:=[.J10]-[.I10]" office:value-type="float" office:value="494834" calcext:value-type="float">
            <text:p>494 834</text:p>
          </table:table-cell>
          <table:table-cell table:formula="of:=[.J10]+1" office:value-type="float" office:value="540381" calcext:value-type="float">
            <text:p>540 381</text:p>
          </table:table-cell>
          <table:table-cell table:formula="of:=[.L10]+[$Shared.$B$7]" office:value-type="float" office:value="840381" calcext:value-type="float">
            <text:p>840 381</text:p>
          </table:table-cell>
          <table:table-cell table:formula="of:=[.M10]-[.L1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 300</text:p>
          </table:table-cell>
          <table:table-cell office:value-type="float" office:value="500" calcext:value-type="float">
            <text:p>500</text:p>
          </table:table-cell>
          <table:table-cell table:formula="of:=[.B11]+1" office:value-type="float" office:value="501" calcext:value-type="float">
            <text:p>501</text:p>
          </table:table-cell>
          <table:table-cell table:formula="of:=[.F11]-1" office:value-type="float" office:value="17106.5" calcext:value-type="float">
            <text:p>17 107</text:p>
          </table:table-cell>
          <table:table-cell table:formula="of:=[.D11]-[.C11]" office:value-type="float" office:value="16605.5" calcext:value-type="float">
            <text:p>16 606</text:p>
          </table:table-cell>
          <table:table-cell table:formula="of:=[.$O$2]*[.A11]-[.$O$2]*[.A11]/2+[.B11]" office:value-type="float" office:value="17107.5" calcext:value-type="float">
            <text:p>17 108</text:p>
          </table:table-cell>
          <table:table-cell table:formula="of:=[.$O$2]*[.A11]+[.$O$2]*[.A11]/2+[.B11]" office:value-type="float" office:value="50322.5" calcext:value-type="float">
            <text:p>50 323</text:p>
          </table:table-cell>
          <table:table-cell table:formula="of:=[.G11]-[.F11]" office:value-type="float" office:value="33215" calcext:value-type="float">
            <text:p>33 215</text:p>
          </table:table-cell>
          <table:table-cell table:formula="of:=[.G11]+1" office:value-type="float" office:value="50323.5" calcext:value-type="float">
            <text:p>50 324</text:p>
          </table:table-cell>
          <table:table-cell table:formula="of:=[.$P$2]*[.A11]+[.B11]" office:value-type="float" office:value="597640" calcext:value-type="float">
            <text:p>597 640</text:p>
          </table:table-cell>
          <table:table-cell table:formula="of:=[.J11]-[.I11]" office:value-type="float" office:value="547316.5" calcext:value-type="float">
            <text:p>547 317</text:p>
          </table:table-cell>
          <table:table-cell table:formula="of:=[.J11]+1" office:value-type="float" office:value="597641" calcext:value-type="float">
            <text:p>597 641</text:p>
          </table:table-cell>
          <table:table-cell table:formula="of:=[.L11]+[$Shared.$B$7]" office:value-type="float" office:value="897641" calcext:value-type="float">
            <text:p>897 641</text:p>
          </table:table-cell>
          <table:table-cell table:formula="of:=[.M11]-[.L1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 000</text:p>
          </table:table-cell>
          <table:table-cell office:value-type="float" office:value="500" calcext:value-type="float">
            <text:p>500</text:p>
          </table:table-cell>
          <table:table-cell table:formula="of:=[.B12]+1" office:value-type="float" office:value="501" calcext:value-type="float">
            <text:p>501</text:p>
          </table:table-cell>
          <table:table-cell table:formula="of:=[.F12]-1" office:value-type="float" office:value="18699" calcext:value-type="float">
            <text:p>18 699</text:p>
          </table:table-cell>
          <table:table-cell table:formula="of:=[.D12]-[.C12]" office:value-type="float" office:value="18198" calcext:value-type="float">
            <text:p>18 198</text:p>
          </table:table-cell>
          <table:table-cell table:formula="of:=[.$O$2]*[.A12]-[.$O$2]*[.A12]/2+[.B12]" office:value-type="float" office:value="18700" calcext:value-type="float">
            <text:p>18 700</text:p>
          </table:table-cell>
          <table:table-cell table:formula="of:=[.$O$2]*[.A12]+[.$O$2]*[.A12]/2+[.B12]" office:value-type="float" office:value="55100" calcext:value-type="float">
            <text:p>55 100</text:p>
          </table:table-cell>
          <table:table-cell table:formula="of:=[.G12]-[.F12]" office:value-type="float" office:value="36400" calcext:value-type="float">
            <text:p>36 400</text:p>
          </table:table-cell>
          <table:table-cell table:formula="of:=[.G12]+1" office:value-type="float" office:value="55101" calcext:value-type="float">
            <text:p>55 101</text:p>
          </table:table-cell>
          <table:table-cell table:formula="of:=[.$P$2]*[.A12]+[.B12]" office:value-type="float" office:value="654900" calcext:value-type="float">
            <text:p>654 900</text:p>
          </table:table-cell>
          <table:table-cell table:formula="of:=[.J12]-[.I12]" office:value-type="float" office:value="599799" calcext:value-type="float">
            <text:p>599 799</text:p>
          </table:table-cell>
          <table:table-cell table:formula="of:=[.J12]+1" office:value-type="float" office:value="654901" calcext:value-type="float">
            <text:p>654 901</text:p>
          </table:table-cell>
          <table:table-cell table:formula="of:=[.L12]+[$Shared.$B$7]" office:value-type="float" office:value="954901" calcext:value-type="float">
            <text:p>954 901</text:p>
          </table:table-cell>
          <table:table-cell table:formula="of:=[.M12]-[.L1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 700</text:p>
          </table:table-cell>
          <table:table-cell office:value-type="float" office:value="500" calcext:value-type="float">
            <text:p>500</text:p>
          </table:table-cell>
          <table:table-cell table:formula="of:=[.B13]+1" office:value-type="float" office:value="501" calcext:value-type="float">
            <text:p>501</text:p>
          </table:table-cell>
          <table:table-cell table:formula="of:=[.F13]-1" office:value-type="float" office:value="20291.5" calcext:value-type="float">
            <text:p>20 292</text:p>
          </table:table-cell>
          <table:table-cell table:formula="of:=[.D13]-[.C13]" office:value-type="float" office:value="19790.5" calcext:value-type="float">
            <text:p>19 791</text:p>
          </table:table-cell>
          <table:table-cell table:formula="of:=[.$O$2]*[.A13]-[.$O$2]*[.A13]/2+[.B13]" office:value-type="float" office:value="20292.5" calcext:value-type="float">
            <text:p>20 293</text:p>
          </table:table-cell>
          <table:table-cell table:formula="of:=[.$O$2]*[.A13]+[.$O$2]*[.A13]/2+[.B13]" office:value-type="float" office:value="59877.5" calcext:value-type="float">
            <text:p>59 878</text:p>
          </table:table-cell>
          <table:table-cell table:formula="of:=[.G13]-[.F13]" office:value-type="float" office:value="39585" calcext:value-type="float">
            <text:p>39 585</text:p>
          </table:table-cell>
          <table:table-cell table:formula="of:=[.G13]+1" office:value-type="float" office:value="59878.5" calcext:value-type="float">
            <text:p>59 879</text:p>
          </table:table-cell>
          <table:table-cell table:formula="of:=[.$P$2]*[.A13]+[.B13]" office:value-type="float" office:value="712160" calcext:value-type="float">
            <text:p>712 160</text:p>
          </table:table-cell>
          <table:table-cell table:formula="of:=[.J13]-[.I13]" office:value-type="float" office:value="652281.5" calcext:value-type="float">
            <text:p>652 282</text:p>
          </table:table-cell>
          <table:table-cell table:formula="of:=[.J13]+1" office:value-type="float" office:value="712161" calcext:value-type="float">
            <text:p>712 161</text:p>
          </table:table-cell>
          <table:table-cell table:formula="of:=[.L13]+[$Shared.$B$7]" office:value-type="float" office:value="1012161" calcext:value-type="float">
            <text:p>1 012 161</text:p>
          </table:table-cell>
          <table:table-cell table:formula="of:=[.M13]-[.L1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 400</text:p>
          </table:table-cell>
          <table:table-cell office:value-type="float" office:value="500" calcext:value-type="float">
            <text:p>500</text:p>
          </table:table-cell>
          <table:table-cell table:formula="of:=[.B14]+1" office:value-type="float" office:value="501" calcext:value-type="float">
            <text:p>501</text:p>
          </table:table-cell>
          <table:table-cell table:formula="of:=[.F14]-1" office:value-type="float" office:value="21884" calcext:value-type="float">
            <text:p>21 884</text:p>
          </table:table-cell>
          <table:table-cell table:formula="of:=[.D14]-[.C14]" office:value-type="float" office:value="21383" calcext:value-type="float">
            <text:p>21 383</text:p>
          </table:table-cell>
          <table:table-cell table:formula="of:=[.$O$2]*[.A14]-[.$O$2]*[.A14]/2+[.B14]" office:value-type="float" office:value="21885" calcext:value-type="float">
            <text:p>21 885</text:p>
          </table:table-cell>
          <table:table-cell table:formula="of:=[.$O$2]*[.A14]+[.$O$2]*[.A14]/2+[.B14]" office:value-type="float" office:value="64655" calcext:value-type="float">
            <text:p>64 655</text:p>
          </table:table-cell>
          <table:table-cell table:formula="of:=[.G14]-[.F14]" office:value-type="float" office:value="42770" calcext:value-type="float">
            <text:p>42 770</text:p>
          </table:table-cell>
          <table:table-cell table:formula="of:=[.G14]+1" office:value-type="float" office:value="64656" calcext:value-type="float">
            <text:p>64 656</text:p>
          </table:table-cell>
          <table:table-cell table:formula="of:=[.$P$2]*[.A14]+[.B14]" office:value-type="float" office:value="769420" calcext:value-type="float">
            <text:p>769 420</text:p>
          </table:table-cell>
          <table:table-cell table:formula="of:=[.J14]-[.I14]" office:value-type="float" office:value="704764" calcext:value-type="float">
            <text:p>704 764</text:p>
          </table:table-cell>
          <table:table-cell table:formula="of:=[.J14]+1" office:value-type="float" office:value="769421" calcext:value-type="float">
            <text:p>769 421</text:p>
          </table:table-cell>
          <table:table-cell table:formula="of:=[.L14]+[$Shared.$B$7]" office:value-type="float" office:value="1069421" calcext:value-type="float">
            <text:p>1 069 421</text:p>
          </table:table-cell>
          <table:table-cell table:formula="of:=[.M14]-[.L1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 100</text:p>
          </table:table-cell>
          <table:table-cell office:value-type="float" office:value="500" calcext:value-type="float">
            <text:p>500</text:p>
          </table:table-cell>
          <table:table-cell table:formula="of:=[.B15]+1" office:value-type="float" office:value="501" calcext:value-type="float">
            <text:p>501</text:p>
          </table:table-cell>
          <table:table-cell table:formula="of:=[.F15]-1" office:value-type="float" office:value="23476.5" calcext:value-type="float">
            <text:p>23 477</text:p>
          </table:table-cell>
          <table:table-cell table:formula="of:=[.D15]-[.C15]" office:value-type="float" office:value="22975.5" calcext:value-type="float">
            <text:p>22 976</text:p>
          </table:table-cell>
          <table:table-cell table:formula="of:=[.$O$2]*[.A15]-[.$O$2]*[.A15]/2+[.B15]" office:value-type="float" office:value="23477.5" calcext:value-type="float">
            <text:p>23 478</text:p>
          </table:table-cell>
          <table:table-cell table:formula="of:=[.$O$2]*[.A15]+[.$O$2]*[.A15]/2+[.B15]" office:value-type="float" office:value="69432.5" calcext:value-type="float">
            <text:p>69 433</text:p>
          </table:table-cell>
          <table:table-cell table:formula="of:=[.G15]-[.F15]" office:value-type="float" office:value="45955" calcext:value-type="float">
            <text:p>45 955</text:p>
          </table:table-cell>
          <table:table-cell table:formula="of:=[.G15]+1" office:value-type="float" office:value="69433.5" calcext:value-type="float">
            <text:p>69 434</text:p>
          </table:table-cell>
          <table:table-cell table:formula="of:=[.$P$2]*[.A15]+[.B15]" office:value-type="float" office:value="826680" calcext:value-type="float">
            <text:p>826 680</text:p>
          </table:table-cell>
          <table:table-cell table:formula="of:=[.J15]-[.I15]" office:value-type="float" office:value="757246.5" calcext:value-type="float">
            <text:p>757 247</text:p>
          </table:table-cell>
          <table:table-cell table:formula="of:=[.J15]+1" office:value-type="float" office:value="826681" calcext:value-type="float">
            <text:p>826 681</text:p>
          </table:table-cell>
          <table:table-cell table:formula="of:=[.L15]+[$Shared.$B$7]" office:value-type="float" office:value="1126681" calcext:value-type="float">
            <text:p>1 126 681</text:p>
          </table:table-cell>
          <table:table-cell table:formula="of:=[.M15]-[.L1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0800" calcext:value-type="float">
            <text:p>10 800</text:p>
          </table:table-cell>
          <table:table-cell office:value-type="float" office:value="500" calcext:value-type="float">
            <text:p>500</text:p>
          </table:table-cell>
          <table:table-cell table:formula="of:=[.B16]+1" office:value-type="float" office:value="501" calcext:value-type="float">
            <text:p>501</text:p>
          </table:table-cell>
          <table:table-cell table:formula="of:=[.F16]-1" office:value-type="float" office:value="25069" calcext:value-type="float">
            <text:p>25 069</text:p>
          </table:table-cell>
          <table:table-cell table:formula="of:=[.D16]-[.C16]" office:value-type="float" office:value="24568" calcext:value-type="float">
            <text:p>24 568</text:p>
          </table:table-cell>
          <table:table-cell table:formula="of:=[.$O$2]*[.A16]-[.$O$2]*[.A16]/2+[.B16]" office:value-type="float" office:value="25070" calcext:value-type="float">
            <text:p>25 070</text:p>
          </table:table-cell>
          <table:table-cell table:formula="of:=[.$O$2]*[.A16]+[.$O$2]*[.A16]/2+[.B16]" office:value-type="float" office:value="74210" calcext:value-type="float">
            <text:p>74 210</text:p>
          </table:table-cell>
          <table:table-cell table:formula="of:=[.G16]-[.F16]" office:value-type="float" office:value="49140" calcext:value-type="float">
            <text:p>49 140</text:p>
          </table:table-cell>
          <table:table-cell table:formula="of:=[.G16]+1" office:value-type="float" office:value="74211" calcext:value-type="float">
            <text:p>74 211</text:p>
          </table:table-cell>
          <table:table-cell table:formula="of:=[.$P$2]*[.A16]+[.B16]" office:value-type="float" office:value="883940" calcext:value-type="float">
            <text:p>883 940</text:p>
          </table:table-cell>
          <table:table-cell table:formula="of:=[.J16]-[.I16]" office:value-type="float" office:value="809729" calcext:value-type="float">
            <text:p>809 729</text:p>
          </table:table-cell>
          <table:table-cell table:formula="of:=[.J16]+1" office:value-type="float" office:value="883941" calcext:value-type="float">
            <text:p>883 941</text:p>
          </table:table-cell>
          <table:table-cell table:formula="of:=[.L16]+[$Shared.$B$7]" office:value-type="float" office:value="1183941" calcext:value-type="float">
            <text:p>1 183 941</text:p>
          </table:table-cell>
          <table:table-cell table:formula="of:=[.M16]-[.L1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 500</text:p>
          </table:table-cell>
          <table:table-cell office:value-type="float" office:value="500" calcext:value-type="float">
            <text:p>500</text:p>
          </table:table-cell>
          <table:table-cell table:formula="of:=[.B17]+1" office:value-type="float" office:value="501" calcext:value-type="float">
            <text:p>501</text:p>
          </table:table-cell>
          <table:table-cell table:formula="of:=[.F17]-1" office:value-type="float" office:value="26661.5" calcext:value-type="float">
            <text:p>26 662</text:p>
          </table:table-cell>
          <table:table-cell table:formula="of:=[.D17]-[.C17]" office:value-type="float" office:value="26160.5" calcext:value-type="float">
            <text:p>26 161</text:p>
          </table:table-cell>
          <table:table-cell table:formula="of:=[.$O$2]*[.A17]-[.$O$2]*[.A17]/2+[.B17]" office:value-type="float" office:value="26662.5" calcext:value-type="float">
            <text:p>26 663</text:p>
          </table:table-cell>
          <table:table-cell table:formula="of:=[.$O$2]*[.A17]+[.$O$2]*[.A17]/2+[.B17]" office:value-type="float" office:value="78987.5" calcext:value-type="float">
            <text:p>78 988</text:p>
          </table:table-cell>
          <table:table-cell table:formula="of:=[.G17]-[.F17]" office:value-type="float" office:value="52325" calcext:value-type="float">
            <text:p>52 325</text:p>
          </table:table-cell>
          <table:table-cell table:formula="of:=[.G17]+1" office:value-type="float" office:value="78988.5" calcext:value-type="float">
            <text:p>78 989</text:p>
          </table:table-cell>
          <table:table-cell table:formula="of:=[.$P$2]*[.A17]+[.B17]" office:value-type="float" office:value="941200" calcext:value-type="float">
            <text:p>941 200</text:p>
          </table:table-cell>
          <table:table-cell table:formula="of:=[.J17]-[.I17]" office:value-type="float" office:value="862211.5" calcext:value-type="float">
            <text:p>862 212</text:p>
          </table:table-cell>
          <table:table-cell table:formula="of:=[.J17]+1" office:value-type="float" office:value="941201" calcext:value-type="float">
            <text:p>941 201</text:p>
          </table:table-cell>
          <table:table-cell table:formula="of:=[.L17]+[$Shared.$B$7]" office:value-type="float" office:value="1241201" calcext:value-type="float">
            <text:p>1 241 201</text:p>
          </table:table-cell>
          <table:table-cell table:formula="of:=[.M17]-[.L17]" office:value-type="float" office:value="300000" calcext:value-type="float">
            <text:p>300 000</text:p>
          </table:table-cell>
          <table:table-cell/>
          <table:table-cell table:style-name="ce56"/>
          <table:table-cell/>
        </table:table-row>
        <table:table-row table:style-name="ro1">
          <table:table-cell office:value-type="float" office:value="12200" calcext:value-type="float">
            <text:p>12 200</text:p>
          </table:table-cell>
          <table:table-cell office:value-type="float" office:value="500" calcext:value-type="float">
            <text:p>500</text:p>
          </table:table-cell>
          <table:table-cell table:formula="of:=[.B18]+1" office:value-type="float" office:value="501" calcext:value-type="float">
            <text:p>501</text:p>
          </table:table-cell>
          <table:table-cell table:formula="of:=[.F18]-1" office:value-type="float" office:value="28254" calcext:value-type="float">
            <text:p>28 254</text:p>
          </table:table-cell>
          <table:table-cell table:formula="of:=[.D18]-[.C18]" office:value-type="float" office:value="27753" calcext:value-type="float">
            <text:p>27 753</text:p>
          </table:table-cell>
          <table:table-cell table:formula="of:=[.$O$2]*[.A18]-[.$O$2]*[.A18]/2+[.B18]" office:value-type="float" office:value="28255" calcext:value-type="float">
            <text:p>28 255</text:p>
          </table:table-cell>
          <table:table-cell table:formula="of:=[.$O$2]*[.A18]+[.$O$2]*[.A18]/2+[.B18]" office:value-type="float" office:value="83765" calcext:value-type="float">
            <text:p>83 765</text:p>
          </table:table-cell>
          <table:table-cell table:formula="of:=[.G18]-[.F18]" office:value-type="float" office:value="55510" calcext:value-type="float">
            <text:p>55 510</text:p>
          </table:table-cell>
          <table:table-cell table:formula="of:=[.G18]+1" office:value-type="float" office:value="83766" calcext:value-type="float">
            <text:p>83 766</text:p>
          </table:table-cell>
          <table:table-cell table:formula="of:=[.$P$2]*[.A18]+[.B18]" office:value-type="float" office:value="998460" calcext:value-type="float">
            <text:p>998 460</text:p>
          </table:table-cell>
          <table:table-cell table:formula="of:=[.J18]-[.I18]" office:value-type="float" office:value="914694" calcext:value-type="float">
            <text:p>914 694</text:p>
          </table:table-cell>
          <table:table-cell table:formula="of:=[.J18]+1" office:value-type="float" office:value="998461" calcext:value-type="float">
            <text:p>998 461</text:p>
          </table:table-cell>
          <table:table-cell table:formula="of:=[.L18]+[$Shared.$B$7]" office:value-type="float" office:value="1298461" calcext:value-type="float">
            <text:p>1 298 461</text:p>
          </table:table-cell>
          <table:table-cell table:formula="of:=[.M18]-[.L1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2900" calcext:value-type="float">
            <text:p>12 900</text:p>
          </table:table-cell>
          <table:table-cell office:value-type="float" office:value="500" calcext:value-type="float">
            <text:p>500</text:p>
          </table:table-cell>
          <table:table-cell table:formula="of:=[.B19]+1" office:value-type="float" office:value="501" calcext:value-type="float">
            <text:p>501</text:p>
          </table:table-cell>
          <table:table-cell table:formula="of:=[.F19]-1" office:value-type="float" office:value="29846.5" calcext:value-type="float">
            <text:p>29 847</text:p>
          </table:table-cell>
          <table:table-cell table:formula="of:=[.D19]-[.C19]" office:value-type="float" office:value="29345.5" calcext:value-type="float">
            <text:p>29 346</text:p>
          </table:table-cell>
          <table:table-cell table:formula="of:=[.$O$2]*[.A19]-[.$O$2]*[.A19]/2+[.B19]" office:value-type="float" office:value="29847.5" calcext:value-type="float">
            <text:p>29 848</text:p>
          </table:table-cell>
          <table:table-cell table:formula="of:=[.$O$2]*[.A19]+[.$O$2]*[.A19]/2+[.B19]" office:value-type="float" office:value="88542.5" calcext:value-type="float">
            <text:p>88 543</text:p>
          </table:table-cell>
          <table:table-cell table:formula="of:=[.G19]-[.F19]" office:value-type="float" office:value="58695" calcext:value-type="float">
            <text:p>58 695</text:p>
          </table:table-cell>
          <table:table-cell table:formula="of:=[.G19]+1" office:value-type="float" office:value="88543.5" calcext:value-type="float">
            <text:p>88 544</text:p>
          </table:table-cell>
          <table:table-cell table:formula="of:=[.$P$2]*[.A19]+[.B19]" office:value-type="float" office:value="1055720" calcext:value-type="float">
            <text:p>1 055 720</text:p>
          </table:table-cell>
          <table:table-cell table:formula="of:=[.J19]-[.I19]" office:value-type="float" office:value="967176.5" calcext:value-type="float">
            <text:p>967 177</text:p>
          </table:table-cell>
          <table:table-cell table:formula="of:=[.J19]+1" office:value-type="float" office:value="1055721" calcext:value-type="float">
            <text:p>1 055 721</text:p>
          </table:table-cell>
          <table:table-cell table:formula="of:=[.L19]+[$Shared.$B$7]" office:value-type="float" office:value="1355721" calcext:value-type="float">
            <text:p>1 355 721</text:p>
          </table:table-cell>
          <table:table-cell table:formula="of:=[.M19]-[.L1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3600" calcext:value-type="float">
            <text:p>13 600</text:p>
          </table:table-cell>
          <table:table-cell office:value-type="float" office:value="500" calcext:value-type="float">
            <text:p>500</text:p>
          </table:table-cell>
          <table:table-cell table:formula="of:=[.B20]+1" office:value-type="float" office:value="501" calcext:value-type="float">
            <text:p>501</text:p>
          </table:table-cell>
          <table:table-cell table:formula="of:=[.F20]-1" office:value-type="float" office:value="31439" calcext:value-type="float">
            <text:p>31 439</text:p>
          </table:table-cell>
          <table:table-cell table:formula="of:=[.D20]-[.C20]" office:value-type="float" office:value="30938" calcext:value-type="float">
            <text:p>30 938</text:p>
          </table:table-cell>
          <table:table-cell table:formula="of:=[.$O$2]*[.A20]-[.$O$2]*[.A20]/2+[.B20]" office:value-type="float" office:value="31440" calcext:value-type="float">
            <text:p>31 440</text:p>
          </table:table-cell>
          <table:table-cell table:formula="of:=[.$O$2]*[.A20]+[.$O$2]*[.A20]/2+[.B20]" office:value-type="float" office:value="93320" calcext:value-type="float">
            <text:p>93 320</text:p>
          </table:table-cell>
          <table:table-cell table:formula="of:=[.G20]-[.F20]" office:value-type="float" office:value="61880" calcext:value-type="float">
            <text:p>61 880</text:p>
          </table:table-cell>
          <table:table-cell table:formula="of:=[.G20]+1" office:value-type="float" office:value="93321" calcext:value-type="float">
            <text:p>93 321</text:p>
          </table:table-cell>
          <table:table-cell table:formula="of:=[.$P$2]*[.A20]+[.B20]" office:value-type="float" office:value="1112980" calcext:value-type="float">
            <text:p>1 112 980</text:p>
          </table:table-cell>
          <table:table-cell table:formula="of:=[.J20]-[.I20]" office:value-type="float" office:value="1019659" calcext:value-type="float">
            <text:p>1 019 659</text:p>
          </table:table-cell>
          <table:table-cell table:formula="of:=[.J20]+1" office:value-type="float" office:value="1112981" calcext:value-type="float">
            <text:p>1 112 981</text:p>
          </table:table-cell>
          <table:table-cell table:formula="of:=[.L20]+[$Shared.$B$7]" office:value-type="float" office:value="1412981" calcext:value-type="float">
            <text:p>1 412 981</text:p>
          </table:table-cell>
          <table:table-cell table:formula="of:=[.M20]-[.L2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4300" calcext:value-type="float">
            <text:p>14 300</text:p>
          </table:table-cell>
          <table:table-cell office:value-type="float" office:value="500" calcext:value-type="float">
            <text:p>500</text:p>
          </table:table-cell>
          <table:table-cell table:formula="of:=[.B21]+1" office:value-type="float" office:value="501" calcext:value-type="float">
            <text:p>501</text:p>
          </table:table-cell>
          <table:table-cell table:formula="of:=[.F21]-1" office:value-type="float" office:value="33031.5" calcext:value-type="float">
            <text:p>33 032</text:p>
          </table:table-cell>
          <table:table-cell table:formula="of:=[.D21]-[.C21]" office:value-type="float" office:value="32530.5" calcext:value-type="float">
            <text:p>32 531</text:p>
          </table:table-cell>
          <table:table-cell table:formula="of:=[.$O$2]*[.A21]-[.$O$2]*[.A21]/2+[.B21]" office:value-type="float" office:value="33032.5" calcext:value-type="float">
            <text:p>33 033</text:p>
          </table:table-cell>
          <table:table-cell table:formula="of:=[.$O$2]*[.A21]+[.$O$2]*[.A21]/2+[.B21]" office:value-type="float" office:value="98097.5" calcext:value-type="float">
            <text:p>98 098</text:p>
          </table:table-cell>
          <table:table-cell table:formula="of:=[.G21]-[.F21]" office:value-type="float" office:value="65065" calcext:value-type="float">
            <text:p>65 065</text:p>
          </table:table-cell>
          <table:table-cell table:formula="of:=[.G21]+1" office:value-type="float" office:value="98098.5" calcext:value-type="float">
            <text:p>98 099</text:p>
          </table:table-cell>
          <table:table-cell table:formula="of:=[.$P$2]*[.A21]+[.B21]" office:value-type="float" office:value="1170240" calcext:value-type="float">
            <text:p>1 170 240</text:p>
          </table:table-cell>
          <table:table-cell table:formula="of:=[.J21]-[.I21]" office:value-type="float" office:value="1072141.5" calcext:value-type="float">
            <text:p>1 072 142</text:p>
          </table:table-cell>
          <table:table-cell table:formula="of:=[.J21]+1" office:value-type="float" office:value="1170241" calcext:value-type="float">
            <text:p>1 170 241</text:p>
          </table:table-cell>
          <table:table-cell table:formula="of:=[.L21]+[$Shared.$B$7]" office:value-type="float" office:value="1470241" calcext:value-type="float">
            <text:p>1 470 241</text:p>
          </table:table-cell>
          <table:table-cell table:formula="of:=[.M21]-[.L2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 000</text:p>
          </table:table-cell>
          <table:table-cell office:value-type="float" office:value="500" calcext:value-type="float">
            <text:p>500</text:p>
          </table:table-cell>
          <table:table-cell table:formula="of:=[.B22]+1" office:value-type="float" office:value="501" calcext:value-type="float">
            <text:p>501</text:p>
          </table:table-cell>
          <table:table-cell table:formula="of:=[.F22]-1" office:value-type="float" office:value="34624" calcext:value-type="float">
            <text:p>34 624</text:p>
          </table:table-cell>
          <table:table-cell table:formula="of:=[.D22]-[.C22]" office:value-type="float" office:value="34123" calcext:value-type="float">
            <text:p>34 123</text:p>
          </table:table-cell>
          <table:table-cell table:formula="of:=[.$O$2]*[.A22]-[.$O$2]*[.A22]/2+[.B22]" office:value-type="float" office:value="34625" calcext:value-type="float">
            <text:p>34 625</text:p>
          </table:table-cell>
          <table:table-cell table:formula="of:=[.$O$2]*[.A22]+[.$O$2]*[.A22]/2+[.B22]" office:value-type="float" office:value="102875" calcext:value-type="float">
            <text:p>102 875</text:p>
          </table:table-cell>
          <table:table-cell table:formula="of:=[.G22]-[.F22]" office:value-type="float" office:value="68250" calcext:value-type="float">
            <text:p>68 250</text:p>
          </table:table-cell>
          <table:table-cell table:formula="of:=[.G22]+1" office:value-type="float" office:value="102876" calcext:value-type="float">
            <text:p>102 876</text:p>
          </table:table-cell>
          <table:table-cell table:formula="of:=[.$P$2]*[.A22]+[.B22]" office:value-type="float" office:value="1227500" calcext:value-type="float">
            <text:p>1 227 500</text:p>
          </table:table-cell>
          <table:table-cell table:formula="of:=[.J22]-[.I22]" office:value-type="float" office:value="1124624" calcext:value-type="float">
            <text:p>1 124 624</text:p>
          </table:table-cell>
          <table:table-cell table:formula="of:=[.J22]+1" office:value-type="float" office:value="1227501" calcext:value-type="float">
            <text:p>1 227 501</text:p>
          </table:table-cell>
          <table:table-cell table:formula="of:=[.L22]+[$Shared.$B$7]" office:value-type="float" office:value="1527501" calcext:value-type="float">
            <text:p>1 527 501</text:p>
          </table:table-cell>
          <table:table-cell table:formula="of:=[.M22]-[.L2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5700" calcext:value-type="float">
            <text:p>15 700</text:p>
          </table:table-cell>
          <table:table-cell office:value-type="float" office:value="500" calcext:value-type="float">
            <text:p>500</text:p>
          </table:table-cell>
          <table:table-cell table:formula="of:=[.B23]+1" office:value-type="float" office:value="501" calcext:value-type="float">
            <text:p>501</text:p>
          </table:table-cell>
          <table:table-cell table:formula="of:=[.F23]-1" office:value-type="float" office:value="36216.5" calcext:value-type="float">
            <text:p>36 217</text:p>
          </table:table-cell>
          <table:table-cell table:formula="of:=[.D23]-[.C23]" office:value-type="float" office:value="35715.5" calcext:value-type="float">
            <text:p>35 716</text:p>
          </table:table-cell>
          <table:table-cell table:formula="of:=[.$O$2]*[.A23]-[.$O$2]*[.A23]/2+[.B23]" office:value-type="float" office:value="36217.5" calcext:value-type="float">
            <text:p>36 218</text:p>
          </table:table-cell>
          <table:table-cell table:formula="of:=[.$O$2]*[.A23]+[.$O$2]*[.A23]/2+[.B23]" office:value-type="float" office:value="107652.5" calcext:value-type="float">
            <text:p>107 653</text:p>
          </table:table-cell>
          <table:table-cell table:formula="of:=[.G23]-[.F23]" office:value-type="float" office:value="71435" calcext:value-type="float">
            <text:p>71 435</text:p>
          </table:table-cell>
          <table:table-cell table:formula="of:=[.G23]+1" office:value-type="float" office:value="107653.5" calcext:value-type="float">
            <text:p>107 654</text:p>
          </table:table-cell>
          <table:table-cell table:formula="of:=[.$P$2]*[.A23]+[.B23]" office:value-type="float" office:value="1284760" calcext:value-type="float">
            <text:p>1 284 760</text:p>
          </table:table-cell>
          <table:table-cell table:formula="of:=[.J23]-[.I23]" office:value-type="float" office:value="1177106.5" calcext:value-type="float">
            <text:p>1 177 107</text:p>
          </table:table-cell>
          <table:table-cell table:formula="of:=[.J23]+1" office:value-type="float" office:value="1284761" calcext:value-type="float">
            <text:p>1 284 761</text:p>
          </table:table-cell>
          <table:table-cell table:formula="of:=[.L23]+[$Shared.$B$7]" office:value-type="float" office:value="1584761" calcext:value-type="float">
            <text:p>1 584 761</text:p>
          </table:table-cell>
          <table:table-cell table:formula="of:=[.M23]-[.L2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6400" calcext:value-type="float">
            <text:p>16 400</text:p>
          </table:table-cell>
          <table:table-cell office:value-type="float" office:value="500" calcext:value-type="float">
            <text:p>500</text:p>
          </table:table-cell>
          <table:table-cell table:formula="of:=[.B24]+1" office:value-type="float" office:value="501" calcext:value-type="float">
            <text:p>501</text:p>
          </table:table-cell>
          <table:table-cell table:formula="of:=[.F24]-1" office:value-type="float" office:value="37809" calcext:value-type="float">
            <text:p>37 809</text:p>
          </table:table-cell>
          <table:table-cell table:formula="of:=[.D24]-[.C24]" office:value-type="float" office:value="37308" calcext:value-type="float">
            <text:p>37 308</text:p>
          </table:table-cell>
          <table:table-cell table:formula="of:=[.$O$2]*[.A24]-[.$O$2]*[.A24]/2+[.B24]" office:value-type="float" office:value="37810" calcext:value-type="float">
            <text:p>37 810</text:p>
          </table:table-cell>
          <table:table-cell table:formula="of:=[.$O$2]*[.A24]+[.$O$2]*[.A24]/2+[.B24]" office:value-type="float" office:value="112430" calcext:value-type="float">
            <text:p>112 430</text:p>
          </table:table-cell>
          <table:table-cell table:formula="of:=[.G24]-[.F24]" office:value-type="float" office:value="74620" calcext:value-type="float">
            <text:p>74 620</text:p>
          </table:table-cell>
          <table:table-cell table:formula="of:=[.G24]+1" office:value-type="float" office:value="112431" calcext:value-type="float">
            <text:p>112 431</text:p>
          </table:table-cell>
          <table:table-cell table:formula="of:=[.$P$2]*[.A24]+[.B24]" office:value-type="float" office:value="1342020" calcext:value-type="float">
            <text:p>1 342 020</text:p>
          </table:table-cell>
          <table:table-cell table:formula="of:=[.J24]-[.I24]" office:value-type="float" office:value="1229589" calcext:value-type="float">
            <text:p>1 229 589</text:p>
          </table:table-cell>
          <table:table-cell table:formula="of:=[.J24]+1" office:value-type="float" office:value="1342021" calcext:value-type="float">
            <text:p>1 342 021</text:p>
          </table:table-cell>
          <table:table-cell table:formula="of:=[.L24]+[$Shared.$B$7]" office:value-type="float" office:value="1642021" calcext:value-type="float">
            <text:p>1 642 021</text:p>
          </table:table-cell>
          <table:table-cell table:formula="of:=[.M24]-[.L2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7100" calcext:value-type="float">
            <text:p>17 100</text:p>
          </table:table-cell>
          <table:table-cell office:value-type="float" office:value="500" calcext:value-type="float">
            <text:p>500</text:p>
          </table:table-cell>
          <table:table-cell table:formula="of:=[.B25]+1" office:value-type="float" office:value="501" calcext:value-type="float">
            <text:p>501</text:p>
          </table:table-cell>
          <table:table-cell table:formula="of:=[.F25]-1" office:value-type="float" office:value="39401.5" calcext:value-type="float">
            <text:p>39 402</text:p>
          </table:table-cell>
          <table:table-cell table:formula="of:=[.D25]-[.C25]" office:value-type="float" office:value="38900.5" calcext:value-type="float">
            <text:p>38 901</text:p>
          </table:table-cell>
          <table:table-cell table:formula="of:=[.$O$2]*[.A25]-[.$O$2]*[.A25]/2+[.B25]" office:value-type="float" office:value="39402.5" calcext:value-type="float">
            <text:p>39 403</text:p>
          </table:table-cell>
          <table:table-cell table:formula="of:=[.$O$2]*[.A25]+[.$O$2]*[.A25]/2+[.B25]" office:value-type="float" office:value="117207.5" calcext:value-type="float">
            <text:p>117 208</text:p>
          </table:table-cell>
          <table:table-cell table:formula="of:=[.G25]-[.F25]" office:value-type="float" office:value="77805" calcext:value-type="float">
            <text:p>77 805</text:p>
          </table:table-cell>
          <table:table-cell table:formula="of:=[.G25]+1" office:value-type="float" office:value="117208.5" calcext:value-type="float">
            <text:p>117 209</text:p>
          </table:table-cell>
          <table:table-cell table:formula="of:=[.$P$2]*[.A25]+[.B25]" office:value-type="float" office:value="1399280" calcext:value-type="float">
            <text:p>1 399 280</text:p>
          </table:table-cell>
          <table:table-cell table:formula="of:=[.J25]-[.I25]" office:value-type="float" office:value="1282071.5" calcext:value-type="float">
            <text:p>1 282 072</text:p>
          </table:table-cell>
          <table:table-cell table:formula="of:=[.J25]+1" office:value-type="float" office:value="1399281" calcext:value-type="float">
            <text:p>1 399 281</text:p>
          </table:table-cell>
          <table:table-cell table:formula="of:=[.L25]+[$Shared.$B$7]" office:value-type="float" office:value="1699281" calcext:value-type="float">
            <text:p>1 699 281</text:p>
          </table:table-cell>
          <table:table-cell table:formula="of:=[.M25]-[.L2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7800" calcext:value-type="float">
            <text:p>17 800</text:p>
          </table:table-cell>
          <table:table-cell office:value-type="float" office:value="500" calcext:value-type="float">
            <text:p>500</text:p>
          </table:table-cell>
          <table:table-cell table:formula="of:=[.B26]+1" office:value-type="float" office:value="501" calcext:value-type="float">
            <text:p>501</text:p>
          </table:table-cell>
          <table:table-cell table:formula="of:=[.F26]-1" office:value-type="float" office:value="40994" calcext:value-type="float">
            <text:p>40 994</text:p>
          </table:table-cell>
          <table:table-cell table:formula="of:=[.D26]-[.C26]" office:value-type="float" office:value="40493" calcext:value-type="float">
            <text:p>40 493</text:p>
          </table:table-cell>
          <table:table-cell table:formula="of:=[.$O$2]*[.A26]-[.$O$2]*[.A26]/2+[.B26]" office:value-type="float" office:value="40995" calcext:value-type="float">
            <text:p>40 995</text:p>
          </table:table-cell>
          <table:table-cell table:formula="of:=[.$O$2]*[.A26]+[.$O$2]*[.A26]/2+[.B26]" office:value-type="float" office:value="121985" calcext:value-type="float">
            <text:p>121 985</text:p>
          </table:table-cell>
          <table:table-cell table:formula="of:=[.G26]-[.F26]" office:value-type="float" office:value="80990" calcext:value-type="float">
            <text:p>80 990</text:p>
          </table:table-cell>
          <table:table-cell table:formula="of:=[.G26]+1" office:value-type="float" office:value="121986" calcext:value-type="float">
            <text:p>121 986</text:p>
          </table:table-cell>
          <table:table-cell table:formula="of:=[.$P$2]*[.A26]+[.B26]" office:value-type="float" office:value="1456540" calcext:value-type="float">
            <text:p>1 456 540</text:p>
          </table:table-cell>
          <table:table-cell table:formula="of:=[.J26]-[.I26]" office:value-type="float" office:value="1334554" calcext:value-type="float">
            <text:p>1 334 554</text:p>
          </table:table-cell>
          <table:table-cell table:formula="of:=[.J26]+1" office:value-type="float" office:value="1456541" calcext:value-type="float">
            <text:p>1 456 541</text:p>
          </table:table-cell>
          <table:table-cell table:formula="of:=[.L26]+[$Shared.$B$7]" office:value-type="float" office:value="1756541" calcext:value-type="float">
            <text:p>1 756 541</text:p>
          </table:table-cell>
          <table:table-cell table:formula="of:=[.M26]-[.L2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8500" calcext:value-type="float">
            <text:p>18 500</text:p>
          </table:table-cell>
          <table:table-cell office:value-type="float" office:value="500" calcext:value-type="float">
            <text:p>500</text:p>
          </table:table-cell>
          <table:table-cell table:formula="of:=[.B27]+1" office:value-type="float" office:value="501" calcext:value-type="float">
            <text:p>501</text:p>
          </table:table-cell>
          <table:table-cell table:formula="of:=[.F27]-1" office:value-type="float" office:value="42586.5" calcext:value-type="float">
            <text:p>42 587</text:p>
          </table:table-cell>
          <table:table-cell table:formula="of:=[.D27]-[.C27]" office:value-type="float" office:value="42085.5" calcext:value-type="float">
            <text:p>42 086</text:p>
          </table:table-cell>
          <table:table-cell table:formula="of:=[.$O$2]*[.A27]-[.$O$2]*[.A27]/2+[.B27]" office:value-type="float" office:value="42587.5" calcext:value-type="float">
            <text:p>42 588</text:p>
          </table:table-cell>
          <table:table-cell table:formula="of:=[.$O$2]*[.A27]+[.$O$2]*[.A27]/2+[.B27]" office:value-type="float" office:value="126762.5" calcext:value-type="float">
            <text:p>126 763</text:p>
          </table:table-cell>
          <table:table-cell table:formula="of:=[.G27]-[.F27]" office:value-type="float" office:value="84175" calcext:value-type="float">
            <text:p>84 175</text:p>
          </table:table-cell>
          <table:table-cell table:formula="of:=[.G27]+1" office:value-type="float" office:value="126763.5" calcext:value-type="float">
            <text:p>126 764</text:p>
          </table:table-cell>
          <table:table-cell table:formula="of:=[.$P$2]*[.A27]+[.B27]" office:value-type="float" office:value="1513800" calcext:value-type="float">
            <text:p>1 513 800</text:p>
          </table:table-cell>
          <table:table-cell table:formula="of:=[.J27]-[.I27]" office:value-type="float" office:value="1387036.5" calcext:value-type="float">
            <text:p>1 387 037</text:p>
          </table:table-cell>
          <table:table-cell table:formula="of:=[.J27]+1" office:value-type="float" office:value="1513801" calcext:value-type="float">
            <text:p>1 513 801</text:p>
          </table:table-cell>
          <table:table-cell table:formula="of:=[.L27]+[$Shared.$B$7]" office:value-type="float" office:value="1813801" calcext:value-type="float">
            <text:p>1 813 801</text:p>
          </table:table-cell>
          <table:table-cell table:formula="of:=[.M27]-[.L2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9200" calcext:value-type="float">
            <text:p>19 200</text:p>
          </table:table-cell>
          <table:table-cell office:value-type="float" office:value="500" calcext:value-type="float">
            <text:p>500</text:p>
          </table:table-cell>
          <table:table-cell table:formula="of:=[.B28]+1" office:value-type="float" office:value="501" calcext:value-type="float">
            <text:p>501</text:p>
          </table:table-cell>
          <table:table-cell table:formula="of:=[.F28]-1" office:value-type="float" office:value="44179" calcext:value-type="float">
            <text:p>44 179</text:p>
          </table:table-cell>
          <table:table-cell table:formula="of:=[.D28]-[.C28]" office:value-type="float" office:value="43678" calcext:value-type="float">
            <text:p>43 678</text:p>
          </table:table-cell>
          <table:table-cell table:formula="of:=[.$O$2]*[.A28]-[.$O$2]*[.A28]/2+[.B28]" office:value-type="float" office:value="44180" calcext:value-type="float">
            <text:p>44 180</text:p>
          </table:table-cell>
          <table:table-cell table:formula="of:=[.$O$2]*[.A28]+[.$O$2]*[.A28]/2+[.B28]" office:value-type="float" office:value="131540" calcext:value-type="float">
            <text:p>131 540</text:p>
          </table:table-cell>
          <table:table-cell table:formula="of:=[.G28]-[.F28]" office:value-type="float" office:value="87360" calcext:value-type="float">
            <text:p>87 360</text:p>
          </table:table-cell>
          <table:table-cell table:formula="of:=[.G28]+1" office:value-type="float" office:value="131541" calcext:value-type="float">
            <text:p>131 541</text:p>
          </table:table-cell>
          <table:table-cell table:formula="of:=[.$P$2]*[.A28]+[.B28]" office:value-type="float" office:value="1571060" calcext:value-type="float">
            <text:p>1 571 060</text:p>
          </table:table-cell>
          <table:table-cell table:formula="of:=[.J28]-[.I28]" office:value-type="float" office:value="1439519" calcext:value-type="float">
            <text:p>1 439 519</text:p>
          </table:table-cell>
          <table:table-cell table:formula="of:=[.J28]+1" office:value-type="float" office:value="1571061" calcext:value-type="float">
            <text:p>1 571 061</text:p>
          </table:table-cell>
          <table:table-cell table:formula="of:=[.L28]+[$Shared.$B$7]" office:value-type="float" office:value="1871061" calcext:value-type="float">
            <text:p>1 871 061</text:p>
          </table:table-cell>
          <table:table-cell table:formula="of:=[.M28]-[.L2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19900" calcext:value-type="float">
            <text:p>19 900</text:p>
          </table:table-cell>
          <table:table-cell office:value-type="float" office:value="500" calcext:value-type="float">
            <text:p>500</text:p>
          </table:table-cell>
          <table:table-cell table:formula="of:=[.B29]+1" office:value-type="float" office:value="501" calcext:value-type="float">
            <text:p>501</text:p>
          </table:table-cell>
          <table:table-cell table:formula="of:=[.F29]-1" office:value-type="float" office:value="45771.5" calcext:value-type="float">
            <text:p>45 772</text:p>
          </table:table-cell>
          <table:table-cell table:formula="of:=[.D29]-[.C29]" office:value-type="float" office:value="45270.5" calcext:value-type="float">
            <text:p>45 271</text:p>
          </table:table-cell>
          <table:table-cell table:formula="of:=[.$O$2]*[.A29]-[.$O$2]*[.A29]/2+[.B29]" office:value-type="float" office:value="45772.5" calcext:value-type="float">
            <text:p>45 773</text:p>
          </table:table-cell>
          <table:table-cell table:formula="of:=[.$O$2]*[.A29]+[.$O$2]*[.A29]/2+[.B29]" office:value-type="float" office:value="136317.5" calcext:value-type="float">
            <text:p>136 318</text:p>
          </table:table-cell>
          <table:table-cell table:formula="of:=[.G29]-[.F29]" office:value-type="float" office:value="90545" calcext:value-type="float">
            <text:p>90 545</text:p>
          </table:table-cell>
          <table:table-cell table:formula="of:=[.G29]+1" office:value-type="float" office:value="136318.5" calcext:value-type="float">
            <text:p>136 319</text:p>
          </table:table-cell>
          <table:table-cell table:formula="of:=[.$P$2]*[.A29]+[.B29]" office:value-type="float" office:value="1628320" calcext:value-type="float">
            <text:p>1 628 320</text:p>
          </table:table-cell>
          <table:table-cell table:formula="of:=[.J29]-[.I29]" office:value-type="float" office:value="1492001.5" calcext:value-type="float">
            <text:p>1 492 002</text:p>
          </table:table-cell>
          <table:table-cell table:formula="of:=[.J29]+1" office:value-type="float" office:value="1628321" calcext:value-type="float">
            <text:p>1 628 321</text:p>
          </table:table-cell>
          <table:table-cell table:formula="of:=[.L29]+[$Shared.$B$7]" office:value-type="float" office:value="1928321" calcext:value-type="float">
            <text:p>1 928 321</text:p>
          </table:table-cell>
          <table:table-cell table:formula="of:=[.M29]-[.L2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0600" calcext:value-type="float">
            <text:p>20 600</text:p>
          </table:table-cell>
          <table:table-cell office:value-type="float" office:value="500" calcext:value-type="float">
            <text:p>500</text:p>
          </table:table-cell>
          <table:table-cell table:formula="of:=[.B30]+1" office:value-type="float" office:value="501" calcext:value-type="float">
            <text:p>501</text:p>
          </table:table-cell>
          <table:table-cell table:formula="of:=[.F30]-1" office:value-type="float" office:value="47364" calcext:value-type="float">
            <text:p>47 364</text:p>
          </table:table-cell>
          <table:table-cell table:formula="of:=[.D30]-[.C30]" office:value-type="float" office:value="46863" calcext:value-type="float">
            <text:p>46 863</text:p>
          </table:table-cell>
          <table:table-cell table:formula="of:=[.$O$2]*[.A30]-[.$O$2]*[.A30]/2+[.B30]" office:value-type="float" office:value="47365" calcext:value-type="float">
            <text:p>47 365</text:p>
          </table:table-cell>
          <table:table-cell table:formula="of:=[.$O$2]*[.A30]+[.$O$2]*[.A30]/2+[.B30]" office:value-type="float" office:value="141095" calcext:value-type="float">
            <text:p>141 095</text:p>
          </table:table-cell>
          <table:table-cell table:formula="of:=[.G30]-[.F30]" office:value-type="float" office:value="93730" calcext:value-type="float">
            <text:p>93 730</text:p>
          </table:table-cell>
          <table:table-cell table:formula="of:=[.G30]+1" office:value-type="float" office:value="141096" calcext:value-type="float">
            <text:p>141 096</text:p>
          </table:table-cell>
          <table:table-cell table:formula="of:=[.$P$2]*[.A30]+[.B30]" office:value-type="float" office:value="1685580" calcext:value-type="float">
            <text:p>1 685 580</text:p>
          </table:table-cell>
          <table:table-cell table:formula="of:=[.J30]-[.I30]" office:value-type="float" office:value="1544484" calcext:value-type="float">
            <text:p>1 544 484</text:p>
          </table:table-cell>
          <table:table-cell table:formula="of:=[.J30]+1" office:value-type="float" office:value="1685581" calcext:value-type="float">
            <text:p>1 685 581</text:p>
          </table:table-cell>
          <table:table-cell table:formula="of:=[.L30]+[$Shared.$B$7]" office:value-type="float" office:value="1985581" calcext:value-type="float">
            <text:p>1 985 581</text:p>
          </table:table-cell>
          <table:table-cell table:formula="of:=[.M30]-[.L3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1300" calcext:value-type="float">
            <text:p>21 300</text:p>
          </table:table-cell>
          <table:table-cell office:value-type="float" office:value="500" calcext:value-type="float">
            <text:p>500</text:p>
          </table:table-cell>
          <table:table-cell table:formula="of:=[.B31]+1" office:value-type="float" office:value="501" calcext:value-type="float">
            <text:p>501</text:p>
          </table:table-cell>
          <table:table-cell table:formula="of:=[.F31]-1" office:value-type="float" office:value="48956.5" calcext:value-type="float">
            <text:p>48 957</text:p>
          </table:table-cell>
          <table:table-cell table:formula="of:=[.D31]-[.C31]" office:value-type="float" office:value="48455.5" calcext:value-type="float">
            <text:p>48 456</text:p>
          </table:table-cell>
          <table:table-cell table:formula="of:=[.$O$2]*[.A31]-[.$O$2]*[.A31]/2+[.B31]" office:value-type="float" office:value="48957.5" calcext:value-type="float">
            <text:p>48 958</text:p>
          </table:table-cell>
          <table:table-cell table:formula="of:=[.$O$2]*[.A31]+[.$O$2]*[.A31]/2+[.B31]" office:value-type="float" office:value="145872.5" calcext:value-type="float">
            <text:p>145 873</text:p>
          </table:table-cell>
          <table:table-cell table:formula="of:=[.G31]-[.F31]" office:value-type="float" office:value="96915" calcext:value-type="float">
            <text:p>96 915</text:p>
          </table:table-cell>
          <table:table-cell table:formula="of:=[.G31]+1" office:value-type="float" office:value="145873.5" calcext:value-type="float">
            <text:p>145 874</text:p>
          </table:table-cell>
          <table:table-cell table:formula="of:=[.$P$2]*[.A31]+[.B31]" office:value-type="float" office:value="1742840" calcext:value-type="float">
            <text:p>1 742 840</text:p>
          </table:table-cell>
          <table:table-cell table:formula="of:=[.J31]-[.I31]" office:value-type="float" office:value="1596966.5" calcext:value-type="float">
            <text:p>1 596 967</text:p>
          </table:table-cell>
          <table:table-cell table:formula="of:=[.J31]+1" office:value-type="float" office:value="1742841" calcext:value-type="float">
            <text:p>1 742 841</text:p>
          </table:table-cell>
          <table:table-cell table:formula="of:=[.L31]+[$Shared.$B$7]" office:value-type="float" office:value="2042841" calcext:value-type="float">
            <text:p>2 042 841</text:p>
          </table:table-cell>
          <table:table-cell table:formula="of:=[.M31]-[.L3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 000</text:p>
          </table:table-cell>
          <table:table-cell office:value-type="float" office:value="500" calcext:value-type="float">
            <text:p>500</text:p>
          </table:table-cell>
          <table:table-cell table:formula="of:=[.B32]+1" office:value-type="float" office:value="501" calcext:value-type="float">
            <text:p>501</text:p>
          </table:table-cell>
          <table:table-cell table:formula="of:=[.F32]-1" office:value-type="float" office:value="50549" calcext:value-type="float">
            <text:p>50 549</text:p>
          </table:table-cell>
          <table:table-cell table:formula="of:=[.D32]-[.C32]" office:value-type="float" office:value="50048" calcext:value-type="float">
            <text:p>50 048</text:p>
          </table:table-cell>
          <table:table-cell table:formula="of:=[.$O$2]*[.A32]-[.$O$2]*[.A32]/2+[.B32]" office:value-type="float" office:value="50550" calcext:value-type="float">
            <text:p>50 550</text:p>
          </table:table-cell>
          <table:table-cell table:formula="of:=[.$O$2]*[.A32]+[.$O$2]*[.A32]/2+[.B32]" office:value-type="float" office:value="150650" calcext:value-type="float">
            <text:p>150 650</text:p>
          </table:table-cell>
          <table:table-cell table:formula="of:=[.G32]-[.F32]" office:value-type="float" office:value="100100" calcext:value-type="float">
            <text:p>100 100</text:p>
          </table:table-cell>
          <table:table-cell table:formula="of:=[.G32]+1" office:value-type="float" office:value="150651" calcext:value-type="float">
            <text:p>150 651</text:p>
          </table:table-cell>
          <table:table-cell table:formula="of:=[.$P$2]*[.A32]+[.B32]" office:value-type="float" office:value="1800100" calcext:value-type="float">
            <text:p>1 800 100</text:p>
          </table:table-cell>
          <table:table-cell table:formula="of:=[.J32]-[.I32]" office:value-type="float" office:value="1649449" calcext:value-type="float">
            <text:p>1 649 449</text:p>
          </table:table-cell>
          <table:table-cell table:formula="of:=[.J32]+1" office:value-type="float" office:value="1800101" calcext:value-type="float">
            <text:p>1 800 101</text:p>
          </table:table-cell>
          <table:table-cell table:formula="of:=[.L32]+[$Shared.$B$7]" office:value-type="float" office:value="2100101" calcext:value-type="float">
            <text:p>2 100 101</text:p>
          </table:table-cell>
          <table:table-cell table:formula="of:=[.M32]-[.L3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2700" calcext:value-type="float">
            <text:p>22 700</text:p>
          </table:table-cell>
          <table:table-cell office:value-type="float" office:value="500" calcext:value-type="float">
            <text:p>500</text:p>
          </table:table-cell>
          <table:table-cell table:formula="of:=[.B33]+1" office:value-type="float" office:value="501" calcext:value-type="float">
            <text:p>501</text:p>
          </table:table-cell>
          <table:table-cell table:formula="of:=[.F33]-1" office:value-type="float" office:value="52141.5" calcext:value-type="float">
            <text:p>52 142</text:p>
          </table:table-cell>
          <table:table-cell table:formula="of:=[.D33]-[.C33]" office:value-type="float" office:value="51640.5" calcext:value-type="float">
            <text:p>51 641</text:p>
          </table:table-cell>
          <table:table-cell table:formula="of:=[.$O$2]*[.A33]-[.$O$2]*[.A33]/2+[.B33]" office:value-type="float" office:value="52142.5" calcext:value-type="float">
            <text:p>52 143</text:p>
          </table:table-cell>
          <table:table-cell table:formula="of:=[.$O$2]*[.A33]+[.$O$2]*[.A33]/2+[.B33]" office:value-type="float" office:value="155427.5" calcext:value-type="float">
            <text:p>155 428</text:p>
          </table:table-cell>
          <table:table-cell table:formula="of:=[.G33]-[.F33]" office:value-type="float" office:value="103285" calcext:value-type="float">
            <text:p>103 285</text:p>
          </table:table-cell>
          <table:table-cell table:formula="of:=[.G33]+1" office:value-type="float" office:value="155428.5" calcext:value-type="float">
            <text:p>155 429</text:p>
          </table:table-cell>
          <table:table-cell table:formula="of:=[.$P$2]*[.A33]+[.B33]" office:value-type="float" office:value="1857360" calcext:value-type="float">
            <text:p>1 857 360</text:p>
          </table:table-cell>
          <table:table-cell table:formula="of:=[.J33]-[.I33]" office:value-type="float" office:value="1701931.5" calcext:value-type="float">
            <text:p>1 701 932</text:p>
          </table:table-cell>
          <table:table-cell table:formula="of:=[.J33]+1" office:value-type="float" office:value="1857361" calcext:value-type="float">
            <text:p>1 857 361</text:p>
          </table:table-cell>
          <table:table-cell table:formula="of:=[.L33]+[$Shared.$B$7]" office:value-type="float" office:value="2157361" calcext:value-type="float">
            <text:p>2 157 361</text:p>
          </table:table-cell>
          <table:table-cell table:formula="of:=[.M33]-[.L3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3400" calcext:value-type="float">
            <text:p>23 400</text:p>
          </table:table-cell>
          <table:table-cell office:value-type="float" office:value="500" calcext:value-type="float">
            <text:p>500</text:p>
          </table:table-cell>
          <table:table-cell table:formula="of:=[.B34]+1" office:value-type="float" office:value="501" calcext:value-type="float">
            <text:p>501</text:p>
          </table:table-cell>
          <table:table-cell table:formula="of:=[.F34]-1" office:value-type="float" office:value="53734" calcext:value-type="float">
            <text:p>53 734</text:p>
          </table:table-cell>
          <table:table-cell table:formula="of:=[.D34]-[.C34]" office:value-type="float" office:value="53233" calcext:value-type="float">
            <text:p>53 233</text:p>
          </table:table-cell>
          <table:table-cell table:formula="of:=[.$O$2]*[.A34]-[.$O$2]*[.A34]/2+[.B34]" office:value-type="float" office:value="53735" calcext:value-type="float">
            <text:p>53 735</text:p>
          </table:table-cell>
          <table:table-cell table:formula="of:=[.$O$2]*[.A34]+[.$O$2]*[.A34]/2+[.B34]" office:value-type="float" office:value="160205" calcext:value-type="float">
            <text:p>160 205</text:p>
          </table:table-cell>
          <table:table-cell table:formula="of:=[.G34]-[.F34]" office:value-type="float" office:value="106470" calcext:value-type="float">
            <text:p>106 470</text:p>
          </table:table-cell>
          <table:table-cell table:formula="of:=[.G34]+1" office:value-type="float" office:value="160206" calcext:value-type="float">
            <text:p>160 206</text:p>
          </table:table-cell>
          <table:table-cell table:formula="of:=[.$P$2]*[.A34]+[.B34]" office:value-type="float" office:value="1914620" calcext:value-type="float">
            <text:p>1 914 620</text:p>
          </table:table-cell>
          <table:table-cell table:formula="of:=[.J34]-[.I34]" office:value-type="float" office:value="1754414" calcext:value-type="float">
            <text:p>1 754 414</text:p>
          </table:table-cell>
          <table:table-cell table:formula="of:=[.J34]+1" office:value-type="float" office:value="1914621" calcext:value-type="float">
            <text:p>1 914 621</text:p>
          </table:table-cell>
          <table:table-cell table:formula="of:=[.L34]+[$Shared.$B$7]" office:value-type="float" office:value="2214621" calcext:value-type="float">
            <text:p>2 214 621</text:p>
          </table:table-cell>
          <table:table-cell table:formula="of:=[.M34]-[.L3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4100" calcext:value-type="float">
            <text:p>24 100</text:p>
          </table:table-cell>
          <table:table-cell office:value-type="float" office:value="500" calcext:value-type="float">
            <text:p>500</text:p>
          </table:table-cell>
          <table:table-cell table:formula="of:=[.B35]+1" office:value-type="float" office:value="501" calcext:value-type="float">
            <text:p>501</text:p>
          </table:table-cell>
          <table:table-cell table:formula="of:=[.F35]-1" office:value-type="float" office:value="55326.5" calcext:value-type="float">
            <text:p>55 327</text:p>
          </table:table-cell>
          <table:table-cell table:formula="of:=[.D35]-[.C35]" office:value-type="float" office:value="54825.5" calcext:value-type="float">
            <text:p>54 826</text:p>
          </table:table-cell>
          <table:table-cell table:formula="of:=[.$O$2]*[.A35]-[.$O$2]*[.A35]/2+[.B35]" office:value-type="float" office:value="55327.5" calcext:value-type="float">
            <text:p>55 328</text:p>
          </table:table-cell>
          <table:table-cell table:formula="of:=[.$O$2]*[.A35]+[.$O$2]*[.A35]/2+[.B35]" office:value-type="float" office:value="164982.5" calcext:value-type="float">
            <text:p>164 983</text:p>
          </table:table-cell>
          <table:table-cell table:formula="of:=[.G35]-[.F35]" office:value-type="float" office:value="109655" calcext:value-type="float">
            <text:p>109 655</text:p>
          </table:table-cell>
          <table:table-cell table:formula="of:=[.G35]+1" office:value-type="float" office:value="164983.5" calcext:value-type="float">
            <text:p>164 984</text:p>
          </table:table-cell>
          <table:table-cell table:formula="of:=[.$P$2]*[.A35]+[.B35]" office:value-type="float" office:value="1971880" calcext:value-type="float">
            <text:p>1 971 880</text:p>
          </table:table-cell>
          <table:table-cell table:formula="of:=[.J35]-[.I35]" office:value-type="float" office:value="1806896.5" calcext:value-type="float">
            <text:p>1 806 897</text:p>
          </table:table-cell>
          <table:table-cell table:formula="of:=[.J35]+1" office:value-type="float" office:value="1971881" calcext:value-type="float">
            <text:p>1 971 881</text:p>
          </table:table-cell>
          <table:table-cell table:formula="of:=[.L35]+[$Shared.$B$7]" office:value-type="float" office:value="2271881" calcext:value-type="float">
            <text:p>2 271 881</text:p>
          </table:table-cell>
          <table:table-cell table:formula="of:=[.M35]-[.L3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4800" calcext:value-type="float">
            <text:p>24 800</text:p>
          </table:table-cell>
          <table:table-cell office:value-type="float" office:value="500" calcext:value-type="float">
            <text:p>500</text:p>
          </table:table-cell>
          <table:table-cell table:formula="of:=[.B36]+1" office:value-type="float" office:value="501" calcext:value-type="float">
            <text:p>501</text:p>
          </table:table-cell>
          <table:table-cell table:formula="of:=[.F36]-1" office:value-type="float" office:value="56919" calcext:value-type="float">
            <text:p>56 919</text:p>
          </table:table-cell>
          <table:table-cell table:formula="of:=[.D36]-[.C36]" office:value-type="float" office:value="56418" calcext:value-type="float">
            <text:p>56 418</text:p>
          </table:table-cell>
          <table:table-cell table:formula="of:=[.$O$2]*[.A36]-[.$O$2]*[.A36]/2+[.B36]" office:value-type="float" office:value="56920" calcext:value-type="float">
            <text:p>56 920</text:p>
          </table:table-cell>
          <table:table-cell table:formula="of:=[.$O$2]*[.A36]+[.$O$2]*[.A36]/2+[.B36]" office:value-type="float" office:value="169760" calcext:value-type="float">
            <text:p>169 760</text:p>
          </table:table-cell>
          <table:table-cell table:formula="of:=[.G36]-[.F36]" office:value-type="float" office:value="112840" calcext:value-type="float">
            <text:p>112 840</text:p>
          </table:table-cell>
          <table:table-cell table:formula="of:=[.G36]+1" office:value-type="float" office:value="169761" calcext:value-type="float">
            <text:p>169 761</text:p>
          </table:table-cell>
          <table:table-cell table:formula="of:=[.$P$2]*[.A36]+[.B36]" office:value-type="float" office:value="2029140" calcext:value-type="float">
            <text:p>2 029 140</text:p>
          </table:table-cell>
          <table:table-cell table:formula="of:=[.J36]-[.I36]" office:value-type="float" office:value="1859379" calcext:value-type="float">
            <text:p>1 859 379</text:p>
          </table:table-cell>
          <table:table-cell table:formula="of:=[.J36]+1" office:value-type="float" office:value="2029141" calcext:value-type="float">
            <text:p>2 029 141</text:p>
          </table:table-cell>
          <table:table-cell table:formula="of:=[.L36]+[$Shared.$B$7]" office:value-type="float" office:value="2329141" calcext:value-type="float">
            <text:p>2 329 141</text:p>
          </table:table-cell>
          <table:table-cell table:formula="of:=[.M36]-[.L3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5500" calcext:value-type="float">
            <text:p>25 500</text:p>
          </table:table-cell>
          <table:table-cell office:value-type="float" office:value="500" calcext:value-type="float">
            <text:p>500</text:p>
          </table:table-cell>
          <table:table-cell table:formula="of:=[.B37]+1" office:value-type="float" office:value="501" calcext:value-type="float">
            <text:p>501</text:p>
          </table:table-cell>
          <table:table-cell table:formula="of:=[.F37]-1" office:value-type="float" office:value="58511.5" calcext:value-type="float">
            <text:p>58 512</text:p>
          </table:table-cell>
          <table:table-cell table:formula="of:=[.D37]-[.C37]" office:value-type="float" office:value="58010.5" calcext:value-type="float">
            <text:p>58 011</text:p>
          </table:table-cell>
          <table:table-cell table:formula="of:=[.$O$2]*[.A37]-[.$O$2]*[.A37]/2+[.B37]" office:value-type="float" office:value="58512.5" calcext:value-type="float">
            <text:p>58 513</text:p>
          </table:table-cell>
          <table:table-cell table:formula="of:=[.$O$2]*[.A37]+[.$O$2]*[.A37]/2+[.B37]" office:value-type="float" office:value="174537.5" calcext:value-type="float">
            <text:p>174 538</text:p>
          </table:table-cell>
          <table:table-cell table:formula="of:=[.G37]-[.F37]" office:value-type="float" office:value="116025" calcext:value-type="float">
            <text:p>116 025</text:p>
          </table:table-cell>
          <table:table-cell table:formula="of:=[.G37]+1" office:value-type="float" office:value="174538.5" calcext:value-type="float">
            <text:p>174 539</text:p>
          </table:table-cell>
          <table:table-cell table:formula="of:=[.$P$2]*[.A37]+[.B37]" office:value-type="float" office:value="2086400" calcext:value-type="float">
            <text:p>2 086 400</text:p>
          </table:table-cell>
          <table:table-cell table:formula="of:=[.J37]-[.I37]" office:value-type="float" office:value="1911861.5" calcext:value-type="float">
            <text:p>1 911 862</text:p>
          </table:table-cell>
          <table:table-cell table:formula="of:=[.J37]+1" office:value-type="float" office:value="2086401" calcext:value-type="float">
            <text:p>2 086 401</text:p>
          </table:table-cell>
          <table:table-cell table:formula="of:=[.L37]+[$Shared.$B$7]" office:value-type="float" office:value="2386401" calcext:value-type="float">
            <text:p>2 386 401</text:p>
          </table:table-cell>
          <table:table-cell table:formula="of:=[.M37]-[.L3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6200" calcext:value-type="float">
            <text:p>26 200</text:p>
          </table:table-cell>
          <table:table-cell office:value-type="float" office:value="500" calcext:value-type="float">
            <text:p>500</text:p>
          </table:table-cell>
          <table:table-cell table:formula="of:=[.B38]+1" office:value-type="float" office:value="501" calcext:value-type="float">
            <text:p>501</text:p>
          </table:table-cell>
          <table:table-cell table:formula="of:=[.F38]-1" office:value-type="float" office:value="60104" calcext:value-type="float">
            <text:p>60 104</text:p>
          </table:table-cell>
          <table:table-cell table:formula="of:=[.D38]-[.C38]" office:value-type="float" office:value="59603" calcext:value-type="float">
            <text:p>59 603</text:p>
          </table:table-cell>
          <table:table-cell table:formula="of:=[.$O$2]*[.A38]-[.$O$2]*[.A38]/2+[.B38]" office:value-type="float" office:value="60105" calcext:value-type="float">
            <text:p>60 105</text:p>
          </table:table-cell>
          <table:table-cell table:formula="of:=[.$O$2]*[.A38]+[.$O$2]*[.A38]/2+[.B38]" office:value-type="float" office:value="179315" calcext:value-type="float">
            <text:p>179 315</text:p>
          </table:table-cell>
          <table:table-cell table:formula="of:=[.G38]-[.F38]" office:value-type="float" office:value="119210" calcext:value-type="float">
            <text:p>119 210</text:p>
          </table:table-cell>
          <table:table-cell table:formula="of:=[.G38]+1" office:value-type="float" office:value="179316" calcext:value-type="float">
            <text:p>179 316</text:p>
          </table:table-cell>
          <table:table-cell table:formula="of:=[.$P$2]*[.A38]+[.B38]" office:value-type="float" office:value="2143660" calcext:value-type="float">
            <text:p>2 143 660</text:p>
          </table:table-cell>
          <table:table-cell table:formula="of:=[.J38]-[.I38]" office:value-type="float" office:value="1964344" calcext:value-type="float">
            <text:p>1 964 344</text:p>
          </table:table-cell>
          <table:table-cell table:formula="of:=[.J38]+1" office:value-type="float" office:value="2143661" calcext:value-type="float">
            <text:p>2 143 661</text:p>
          </table:table-cell>
          <table:table-cell table:formula="of:=[.L38]+[$Shared.$B$7]" office:value-type="float" office:value="2443661" calcext:value-type="float">
            <text:p>2 443 661</text:p>
          </table:table-cell>
          <table:table-cell table:formula="of:=[.M38]-[.L3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6900" calcext:value-type="float">
            <text:p>26 900</text:p>
          </table:table-cell>
          <table:table-cell office:value-type="float" office:value="500" calcext:value-type="float">
            <text:p>500</text:p>
          </table:table-cell>
          <table:table-cell table:formula="of:=[.B39]+1" office:value-type="float" office:value="501" calcext:value-type="float">
            <text:p>501</text:p>
          </table:table-cell>
          <table:table-cell table:formula="of:=[.F39]-1" office:value-type="float" office:value="61696.5" calcext:value-type="float">
            <text:p>61 697</text:p>
          </table:table-cell>
          <table:table-cell table:formula="of:=[.D39]-[.C39]" office:value-type="float" office:value="61195.5" calcext:value-type="float">
            <text:p>61 196</text:p>
          </table:table-cell>
          <table:table-cell table:formula="of:=[.$O$2]*[.A39]-[.$O$2]*[.A39]/2+[.B39]" office:value-type="float" office:value="61697.5" calcext:value-type="float">
            <text:p>61 698</text:p>
          </table:table-cell>
          <table:table-cell table:formula="of:=[.$O$2]*[.A39]+[.$O$2]*[.A39]/2+[.B39]" office:value-type="float" office:value="184092.5" calcext:value-type="float">
            <text:p>184 093</text:p>
          </table:table-cell>
          <table:table-cell table:formula="of:=[.G39]-[.F39]" office:value-type="float" office:value="122395" calcext:value-type="float">
            <text:p>122 395</text:p>
          </table:table-cell>
          <table:table-cell table:formula="of:=[.G39]+1" office:value-type="float" office:value="184093.5" calcext:value-type="float">
            <text:p>184 094</text:p>
          </table:table-cell>
          <table:table-cell table:formula="of:=[.$P$2]*[.A39]+[.B39]" office:value-type="float" office:value="2200920" calcext:value-type="float">
            <text:p>2 200 920</text:p>
          </table:table-cell>
          <table:table-cell table:formula="of:=[.J39]-[.I39]" office:value-type="float" office:value="2016826.5" calcext:value-type="float">
            <text:p>2 016 827</text:p>
          </table:table-cell>
          <table:table-cell table:formula="of:=[.J39]+1" office:value-type="float" office:value="2200921" calcext:value-type="float">
            <text:p>2 200 921</text:p>
          </table:table-cell>
          <table:table-cell table:formula="of:=[.L39]+[$Shared.$B$7]" office:value-type="float" office:value="2500921" calcext:value-type="float">
            <text:p>2 500 921</text:p>
          </table:table-cell>
          <table:table-cell table:formula="of:=[.M39]-[.L3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7600" calcext:value-type="float">
            <text:p>27 600</text:p>
          </table:table-cell>
          <table:table-cell office:value-type="float" office:value="500" calcext:value-type="float">
            <text:p>500</text:p>
          </table:table-cell>
          <table:table-cell table:formula="of:=[.B40]+1" office:value-type="float" office:value="501" calcext:value-type="float">
            <text:p>501</text:p>
          </table:table-cell>
          <table:table-cell table:formula="of:=[.F40]-1" office:value-type="float" office:value="63289" calcext:value-type="float">
            <text:p>63 289</text:p>
          </table:table-cell>
          <table:table-cell table:formula="of:=[.D40]-[.C40]" office:value-type="float" office:value="62788" calcext:value-type="float">
            <text:p>62 788</text:p>
          </table:table-cell>
          <table:table-cell table:formula="of:=[.$O$2]*[.A40]-[.$O$2]*[.A40]/2+[.B40]" office:value-type="float" office:value="63290" calcext:value-type="float">
            <text:p>63 290</text:p>
          </table:table-cell>
          <table:table-cell table:formula="of:=[.$O$2]*[.A40]+[.$O$2]*[.A40]/2+[.B40]" office:value-type="float" office:value="188870" calcext:value-type="float">
            <text:p>188 870</text:p>
          </table:table-cell>
          <table:table-cell table:formula="of:=[.G40]-[.F40]" office:value-type="float" office:value="125580" calcext:value-type="float">
            <text:p>125 580</text:p>
          </table:table-cell>
          <table:table-cell table:formula="of:=[.G40]+1" office:value-type="float" office:value="188871" calcext:value-type="float">
            <text:p>188 871</text:p>
          </table:table-cell>
          <table:table-cell table:formula="of:=[.$P$2]*[.A40]+[.B40]" office:value-type="float" office:value="2258180" calcext:value-type="float">
            <text:p>2 258 180</text:p>
          </table:table-cell>
          <table:table-cell table:formula="of:=[.J40]-[.I40]" office:value-type="float" office:value="2069309" calcext:value-type="float">
            <text:p>2 069 309</text:p>
          </table:table-cell>
          <table:table-cell table:formula="of:=[.J40]+1" office:value-type="float" office:value="2258181" calcext:value-type="float">
            <text:p>2 258 181</text:p>
          </table:table-cell>
          <table:table-cell table:formula="of:=[.L40]+[$Shared.$B$7]" office:value-type="float" office:value="2558181" calcext:value-type="float">
            <text:p>2 558 181</text:p>
          </table:table-cell>
          <table:table-cell table:formula="of:=[.M40]-[.L4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8300" calcext:value-type="float">
            <text:p>28 300</text:p>
          </table:table-cell>
          <table:table-cell office:value-type="float" office:value="500" calcext:value-type="float">
            <text:p>500</text:p>
          </table:table-cell>
          <table:table-cell table:formula="of:=[.B41]+1" office:value-type="float" office:value="501" calcext:value-type="float">
            <text:p>501</text:p>
          </table:table-cell>
          <table:table-cell table:formula="of:=[.F41]-1" office:value-type="float" office:value="64881.5" calcext:value-type="float">
            <text:p>64 882</text:p>
          </table:table-cell>
          <table:table-cell table:formula="of:=[.D41]-[.C41]" office:value-type="float" office:value="64380.5" calcext:value-type="float">
            <text:p>64 381</text:p>
          </table:table-cell>
          <table:table-cell table:formula="of:=[.$O$2]*[.A41]-[.$O$2]*[.A41]/2+[.B41]" office:value-type="float" office:value="64882.5" calcext:value-type="float">
            <text:p>64 883</text:p>
          </table:table-cell>
          <table:table-cell table:formula="of:=[.$O$2]*[.A41]+[.$O$2]*[.A41]/2+[.B41]" office:value-type="float" office:value="193647.5" calcext:value-type="float">
            <text:p>193 648</text:p>
          </table:table-cell>
          <table:table-cell table:formula="of:=[.G41]-[.F41]" office:value-type="float" office:value="128765" calcext:value-type="float">
            <text:p>128 765</text:p>
          </table:table-cell>
          <table:table-cell table:formula="of:=[.G41]+1" office:value-type="float" office:value="193648.5" calcext:value-type="float">
            <text:p>193 649</text:p>
          </table:table-cell>
          <table:table-cell table:formula="of:=[.$P$2]*[.A41]+[.B41]" office:value-type="float" office:value="2315440" calcext:value-type="float">
            <text:p>2 315 440</text:p>
          </table:table-cell>
          <table:table-cell table:formula="of:=[.J41]-[.I41]" office:value-type="float" office:value="2121791.5" calcext:value-type="float">
            <text:p>2 121 792</text:p>
          </table:table-cell>
          <table:table-cell table:formula="of:=[.J41]+1" office:value-type="float" office:value="2315441" calcext:value-type="float">
            <text:p>2 315 441</text:p>
          </table:table-cell>
          <table:table-cell table:formula="of:=[.L41]+[$Shared.$B$7]" office:value-type="float" office:value="2615441" calcext:value-type="float">
            <text:p>2 615 441</text:p>
          </table:table-cell>
          <table:table-cell table:formula="of:=[.M41]-[.L4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9000" calcext:value-type="float">
            <text:p>29 000</text:p>
          </table:table-cell>
          <table:table-cell office:value-type="float" office:value="500" calcext:value-type="float">
            <text:p>500</text:p>
          </table:table-cell>
          <table:table-cell table:formula="of:=[.B42]+1" office:value-type="float" office:value="501" calcext:value-type="float">
            <text:p>501</text:p>
          </table:table-cell>
          <table:table-cell table:formula="of:=[.F42]-1" office:value-type="float" office:value="66474" calcext:value-type="float">
            <text:p>66 474</text:p>
          </table:table-cell>
          <table:table-cell table:formula="of:=[.D42]-[.C42]" office:value-type="float" office:value="65973" calcext:value-type="float">
            <text:p>65 973</text:p>
          </table:table-cell>
          <table:table-cell table:formula="of:=[.$O$2]*[.A42]-[.$O$2]*[.A42]/2+[.B42]" office:value-type="float" office:value="66475" calcext:value-type="float">
            <text:p>66 475</text:p>
          </table:table-cell>
          <table:table-cell table:formula="of:=[.$O$2]*[.A42]+[.$O$2]*[.A42]/2+[.B42]" office:value-type="float" office:value="198425" calcext:value-type="float">
            <text:p>198 425</text:p>
          </table:table-cell>
          <table:table-cell table:formula="of:=[.G42]-[.F42]" office:value-type="float" office:value="131950" calcext:value-type="float">
            <text:p>131 950</text:p>
          </table:table-cell>
          <table:table-cell table:formula="of:=[.G42]+1" office:value-type="float" office:value="198426" calcext:value-type="float">
            <text:p>198 426</text:p>
          </table:table-cell>
          <table:table-cell table:formula="of:=[.$P$2]*[.A42]+[.B42]" office:value-type="float" office:value="2372700" calcext:value-type="float">
            <text:p>2 372 700</text:p>
          </table:table-cell>
          <table:table-cell table:formula="of:=[.J42]-[.I42]" office:value-type="float" office:value="2174274" calcext:value-type="float">
            <text:p>2 174 274</text:p>
          </table:table-cell>
          <table:table-cell table:formula="of:=[.J42]+1" office:value-type="float" office:value="2372701" calcext:value-type="float">
            <text:p>2 372 701</text:p>
          </table:table-cell>
          <table:table-cell table:formula="of:=[.L42]+[$Shared.$B$7]" office:value-type="float" office:value="2672701" calcext:value-type="float">
            <text:p>2 672 701</text:p>
          </table:table-cell>
          <table:table-cell table:formula="of:=[.M42]-[.L4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29700" calcext:value-type="float">
            <text:p>29 700</text:p>
          </table:table-cell>
          <table:table-cell office:value-type="float" office:value="500" calcext:value-type="float">
            <text:p>500</text:p>
          </table:table-cell>
          <table:table-cell table:formula="of:=[.B43]+1" office:value-type="float" office:value="501" calcext:value-type="float">
            <text:p>501</text:p>
          </table:table-cell>
          <table:table-cell table:formula="of:=[.F43]-1" office:value-type="float" office:value="68066.5" calcext:value-type="float">
            <text:p>68 067</text:p>
          </table:table-cell>
          <table:table-cell table:formula="of:=[.D43]-[.C43]" office:value-type="float" office:value="67565.5" calcext:value-type="float">
            <text:p>67 566</text:p>
          </table:table-cell>
          <table:table-cell table:formula="of:=[.$O$2]*[.A43]-[.$O$2]*[.A43]/2+[.B43]" office:value-type="float" office:value="68067.5" calcext:value-type="float">
            <text:p>68 068</text:p>
          </table:table-cell>
          <table:table-cell table:formula="of:=[.$O$2]*[.A43]+[.$O$2]*[.A43]/2+[.B43]" office:value-type="float" office:value="203202.5" calcext:value-type="float">
            <text:p>203 203</text:p>
          </table:table-cell>
          <table:table-cell table:formula="of:=[.G43]-[.F43]" office:value-type="float" office:value="135135" calcext:value-type="float">
            <text:p>135 135</text:p>
          </table:table-cell>
          <table:table-cell table:formula="of:=[.G43]+1" office:value-type="float" office:value="203203.5" calcext:value-type="float">
            <text:p>203 204</text:p>
          </table:table-cell>
          <table:table-cell table:formula="of:=[.$P$2]*[.A43]+[.B43]" office:value-type="float" office:value="2429960" calcext:value-type="float">
            <text:p>2 429 960</text:p>
          </table:table-cell>
          <table:table-cell table:formula="of:=[.J43]-[.I43]" office:value-type="float" office:value="2226756.5" calcext:value-type="float">
            <text:p>2 226 757</text:p>
          </table:table-cell>
          <table:table-cell table:formula="of:=[.J43]+1" office:value-type="float" office:value="2429961" calcext:value-type="float">
            <text:p>2 429 961</text:p>
          </table:table-cell>
          <table:table-cell table:formula="of:=[.L43]+[$Shared.$B$7]" office:value-type="float" office:value="2729961" calcext:value-type="float">
            <text:p>2 729 961</text:p>
          </table:table-cell>
          <table:table-cell table:formula="of:=[.M43]-[.L4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0400" calcext:value-type="float">
            <text:p>30 400</text:p>
          </table:table-cell>
          <table:table-cell office:value-type="float" office:value="500" calcext:value-type="float">
            <text:p>500</text:p>
          </table:table-cell>
          <table:table-cell table:formula="of:=[.B44]+1" office:value-type="float" office:value="501" calcext:value-type="float">
            <text:p>501</text:p>
          </table:table-cell>
          <table:table-cell table:formula="of:=[.F44]-1" office:value-type="float" office:value="69659" calcext:value-type="float">
            <text:p>69 659</text:p>
          </table:table-cell>
          <table:table-cell table:formula="of:=[.D44]-[.C44]" office:value-type="float" office:value="69158" calcext:value-type="float">
            <text:p>69 158</text:p>
          </table:table-cell>
          <table:table-cell table:formula="of:=[.$O$2]*[.A44]-[.$O$2]*[.A44]/2+[.B44]" office:value-type="float" office:value="69660" calcext:value-type="float">
            <text:p>69 660</text:p>
          </table:table-cell>
          <table:table-cell table:formula="of:=[.$O$2]*[.A44]+[.$O$2]*[.A44]/2+[.B44]" office:value-type="float" office:value="207980" calcext:value-type="float">
            <text:p>207 980</text:p>
          </table:table-cell>
          <table:table-cell table:formula="of:=[.G44]-[.F44]" office:value-type="float" office:value="138320" calcext:value-type="float">
            <text:p>138 320</text:p>
          </table:table-cell>
          <table:table-cell table:formula="of:=[.G44]+1" office:value-type="float" office:value="207981" calcext:value-type="float">
            <text:p>207 981</text:p>
          </table:table-cell>
          <table:table-cell table:formula="of:=[.$P$2]*[.A44]+[.B44]" office:value-type="float" office:value="2487220" calcext:value-type="float">
            <text:p>2 487 220</text:p>
          </table:table-cell>
          <table:table-cell table:formula="of:=[.J44]-[.I44]" office:value-type="float" office:value="2279239" calcext:value-type="float">
            <text:p>2 279 239</text:p>
          </table:table-cell>
          <table:table-cell table:formula="of:=[.J44]+1" office:value-type="float" office:value="2487221" calcext:value-type="float">
            <text:p>2 487 221</text:p>
          </table:table-cell>
          <table:table-cell table:formula="of:=[.L44]+[$Shared.$B$7]" office:value-type="float" office:value="2787221" calcext:value-type="float">
            <text:p>2 787 221</text:p>
          </table:table-cell>
          <table:table-cell table:formula="of:=[.M44]-[.L4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1100" calcext:value-type="float">
            <text:p>31 100</text:p>
          </table:table-cell>
          <table:table-cell office:value-type="float" office:value="500" calcext:value-type="float">
            <text:p>500</text:p>
          </table:table-cell>
          <table:table-cell table:formula="of:=[.B45]+1" office:value-type="float" office:value="501" calcext:value-type="float">
            <text:p>501</text:p>
          </table:table-cell>
          <table:table-cell table:formula="of:=[.F45]-1" office:value-type="float" office:value="71251.5" calcext:value-type="float">
            <text:p>71 252</text:p>
          </table:table-cell>
          <table:table-cell table:formula="of:=[.D45]-[.C45]" office:value-type="float" office:value="70750.5" calcext:value-type="float">
            <text:p>70 751</text:p>
          </table:table-cell>
          <table:table-cell table:formula="of:=[.$O$2]*[.A45]-[.$O$2]*[.A45]/2+[.B45]" office:value-type="float" office:value="71252.5" calcext:value-type="float">
            <text:p>71 253</text:p>
          </table:table-cell>
          <table:table-cell table:formula="of:=[.$O$2]*[.A45]+[.$O$2]*[.A45]/2+[.B45]" office:value-type="float" office:value="212757.5" calcext:value-type="float">
            <text:p>212 758</text:p>
          </table:table-cell>
          <table:table-cell table:formula="of:=[.G45]-[.F45]" office:value-type="float" office:value="141505" calcext:value-type="float">
            <text:p>141 505</text:p>
          </table:table-cell>
          <table:table-cell table:formula="of:=[.G45]+1" office:value-type="float" office:value="212758.5" calcext:value-type="float">
            <text:p>212 759</text:p>
          </table:table-cell>
          <table:table-cell table:formula="of:=[.$P$2]*[.A45]+[.B45]" office:value-type="float" office:value="2544480" calcext:value-type="float">
            <text:p>2 544 480</text:p>
          </table:table-cell>
          <table:table-cell table:formula="of:=[.J45]-[.I45]" office:value-type="float" office:value="2331721.5" calcext:value-type="float">
            <text:p>2 331 722</text:p>
          </table:table-cell>
          <table:table-cell table:formula="of:=[.J45]+1" office:value-type="float" office:value="2544481" calcext:value-type="float">
            <text:p>2 544 481</text:p>
          </table:table-cell>
          <table:table-cell table:formula="of:=[.L45]+[$Shared.$B$7]" office:value-type="float" office:value="2844481" calcext:value-type="float">
            <text:p>2 844 481</text:p>
          </table:table-cell>
          <table:table-cell table:formula="of:=[.M45]-[.L4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1800" calcext:value-type="float">
            <text:p>31 800</text:p>
          </table:table-cell>
          <table:table-cell office:value-type="float" office:value="500" calcext:value-type="float">
            <text:p>500</text:p>
          </table:table-cell>
          <table:table-cell table:formula="of:=[.B46]+1" office:value-type="float" office:value="501" calcext:value-type="float">
            <text:p>501</text:p>
          </table:table-cell>
          <table:table-cell table:formula="of:=[.F46]-1" office:value-type="float" office:value="72844" calcext:value-type="float">
            <text:p>72 844</text:p>
          </table:table-cell>
          <table:table-cell table:formula="of:=[.D46]-[.C46]" office:value-type="float" office:value="72343" calcext:value-type="float">
            <text:p>72 343</text:p>
          </table:table-cell>
          <table:table-cell table:formula="of:=[.$O$2]*[.A46]-[.$O$2]*[.A46]/2+[.B46]" office:value-type="float" office:value="72845" calcext:value-type="float">
            <text:p>72 845</text:p>
          </table:table-cell>
          <table:table-cell table:formula="of:=[.$O$2]*[.A46]+[.$O$2]*[.A46]/2+[.B46]" office:value-type="float" office:value="217535" calcext:value-type="float">
            <text:p>217 535</text:p>
          </table:table-cell>
          <table:table-cell table:formula="of:=[.G46]-[.F46]" office:value-type="float" office:value="144690" calcext:value-type="float">
            <text:p>144 690</text:p>
          </table:table-cell>
          <table:table-cell table:formula="of:=[.G46]+1" office:value-type="float" office:value="217536" calcext:value-type="float">
            <text:p>217 536</text:p>
          </table:table-cell>
          <table:table-cell table:formula="of:=[.$P$2]*[.A46]+[.B46]" office:value-type="float" office:value="2601740" calcext:value-type="float">
            <text:p>2 601 740</text:p>
          </table:table-cell>
          <table:table-cell table:formula="of:=[.J46]-[.I46]" office:value-type="float" office:value="2384204" calcext:value-type="float">
            <text:p>2 384 204</text:p>
          </table:table-cell>
          <table:table-cell table:formula="of:=[.J46]+1" office:value-type="float" office:value="2601741" calcext:value-type="float">
            <text:p>2 601 741</text:p>
          </table:table-cell>
          <table:table-cell table:formula="of:=[.L46]+[$Shared.$B$7]" office:value-type="float" office:value="2901741" calcext:value-type="float">
            <text:p>2 901 741</text:p>
          </table:table-cell>
          <table:table-cell table:formula="of:=[.M46]-[.L4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 500</text:p>
          </table:table-cell>
          <table:table-cell office:value-type="float" office:value="500" calcext:value-type="float">
            <text:p>500</text:p>
          </table:table-cell>
          <table:table-cell table:formula="of:=[.B47]+1" office:value-type="float" office:value="501" calcext:value-type="float">
            <text:p>501</text:p>
          </table:table-cell>
          <table:table-cell table:formula="of:=[.F47]-1" office:value-type="float" office:value="74436.5" calcext:value-type="float">
            <text:p>74 437</text:p>
          </table:table-cell>
          <table:table-cell table:formula="of:=[.D47]-[.C47]" office:value-type="float" office:value="73935.5" calcext:value-type="float">
            <text:p>73 936</text:p>
          </table:table-cell>
          <table:table-cell table:formula="of:=[.$O$2]*[.A47]-[.$O$2]*[.A47]/2+[.B47]" office:value-type="float" office:value="74437.5" calcext:value-type="float">
            <text:p>74 438</text:p>
          </table:table-cell>
          <table:table-cell table:formula="of:=[.$O$2]*[.A47]+[.$O$2]*[.A47]/2+[.B47]" office:value-type="float" office:value="222312.5" calcext:value-type="float">
            <text:p>222 313</text:p>
          </table:table-cell>
          <table:table-cell table:formula="of:=[.G47]-[.F47]" office:value-type="float" office:value="147875" calcext:value-type="float">
            <text:p>147 875</text:p>
          </table:table-cell>
          <table:table-cell table:formula="of:=[.G47]+1" office:value-type="float" office:value="222313.5" calcext:value-type="float">
            <text:p>222 314</text:p>
          </table:table-cell>
          <table:table-cell table:formula="of:=[.$P$2]*[.A47]+[.B47]" office:value-type="float" office:value="2659000" calcext:value-type="float">
            <text:p>2 659 000</text:p>
          </table:table-cell>
          <table:table-cell table:formula="of:=[.J47]-[.I47]" office:value-type="float" office:value="2436686.5" calcext:value-type="float">
            <text:p>2 436 687</text:p>
          </table:table-cell>
          <table:table-cell table:formula="of:=[.J47]+1" office:value-type="float" office:value="2659001" calcext:value-type="float">
            <text:p>2 659 001</text:p>
          </table:table-cell>
          <table:table-cell table:formula="of:=[.L47]+[$Shared.$B$7]" office:value-type="float" office:value="2959001" calcext:value-type="float">
            <text:p>2 959 001</text:p>
          </table:table-cell>
          <table:table-cell table:formula="of:=[.M47]-[.L4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3200" calcext:value-type="float">
            <text:p>33 200</text:p>
          </table:table-cell>
          <table:table-cell office:value-type="float" office:value="500" calcext:value-type="float">
            <text:p>500</text:p>
          </table:table-cell>
          <table:table-cell table:formula="of:=[.B48]+1" office:value-type="float" office:value="501" calcext:value-type="float">
            <text:p>501</text:p>
          </table:table-cell>
          <table:table-cell table:formula="of:=[.F48]-1" office:value-type="float" office:value="76029" calcext:value-type="float">
            <text:p>76 029</text:p>
          </table:table-cell>
          <table:table-cell table:formula="of:=[.D48]-[.C48]" office:value-type="float" office:value="75528" calcext:value-type="float">
            <text:p>75 528</text:p>
          </table:table-cell>
          <table:table-cell table:formula="of:=[.$O$2]*[.A48]-[.$O$2]*[.A48]/2+[.B48]" office:value-type="float" office:value="76030" calcext:value-type="float">
            <text:p>76 030</text:p>
          </table:table-cell>
          <table:table-cell table:formula="of:=[.$O$2]*[.A48]+[.$O$2]*[.A48]/2+[.B48]" office:value-type="float" office:value="227090" calcext:value-type="float">
            <text:p>227 090</text:p>
          </table:table-cell>
          <table:table-cell table:formula="of:=[.G48]-[.F48]" office:value-type="float" office:value="151060" calcext:value-type="float">
            <text:p>151 060</text:p>
          </table:table-cell>
          <table:table-cell table:formula="of:=[.G48]+1" office:value-type="float" office:value="227091" calcext:value-type="float">
            <text:p>227 091</text:p>
          </table:table-cell>
          <table:table-cell table:formula="of:=[.$P$2]*[.A48]+[.B48]" office:value-type="float" office:value="2716260" calcext:value-type="float">
            <text:p>2 716 260</text:p>
          </table:table-cell>
          <table:table-cell table:formula="of:=[.J48]-[.I48]" office:value-type="float" office:value="2489169" calcext:value-type="float">
            <text:p>2 489 169</text:p>
          </table:table-cell>
          <table:table-cell table:formula="of:=[.J48]+1" office:value-type="float" office:value="2716261" calcext:value-type="float">
            <text:p>2 716 261</text:p>
          </table:table-cell>
          <table:table-cell table:formula="of:=[.L48]+[$Shared.$B$7]" office:value-type="float" office:value="3016261" calcext:value-type="float">
            <text:p>3 016 261</text:p>
          </table:table-cell>
          <table:table-cell table:formula="of:=[.M48]-[.L4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3900" calcext:value-type="float">
            <text:p>33 900</text:p>
          </table:table-cell>
          <table:table-cell office:value-type="float" office:value="500" calcext:value-type="float">
            <text:p>500</text:p>
          </table:table-cell>
          <table:table-cell table:formula="of:=[.B49]+1" office:value-type="float" office:value="501" calcext:value-type="float">
            <text:p>501</text:p>
          </table:table-cell>
          <table:table-cell table:formula="of:=[.F49]-1" office:value-type="float" office:value="77621.5" calcext:value-type="float">
            <text:p>77 622</text:p>
          </table:table-cell>
          <table:table-cell table:formula="of:=[.D49]-[.C49]" office:value-type="float" office:value="77120.5" calcext:value-type="float">
            <text:p>77 121</text:p>
          </table:table-cell>
          <table:table-cell table:formula="of:=[.$O$2]*[.A49]-[.$O$2]*[.A49]/2+[.B49]" office:value-type="float" office:value="77622.5" calcext:value-type="float">
            <text:p>77 623</text:p>
          </table:table-cell>
          <table:table-cell table:formula="of:=[.$O$2]*[.A49]+[.$O$2]*[.A49]/2+[.B49]" office:value-type="float" office:value="231867.5" calcext:value-type="float">
            <text:p>231 868</text:p>
          </table:table-cell>
          <table:table-cell table:formula="of:=[.G49]-[.F49]" office:value-type="float" office:value="154245" calcext:value-type="float">
            <text:p>154 245</text:p>
          </table:table-cell>
          <table:table-cell table:formula="of:=[.G49]+1" office:value-type="float" office:value="231868.5" calcext:value-type="float">
            <text:p>231 869</text:p>
          </table:table-cell>
          <table:table-cell table:formula="of:=[.$P$2]*[.A49]+[.B49]" office:value-type="float" office:value="2773520" calcext:value-type="float">
            <text:p>2 773 520</text:p>
          </table:table-cell>
          <table:table-cell table:formula="of:=[.J49]-[.I49]" office:value-type="float" office:value="2541651.5" calcext:value-type="float">
            <text:p>2 541 652</text:p>
          </table:table-cell>
          <table:table-cell table:formula="of:=[.J49]+1" office:value-type="float" office:value="2773521" calcext:value-type="float">
            <text:p>2 773 521</text:p>
          </table:table-cell>
          <table:table-cell table:formula="of:=[.L49]+[$Shared.$B$7]" office:value-type="float" office:value="3073521" calcext:value-type="float">
            <text:p>3 073 521</text:p>
          </table:table-cell>
          <table:table-cell table:formula="of:=[.M49]-[.L4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4600" calcext:value-type="float">
            <text:p>34 600</text:p>
          </table:table-cell>
          <table:table-cell office:value-type="float" office:value="500" calcext:value-type="float">
            <text:p>500</text:p>
          </table:table-cell>
          <table:table-cell table:formula="of:=[.B50]+1" office:value-type="float" office:value="501" calcext:value-type="float">
            <text:p>501</text:p>
          </table:table-cell>
          <table:table-cell table:formula="of:=[.F50]-1" office:value-type="float" office:value="79214" calcext:value-type="float">
            <text:p>79 214</text:p>
          </table:table-cell>
          <table:table-cell table:formula="of:=[.D50]-[.C50]" office:value-type="float" office:value="78713" calcext:value-type="float">
            <text:p>78 713</text:p>
          </table:table-cell>
          <table:table-cell table:formula="of:=[.$O$2]*[.A50]-[.$O$2]*[.A50]/2+[.B50]" office:value-type="float" office:value="79215" calcext:value-type="float">
            <text:p>79 215</text:p>
          </table:table-cell>
          <table:table-cell table:formula="of:=[.$O$2]*[.A50]+[.$O$2]*[.A50]/2+[.B50]" office:value-type="float" office:value="236645" calcext:value-type="float">
            <text:p>236 645</text:p>
          </table:table-cell>
          <table:table-cell table:formula="of:=[.G50]-[.F50]" office:value-type="float" office:value="157430" calcext:value-type="float">
            <text:p>157 430</text:p>
          </table:table-cell>
          <table:table-cell table:formula="of:=[.G50]+1" office:value-type="float" office:value="236646" calcext:value-type="float">
            <text:p>236 646</text:p>
          </table:table-cell>
          <table:table-cell table:formula="of:=[.$P$2]*[.A50]+[.B50]" office:value-type="float" office:value="2830780" calcext:value-type="float">
            <text:p>2 830 780</text:p>
          </table:table-cell>
          <table:table-cell table:formula="of:=[.J50]-[.I50]" office:value-type="float" office:value="2594134" calcext:value-type="float">
            <text:p>2 594 134</text:p>
          </table:table-cell>
          <table:table-cell table:formula="of:=[.J50]+1" office:value-type="float" office:value="2830781" calcext:value-type="float">
            <text:p>2 830 781</text:p>
          </table:table-cell>
          <table:table-cell table:formula="of:=[.L50]+[$Shared.$B$7]" office:value-type="float" office:value="3130781" calcext:value-type="float">
            <text:p>3 130 781</text:p>
          </table:table-cell>
          <table:table-cell table:formula="of:=[.M50]-[.L5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5300" calcext:value-type="float">
            <text:p>35 300</text:p>
          </table:table-cell>
          <table:table-cell office:value-type="float" office:value="500" calcext:value-type="float">
            <text:p>500</text:p>
          </table:table-cell>
          <table:table-cell table:formula="of:=[.B51]+1" office:value-type="float" office:value="501" calcext:value-type="float">
            <text:p>501</text:p>
          </table:table-cell>
          <table:table-cell table:formula="of:=[.F51]-1" office:value-type="float" office:value="80806.5" calcext:value-type="float">
            <text:p>80 807</text:p>
          </table:table-cell>
          <table:table-cell table:formula="of:=[.D51]-[.C51]" office:value-type="float" office:value="80305.5" calcext:value-type="float">
            <text:p>80 306</text:p>
          </table:table-cell>
          <table:table-cell table:formula="of:=[.$O$2]*[.A51]-[.$O$2]*[.A51]/2+[.B51]" office:value-type="float" office:value="80807.5" calcext:value-type="float">
            <text:p>80 808</text:p>
          </table:table-cell>
          <table:table-cell table:formula="of:=[.$O$2]*[.A51]+[.$O$2]*[.A51]/2+[.B51]" office:value-type="float" office:value="241422.5" calcext:value-type="float">
            <text:p>241 423</text:p>
          </table:table-cell>
          <table:table-cell table:formula="of:=[.G51]-[.F51]" office:value-type="float" office:value="160615" calcext:value-type="float">
            <text:p>160 615</text:p>
          </table:table-cell>
          <table:table-cell table:formula="of:=[.G51]+1" office:value-type="float" office:value="241423.5" calcext:value-type="float">
            <text:p>241 424</text:p>
          </table:table-cell>
          <table:table-cell table:formula="of:=[.$P$2]*[.A51]+[.B51]" office:value-type="float" office:value="2888040" calcext:value-type="float">
            <text:p>2 888 040</text:p>
          </table:table-cell>
          <table:table-cell table:formula="of:=[.J51]-[.I51]" office:value-type="float" office:value="2646616.5" calcext:value-type="float">
            <text:p>2 646 617</text:p>
          </table:table-cell>
          <table:table-cell table:formula="of:=[.J51]+1" office:value-type="float" office:value="2888041" calcext:value-type="float">
            <text:p>2 888 041</text:p>
          </table:table-cell>
          <table:table-cell table:formula="of:=[.L51]+[$Shared.$B$7]" office:value-type="float" office:value="3188041" calcext:value-type="float">
            <text:p>3 188 041</text:p>
          </table:table-cell>
          <table:table-cell table:formula="of:=[.M51]-[.L5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 000</text:p>
          </table:table-cell>
          <table:table-cell office:value-type="float" office:value="500" calcext:value-type="float">
            <text:p>500</text:p>
          </table:table-cell>
          <table:table-cell table:formula="of:=[.B52]+1" office:value-type="float" office:value="501" calcext:value-type="float">
            <text:p>501</text:p>
          </table:table-cell>
          <table:table-cell table:formula="of:=[.F52]-1" office:value-type="float" office:value="82399" calcext:value-type="float">
            <text:p>82 399</text:p>
          </table:table-cell>
          <table:table-cell table:formula="of:=[.D52]-[.C52]" office:value-type="float" office:value="81898" calcext:value-type="float">
            <text:p>81 898</text:p>
          </table:table-cell>
          <table:table-cell table:formula="of:=[.$O$2]*[.A52]-[.$O$2]*[.A52]/2+[.B52]" office:value-type="float" office:value="82400" calcext:value-type="float">
            <text:p>82 400</text:p>
          </table:table-cell>
          <table:table-cell table:formula="of:=[.$O$2]*[.A52]+[.$O$2]*[.A52]/2+[.B52]" office:value-type="float" office:value="246200" calcext:value-type="float">
            <text:p>246 200</text:p>
          </table:table-cell>
          <table:table-cell table:formula="of:=[.G52]-[.F52]" office:value-type="float" office:value="163800" calcext:value-type="float">
            <text:p>163 800</text:p>
          </table:table-cell>
          <table:table-cell table:formula="of:=[.G52]+1" office:value-type="float" office:value="246201" calcext:value-type="float">
            <text:p>246 201</text:p>
          </table:table-cell>
          <table:table-cell table:formula="of:=[.$P$2]*[.A52]+[.B52]" office:value-type="float" office:value="2945300" calcext:value-type="float">
            <text:p>2 945 300</text:p>
          </table:table-cell>
          <table:table-cell table:formula="of:=[.J52]-[.I52]" office:value-type="float" office:value="2699099" calcext:value-type="float">
            <text:p>2 699 099</text:p>
          </table:table-cell>
          <table:table-cell table:formula="of:=[.J52]+1" office:value-type="float" office:value="2945301" calcext:value-type="float">
            <text:p>2 945 301</text:p>
          </table:table-cell>
          <table:table-cell table:formula="of:=[.L52]+[$Shared.$B$7]" office:value-type="float" office:value="3245301" calcext:value-type="float">
            <text:p>3 245 301</text:p>
          </table:table-cell>
          <table:table-cell table:formula="of:=[.M52]-[.L5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6700" calcext:value-type="float">
            <text:p>36 700</text:p>
          </table:table-cell>
          <table:table-cell office:value-type="float" office:value="500" calcext:value-type="float">
            <text:p>500</text:p>
          </table:table-cell>
          <table:table-cell table:formula="of:=[.B53]+1" office:value-type="float" office:value="501" calcext:value-type="float">
            <text:p>501</text:p>
          </table:table-cell>
          <table:table-cell table:formula="of:=[.F53]-1" office:value-type="float" office:value="83991.5" calcext:value-type="float">
            <text:p>83 992</text:p>
          </table:table-cell>
          <table:table-cell table:formula="of:=[.D53]-[.C53]" office:value-type="float" office:value="83490.5" calcext:value-type="float">
            <text:p>83 491</text:p>
          </table:table-cell>
          <table:table-cell table:formula="of:=[.$O$2]*[.A53]-[.$O$2]*[.A53]/2+[.B53]" office:value-type="float" office:value="83992.5" calcext:value-type="float">
            <text:p>83 993</text:p>
          </table:table-cell>
          <table:table-cell table:formula="of:=[.$O$2]*[.A53]+[.$O$2]*[.A53]/2+[.B53]" office:value-type="float" office:value="250977.5" calcext:value-type="float">
            <text:p>250 978</text:p>
          </table:table-cell>
          <table:table-cell table:formula="of:=[.G53]-[.F53]" office:value-type="float" office:value="166985" calcext:value-type="float">
            <text:p>166 985</text:p>
          </table:table-cell>
          <table:table-cell table:formula="of:=[.G53]+1" office:value-type="float" office:value="250978.5" calcext:value-type="float">
            <text:p>250 979</text:p>
          </table:table-cell>
          <table:table-cell table:formula="of:=[.$P$2]*[.A53]+[.B53]" office:value-type="float" office:value="3002560" calcext:value-type="float">
            <text:p>3 002 560</text:p>
          </table:table-cell>
          <table:table-cell table:formula="of:=[.J53]-[.I53]" office:value-type="float" office:value="2751581.5" calcext:value-type="float">
            <text:p>2 751 582</text:p>
          </table:table-cell>
          <table:table-cell table:formula="of:=[.J53]+1" office:value-type="float" office:value="3002561" calcext:value-type="float">
            <text:p>3 002 561</text:p>
          </table:table-cell>
          <table:table-cell table:formula="of:=[.L53]+[$Shared.$B$7]" office:value-type="float" office:value="3302561" calcext:value-type="float">
            <text:p>3 302 561</text:p>
          </table:table-cell>
          <table:table-cell table:formula="of:=[.M53]-[.L5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7400" calcext:value-type="float">
            <text:p>37 400</text:p>
          </table:table-cell>
          <table:table-cell office:value-type="float" office:value="500" calcext:value-type="float">
            <text:p>500</text:p>
          </table:table-cell>
          <table:table-cell table:formula="of:=[.B54]+1" office:value-type="float" office:value="501" calcext:value-type="float">
            <text:p>501</text:p>
          </table:table-cell>
          <table:table-cell table:formula="of:=[.F54]-1" office:value-type="float" office:value="85584" calcext:value-type="float">
            <text:p>85 584</text:p>
          </table:table-cell>
          <table:table-cell table:formula="of:=[.D54]-[.C54]" office:value-type="float" office:value="85083" calcext:value-type="float">
            <text:p>85 083</text:p>
          </table:table-cell>
          <table:table-cell table:formula="of:=[.$O$2]*[.A54]-[.$O$2]*[.A54]/2+[.B54]" office:value-type="float" office:value="85585" calcext:value-type="float">
            <text:p>85 585</text:p>
          </table:table-cell>
          <table:table-cell table:formula="of:=[.$O$2]*[.A54]+[.$O$2]*[.A54]/2+[.B54]" office:value-type="float" office:value="255755" calcext:value-type="float">
            <text:p>255 755</text:p>
          </table:table-cell>
          <table:table-cell table:formula="of:=[.G54]-[.F54]" office:value-type="float" office:value="170170" calcext:value-type="float">
            <text:p>170 170</text:p>
          </table:table-cell>
          <table:table-cell table:formula="of:=[.G54]+1" office:value-type="float" office:value="255756" calcext:value-type="float">
            <text:p>255 756</text:p>
          </table:table-cell>
          <table:table-cell table:formula="of:=[.$P$2]*[.A54]+[.B54]" office:value-type="float" office:value="3059820" calcext:value-type="float">
            <text:p>3 059 820</text:p>
          </table:table-cell>
          <table:table-cell table:formula="of:=[.J54]-[.I54]" office:value-type="float" office:value="2804064" calcext:value-type="float">
            <text:p>2 804 064</text:p>
          </table:table-cell>
          <table:table-cell table:formula="of:=[.J54]+1" office:value-type="float" office:value="3059821" calcext:value-type="float">
            <text:p>3 059 821</text:p>
          </table:table-cell>
          <table:table-cell table:formula="of:=[.L54]+[$Shared.$B$7]" office:value-type="float" office:value="3359821" calcext:value-type="float">
            <text:p>3 359 821</text:p>
          </table:table-cell>
          <table:table-cell table:formula="of:=[.M54]-[.L5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8100" calcext:value-type="float">
            <text:p>38 100</text:p>
          </table:table-cell>
          <table:table-cell office:value-type="float" office:value="500" calcext:value-type="float">
            <text:p>500</text:p>
          </table:table-cell>
          <table:table-cell table:formula="of:=[.B55]+1" office:value-type="float" office:value="501" calcext:value-type="float">
            <text:p>501</text:p>
          </table:table-cell>
          <table:table-cell table:formula="of:=[.F55]-1" office:value-type="float" office:value="87176.5" calcext:value-type="float">
            <text:p>87 177</text:p>
          </table:table-cell>
          <table:table-cell table:formula="of:=[.D55]-[.C55]" office:value-type="float" office:value="86675.5" calcext:value-type="float">
            <text:p>86 676</text:p>
          </table:table-cell>
          <table:table-cell table:formula="of:=[.$O$2]*[.A55]-[.$O$2]*[.A55]/2+[.B55]" office:value-type="float" office:value="87177.5" calcext:value-type="float">
            <text:p>87 178</text:p>
          </table:table-cell>
          <table:table-cell table:formula="of:=[.$O$2]*[.A55]+[.$O$2]*[.A55]/2+[.B55]" office:value-type="float" office:value="260532.5" calcext:value-type="float">
            <text:p>260 533</text:p>
          </table:table-cell>
          <table:table-cell table:formula="of:=[.G55]-[.F55]" office:value-type="float" office:value="173355" calcext:value-type="float">
            <text:p>173 355</text:p>
          </table:table-cell>
          <table:table-cell table:formula="of:=[.G55]+1" office:value-type="float" office:value="260533.5" calcext:value-type="float">
            <text:p>260 534</text:p>
          </table:table-cell>
          <table:table-cell table:formula="of:=[.$P$2]*[.A55]+[.B55]" office:value-type="float" office:value="3117080" calcext:value-type="float">
            <text:p>3 117 080</text:p>
          </table:table-cell>
          <table:table-cell table:formula="of:=[.J55]-[.I55]" office:value-type="float" office:value="2856546.5" calcext:value-type="float">
            <text:p>2 856 547</text:p>
          </table:table-cell>
          <table:table-cell table:formula="of:=[.J55]+1" office:value-type="float" office:value="3117081" calcext:value-type="float">
            <text:p>3 117 081</text:p>
          </table:table-cell>
          <table:table-cell table:formula="of:=[.L55]+[$Shared.$B$7]" office:value-type="float" office:value="3417081" calcext:value-type="float">
            <text:p>3 417 081</text:p>
          </table:table-cell>
          <table:table-cell table:formula="of:=[.M55]-[.L5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8800" calcext:value-type="float">
            <text:p>38 800</text:p>
          </table:table-cell>
          <table:table-cell office:value-type="float" office:value="500" calcext:value-type="float">
            <text:p>500</text:p>
          </table:table-cell>
          <table:table-cell table:formula="of:=[.B56]+1" office:value-type="float" office:value="501" calcext:value-type="float">
            <text:p>501</text:p>
          </table:table-cell>
          <table:table-cell table:formula="of:=[.F56]-1" office:value-type="float" office:value="88769" calcext:value-type="float">
            <text:p>88 769</text:p>
          </table:table-cell>
          <table:table-cell table:formula="of:=[.D56]-[.C56]" office:value-type="float" office:value="88268" calcext:value-type="float">
            <text:p>88 268</text:p>
          </table:table-cell>
          <table:table-cell table:formula="of:=[.$O$2]*[.A56]-[.$O$2]*[.A56]/2+[.B56]" office:value-type="float" office:value="88770" calcext:value-type="float">
            <text:p>88 770</text:p>
          </table:table-cell>
          <table:table-cell table:formula="of:=[.$O$2]*[.A56]+[.$O$2]*[.A56]/2+[.B56]" office:value-type="float" office:value="265310" calcext:value-type="float">
            <text:p>265 310</text:p>
          </table:table-cell>
          <table:table-cell table:formula="of:=[.G56]-[.F56]" office:value-type="float" office:value="176540" calcext:value-type="float">
            <text:p>176 540</text:p>
          </table:table-cell>
          <table:table-cell table:formula="of:=[.G56]+1" office:value-type="float" office:value="265311" calcext:value-type="float">
            <text:p>265 311</text:p>
          </table:table-cell>
          <table:table-cell table:formula="of:=[.$P$2]*[.A56]+[.B56]" office:value-type="float" office:value="3174340" calcext:value-type="float">
            <text:p>3 174 340</text:p>
          </table:table-cell>
          <table:table-cell table:formula="of:=[.J56]-[.I56]" office:value-type="float" office:value="2909029" calcext:value-type="float">
            <text:p>2 909 029</text:p>
          </table:table-cell>
          <table:table-cell table:formula="of:=[.J56]+1" office:value-type="float" office:value="3174341" calcext:value-type="float">
            <text:p>3 174 341</text:p>
          </table:table-cell>
          <table:table-cell table:formula="of:=[.L56]+[$Shared.$B$7]" office:value-type="float" office:value="3474341" calcext:value-type="float">
            <text:p>3 474 341</text:p>
          </table:table-cell>
          <table:table-cell table:formula="of:=[.M56]-[.L5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39500" calcext:value-type="float">
            <text:p>39 500</text:p>
          </table:table-cell>
          <table:table-cell office:value-type="float" office:value="500" calcext:value-type="float">
            <text:p>500</text:p>
          </table:table-cell>
          <table:table-cell table:formula="of:=[.B57]+1" office:value-type="float" office:value="501" calcext:value-type="float">
            <text:p>501</text:p>
          </table:table-cell>
          <table:table-cell table:formula="of:=[.F57]-1" office:value-type="float" office:value="90361.5" calcext:value-type="float">
            <text:p>90 362</text:p>
          </table:table-cell>
          <table:table-cell table:formula="of:=[.D57]-[.C57]" office:value-type="float" office:value="89860.5" calcext:value-type="float">
            <text:p>89 861</text:p>
          </table:table-cell>
          <table:table-cell table:formula="of:=[.$O$2]*[.A57]-[.$O$2]*[.A57]/2+[.B57]" office:value-type="float" office:value="90362.5" calcext:value-type="float">
            <text:p>90 363</text:p>
          </table:table-cell>
          <table:table-cell table:formula="of:=[.$O$2]*[.A57]+[.$O$2]*[.A57]/2+[.B57]" office:value-type="float" office:value="270087.5" calcext:value-type="float">
            <text:p>270 088</text:p>
          </table:table-cell>
          <table:table-cell table:formula="of:=[.G57]-[.F57]" office:value-type="float" office:value="179725" calcext:value-type="float">
            <text:p>179 725</text:p>
          </table:table-cell>
          <table:table-cell table:formula="of:=[.G57]+1" office:value-type="float" office:value="270088.5" calcext:value-type="float">
            <text:p>270 089</text:p>
          </table:table-cell>
          <table:table-cell table:formula="of:=[.$P$2]*[.A57]+[.B57]" office:value-type="float" office:value="3231600" calcext:value-type="float">
            <text:p>3 231 600</text:p>
          </table:table-cell>
          <table:table-cell table:formula="of:=[.J57]-[.I57]" office:value-type="float" office:value="2961511.5" calcext:value-type="float">
            <text:p>2 961 512</text:p>
          </table:table-cell>
          <table:table-cell table:formula="of:=[.J57]+1" office:value-type="float" office:value="3231601" calcext:value-type="float">
            <text:p>3 231 601</text:p>
          </table:table-cell>
          <table:table-cell table:formula="of:=[.L57]+[$Shared.$B$7]" office:value-type="float" office:value="3531601" calcext:value-type="float">
            <text:p>3 531 601</text:p>
          </table:table-cell>
          <table:table-cell table:formula="of:=[.M57]-[.L5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0200" calcext:value-type="float">
            <text:p>40 200</text:p>
          </table:table-cell>
          <table:table-cell office:value-type="float" office:value="500" calcext:value-type="float">
            <text:p>500</text:p>
          </table:table-cell>
          <table:table-cell table:formula="of:=[.B58]+1" office:value-type="float" office:value="501" calcext:value-type="float">
            <text:p>501</text:p>
          </table:table-cell>
          <table:table-cell table:formula="of:=[.F58]-1" office:value-type="float" office:value="91954" calcext:value-type="float">
            <text:p>91 954</text:p>
          </table:table-cell>
          <table:table-cell table:formula="of:=[.D58]-[.C58]" office:value-type="float" office:value="91453" calcext:value-type="float">
            <text:p>91 453</text:p>
          </table:table-cell>
          <table:table-cell table:formula="of:=[.$O$2]*[.A58]-[.$O$2]*[.A58]/2+[.B58]" office:value-type="float" office:value="91955" calcext:value-type="float">
            <text:p>91 955</text:p>
          </table:table-cell>
          <table:table-cell table:formula="of:=[.$O$2]*[.A58]+[.$O$2]*[.A58]/2+[.B58]" office:value-type="float" office:value="274865" calcext:value-type="float">
            <text:p>274 865</text:p>
          </table:table-cell>
          <table:table-cell table:formula="of:=[.G58]-[.F58]" office:value-type="float" office:value="182910" calcext:value-type="float">
            <text:p>182 910</text:p>
          </table:table-cell>
          <table:table-cell table:formula="of:=[.G58]+1" office:value-type="float" office:value="274866" calcext:value-type="float">
            <text:p>274 866</text:p>
          </table:table-cell>
          <table:table-cell table:formula="of:=[.$P$2]*[.A58]+[.B58]" office:value-type="float" office:value="3288860" calcext:value-type="float">
            <text:p>3 288 860</text:p>
          </table:table-cell>
          <table:table-cell table:formula="of:=[.J58]-[.I58]" office:value-type="float" office:value="3013994" calcext:value-type="float">
            <text:p>3 013 994</text:p>
          </table:table-cell>
          <table:table-cell table:formula="of:=[.J58]+1" office:value-type="float" office:value="3288861" calcext:value-type="float">
            <text:p>3 288 861</text:p>
          </table:table-cell>
          <table:table-cell table:formula="of:=[.L58]+[$Shared.$B$7]" office:value-type="float" office:value="3588861" calcext:value-type="float">
            <text:p>3 588 861</text:p>
          </table:table-cell>
          <table:table-cell table:formula="of:=[.M58]-[.L5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0900" calcext:value-type="float">
            <text:p>40 900</text:p>
          </table:table-cell>
          <table:table-cell office:value-type="float" office:value="500" calcext:value-type="float">
            <text:p>500</text:p>
          </table:table-cell>
          <table:table-cell table:formula="of:=[.B59]+1" office:value-type="float" office:value="501" calcext:value-type="float">
            <text:p>501</text:p>
          </table:table-cell>
          <table:table-cell table:formula="of:=[.F59]-1" office:value-type="float" office:value="93546.5" calcext:value-type="float">
            <text:p>93 547</text:p>
          </table:table-cell>
          <table:table-cell table:formula="of:=[.D59]-[.C59]" office:value-type="float" office:value="93045.5" calcext:value-type="float">
            <text:p>93 046</text:p>
          </table:table-cell>
          <table:table-cell table:formula="of:=[.$O$2]*[.A59]-[.$O$2]*[.A59]/2+[.B59]" office:value-type="float" office:value="93547.5" calcext:value-type="float">
            <text:p>93 548</text:p>
          </table:table-cell>
          <table:table-cell table:formula="of:=[.$O$2]*[.A59]+[.$O$2]*[.A59]/2+[.B59]" office:value-type="float" office:value="279642.5" calcext:value-type="float">
            <text:p>279 643</text:p>
          </table:table-cell>
          <table:table-cell table:formula="of:=[.G59]-[.F59]" office:value-type="float" office:value="186095" calcext:value-type="float">
            <text:p>186 095</text:p>
          </table:table-cell>
          <table:table-cell table:formula="of:=[.G59]+1" office:value-type="float" office:value="279643.5" calcext:value-type="float">
            <text:p>279 644</text:p>
          </table:table-cell>
          <table:table-cell table:formula="of:=[.$P$2]*[.A59]+[.B59]" office:value-type="float" office:value="3346120" calcext:value-type="float">
            <text:p>3 346 120</text:p>
          </table:table-cell>
          <table:table-cell table:formula="of:=[.J59]-[.I59]" office:value-type="float" office:value="3066476.5" calcext:value-type="float">
            <text:p>3 066 477</text:p>
          </table:table-cell>
          <table:table-cell table:formula="of:=[.J59]+1" office:value-type="float" office:value="3346121" calcext:value-type="float">
            <text:p>3 346 121</text:p>
          </table:table-cell>
          <table:table-cell table:formula="of:=[.L59]+[$Shared.$B$7]" office:value-type="float" office:value="3646121" calcext:value-type="float">
            <text:p>3 646 121</text:p>
          </table:table-cell>
          <table:table-cell table:formula="of:=[.M59]-[.L5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1600" calcext:value-type="float">
            <text:p>41 600</text:p>
          </table:table-cell>
          <table:table-cell office:value-type="float" office:value="500" calcext:value-type="float">
            <text:p>500</text:p>
          </table:table-cell>
          <table:table-cell table:formula="of:=[.B60]+1" office:value-type="float" office:value="501" calcext:value-type="float">
            <text:p>501</text:p>
          </table:table-cell>
          <table:table-cell table:formula="of:=[.F60]-1" office:value-type="float" office:value="95139" calcext:value-type="float">
            <text:p>95 139</text:p>
          </table:table-cell>
          <table:table-cell table:formula="of:=[.D60]-[.C60]" office:value-type="float" office:value="94638" calcext:value-type="float">
            <text:p>94 638</text:p>
          </table:table-cell>
          <table:table-cell table:formula="of:=[.$O$2]*[.A60]-[.$O$2]*[.A60]/2+[.B60]" office:value-type="float" office:value="95140" calcext:value-type="float">
            <text:p>95 140</text:p>
          </table:table-cell>
          <table:table-cell table:formula="of:=[.$O$2]*[.A60]+[.$O$2]*[.A60]/2+[.B60]" office:value-type="float" office:value="284420" calcext:value-type="float">
            <text:p>284 420</text:p>
          </table:table-cell>
          <table:table-cell table:formula="of:=[.G60]-[.F60]" office:value-type="float" office:value="189280" calcext:value-type="float">
            <text:p>189 280</text:p>
          </table:table-cell>
          <table:table-cell table:formula="of:=[.G60]+1" office:value-type="float" office:value="284421" calcext:value-type="float">
            <text:p>284 421</text:p>
          </table:table-cell>
          <table:table-cell table:formula="of:=[.$P$2]*[.A60]+[.B60]" office:value-type="float" office:value="3403380" calcext:value-type="float">
            <text:p>3 403 380</text:p>
          </table:table-cell>
          <table:table-cell table:formula="of:=[.J60]-[.I60]" office:value-type="float" office:value="3118959" calcext:value-type="float">
            <text:p>3 118 959</text:p>
          </table:table-cell>
          <table:table-cell table:formula="of:=[.J60]+1" office:value-type="float" office:value="3403381" calcext:value-type="float">
            <text:p>3 403 381</text:p>
          </table:table-cell>
          <table:table-cell table:formula="of:=[.L60]+[$Shared.$B$7]" office:value-type="float" office:value="3703381" calcext:value-type="float">
            <text:p>3 703 381</text:p>
          </table:table-cell>
          <table:table-cell table:formula="of:=[.M60]-[.L6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2300" calcext:value-type="float">
            <text:p>42 300</text:p>
          </table:table-cell>
          <table:table-cell office:value-type="float" office:value="500" calcext:value-type="float">
            <text:p>500</text:p>
          </table:table-cell>
          <table:table-cell table:formula="of:=[.B61]+1" office:value-type="float" office:value="501" calcext:value-type="float">
            <text:p>501</text:p>
          </table:table-cell>
          <table:table-cell table:formula="of:=[.F61]-1" office:value-type="float" office:value="96731.5" calcext:value-type="float">
            <text:p>96 732</text:p>
          </table:table-cell>
          <table:table-cell table:formula="of:=[.D61]-[.C61]" office:value-type="float" office:value="96230.5" calcext:value-type="float">
            <text:p>96 231</text:p>
          </table:table-cell>
          <table:table-cell table:formula="of:=[.$O$2]*[.A61]-[.$O$2]*[.A61]/2+[.B61]" office:value-type="float" office:value="96732.5" calcext:value-type="float">
            <text:p>96 733</text:p>
          </table:table-cell>
          <table:table-cell table:formula="of:=[.$O$2]*[.A61]+[.$O$2]*[.A61]/2+[.B61]" office:value-type="float" office:value="289197.5" calcext:value-type="float">
            <text:p>289 198</text:p>
          </table:table-cell>
          <table:table-cell table:formula="of:=[.G61]-[.F61]" office:value-type="float" office:value="192465" calcext:value-type="float">
            <text:p>192 465</text:p>
          </table:table-cell>
          <table:table-cell table:formula="of:=[.G61]+1" office:value-type="float" office:value="289198.5" calcext:value-type="float">
            <text:p>289 199</text:p>
          </table:table-cell>
          <table:table-cell table:formula="of:=[.$P$2]*[.A61]+[.B61]" office:value-type="float" office:value="3460640" calcext:value-type="float">
            <text:p>3 460 640</text:p>
          </table:table-cell>
          <table:table-cell table:formula="of:=[.J61]-[.I61]" office:value-type="float" office:value="3171441.5" calcext:value-type="float">
            <text:p>3 171 442</text:p>
          </table:table-cell>
          <table:table-cell table:formula="of:=[.J61]+1" office:value-type="float" office:value="3460641" calcext:value-type="float">
            <text:p>3 460 641</text:p>
          </table:table-cell>
          <table:table-cell table:formula="of:=[.L61]+[$Shared.$B$7]" office:value-type="float" office:value="3760641" calcext:value-type="float">
            <text:p>3 760 641</text:p>
          </table:table-cell>
          <table:table-cell table:formula="of:=[.M61]-[.L6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3000" calcext:value-type="float">
            <text:p>43 000</text:p>
          </table:table-cell>
          <table:table-cell office:value-type="float" office:value="500" calcext:value-type="float">
            <text:p>500</text:p>
          </table:table-cell>
          <table:table-cell table:formula="of:=[.B62]+1" office:value-type="float" office:value="501" calcext:value-type="float">
            <text:p>501</text:p>
          </table:table-cell>
          <table:table-cell table:formula="of:=[.F62]-1" office:value-type="float" office:value="98324" calcext:value-type="float">
            <text:p>98 324</text:p>
          </table:table-cell>
          <table:table-cell table:formula="of:=[.D62]-[.C62]" office:value-type="float" office:value="97823" calcext:value-type="float">
            <text:p>97 823</text:p>
          </table:table-cell>
          <table:table-cell table:formula="of:=[.$O$2]*[.A62]-[.$O$2]*[.A62]/2+[.B62]" office:value-type="float" office:value="98325" calcext:value-type="float">
            <text:p>98 325</text:p>
          </table:table-cell>
          <table:table-cell table:formula="of:=[.$O$2]*[.A62]+[.$O$2]*[.A62]/2+[.B62]" office:value-type="float" office:value="293975" calcext:value-type="float">
            <text:p>293 975</text:p>
          </table:table-cell>
          <table:table-cell table:formula="of:=[.G62]-[.F62]" office:value-type="float" office:value="195650" calcext:value-type="float">
            <text:p>195 650</text:p>
          </table:table-cell>
          <table:table-cell table:formula="of:=[.G62]+1" office:value-type="float" office:value="293976" calcext:value-type="float">
            <text:p>293 976</text:p>
          </table:table-cell>
          <table:table-cell table:formula="of:=[.$P$2]*[.A62]+[.B62]" office:value-type="float" office:value="3517900" calcext:value-type="float">
            <text:p>3 517 900</text:p>
          </table:table-cell>
          <table:table-cell table:formula="of:=[.J62]-[.I62]" office:value-type="float" office:value="3223924" calcext:value-type="float">
            <text:p>3 223 924</text:p>
          </table:table-cell>
          <table:table-cell table:formula="of:=[.J62]+1" office:value-type="float" office:value="3517901" calcext:value-type="float">
            <text:p>3 517 901</text:p>
          </table:table-cell>
          <table:table-cell table:formula="of:=[.L62]+[$Shared.$B$7]" office:value-type="float" office:value="3817901" calcext:value-type="float">
            <text:p>3 817 901</text:p>
          </table:table-cell>
          <table:table-cell table:formula="of:=[.M62]-[.L62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3700" calcext:value-type="float">
            <text:p>43 700</text:p>
          </table:table-cell>
          <table:table-cell office:value-type="float" office:value="500" calcext:value-type="float">
            <text:p>500</text:p>
          </table:table-cell>
          <table:table-cell table:formula="of:=[.B63]+1" office:value-type="float" office:value="501" calcext:value-type="float">
            <text:p>501</text:p>
          </table:table-cell>
          <table:table-cell table:formula="of:=[.F63]-1" office:value-type="float" office:value="99916.5" calcext:value-type="float">
            <text:p>99 917</text:p>
          </table:table-cell>
          <table:table-cell table:formula="of:=[.D63]-[.C63]" office:value-type="float" office:value="99415.5" calcext:value-type="float">
            <text:p>99 416</text:p>
          </table:table-cell>
          <table:table-cell table:formula="of:=[.$O$2]*[.A63]-[.$O$2]*[.A63]/2+[.B63]" office:value-type="float" office:value="99917.5" calcext:value-type="float">
            <text:p>99 918</text:p>
          </table:table-cell>
          <table:table-cell table:formula="of:=[.$O$2]*[.A63]+[.$O$2]*[.A63]/2+[.B63]" office:value-type="float" office:value="298752.5" calcext:value-type="float">
            <text:p>298 753</text:p>
          </table:table-cell>
          <table:table-cell table:formula="of:=[.G63]-[.F63]" office:value-type="float" office:value="198835" calcext:value-type="float">
            <text:p>198 835</text:p>
          </table:table-cell>
          <table:table-cell table:formula="of:=[.G63]+1" office:value-type="float" office:value="298753.5" calcext:value-type="float">
            <text:p>298 754</text:p>
          </table:table-cell>
          <table:table-cell table:formula="of:=[.$P$2]*[.A63]+[.B63]" office:value-type="float" office:value="3575160" calcext:value-type="float">
            <text:p>3 575 160</text:p>
          </table:table-cell>
          <table:table-cell table:formula="of:=[.J63]-[.I63]" office:value-type="float" office:value="3276406.5" calcext:value-type="float">
            <text:p>3 276 407</text:p>
          </table:table-cell>
          <table:table-cell table:formula="of:=[.J63]+1" office:value-type="float" office:value="3575161" calcext:value-type="float">
            <text:p>3 575 161</text:p>
          </table:table-cell>
          <table:table-cell table:formula="of:=[.L63]+[$Shared.$B$7]" office:value-type="float" office:value="3875161" calcext:value-type="float">
            <text:p>3 875 161</text:p>
          </table:table-cell>
          <table:table-cell table:formula="of:=[.M63]-[.L6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4400" calcext:value-type="float">
            <text:p>44 400</text:p>
          </table:table-cell>
          <table:table-cell office:value-type="float" office:value="500" calcext:value-type="float">
            <text:p>500</text:p>
          </table:table-cell>
          <table:table-cell table:formula="of:=[.B64]+1" office:value-type="float" office:value="501" calcext:value-type="float">
            <text:p>501</text:p>
          </table:table-cell>
          <table:table-cell table:formula="of:=[.F64]-1" office:value-type="float" office:value="101509" calcext:value-type="float">
            <text:p>101 509</text:p>
          </table:table-cell>
          <table:table-cell table:formula="of:=[.D64]-[.C64]" office:value-type="float" office:value="101008" calcext:value-type="float">
            <text:p>101 008</text:p>
          </table:table-cell>
          <table:table-cell table:formula="of:=[.$O$2]*[.A64]-[.$O$2]*[.A64]/2+[.B64]" office:value-type="float" office:value="101510" calcext:value-type="float">
            <text:p>101 510</text:p>
          </table:table-cell>
          <table:table-cell table:formula="of:=[.$O$2]*[.A64]+[.$O$2]*[.A64]/2+[.B64]" office:value-type="float" office:value="303530" calcext:value-type="float">
            <text:p>303 530</text:p>
          </table:table-cell>
          <table:table-cell table:formula="of:=[.G64]-[.F64]" office:value-type="float" office:value="202020" calcext:value-type="float">
            <text:p>202 020</text:p>
          </table:table-cell>
          <table:table-cell table:formula="of:=[.G64]+1" office:value-type="float" office:value="303531" calcext:value-type="float">
            <text:p>303 531</text:p>
          </table:table-cell>
          <table:table-cell table:formula="of:=[.$P$2]*[.A64]+[.B64]" office:value-type="float" office:value="3632420" calcext:value-type="float">
            <text:p>3 632 420</text:p>
          </table:table-cell>
          <table:table-cell table:formula="of:=[.J64]-[.I64]" office:value-type="float" office:value="3328889" calcext:value-type="float">
            <text:p>3 328 889</text:p>
          </table:table-cell>
          <table:table-cell table:formula="of:=[.J64]+1" office:value-type="float" office:value="3632421" calcext:value-type="float">
            <text:p>3 632 421</text:p>
          </table:table-cell>
          <table:table-cell table:formula="of:=[.L64]+[$Shared.$B$7]" office:value-type="float" office:value="3932421" calcext:value-type="float">
            <text:p>3 932 421</text:p>
          </table:table-cell>
          <table:table-cell table:formula="of:=[.M64]-[.L6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5100" calcext:value-type="float">
            <text:p>45 100</text:p>
          </table:table-cell>
          <table:table-cell office:value-type="float" office:value="500" calcext:value-type="float">
            <text:p>500</text:p>
          </table:table-cell>
          <table:table-cell table:formula="of:=[.B65]+1" office:value-type="float" office:value="501" calcext:value-type="float">
            <text:p>501</text:p>
          </table:table-cell>
          <table:table-cell table:formula="of:=[.F65]-1" office:value-type="float" office:value="103101.5" calcext:value-type="float">
            <text:p>103 102</text:p>
          </table:table-cell>
          <table:table-cell table:formula="of:=[.D65]-[.C65]" office:value-type="float" office:value="102600.5" calcext:value-type="float">
            <text:p>102 601</text:p>
          </table:table-cell>
          <table:table-cell table:formula="of:=[.$O$2]*[.A65]-[.$O$2]*[.A65]/2+[.B65]" office:value-type="float" office:value="103102.5" calcext:value-type="float">
            <text:p>103 103</text:p>
          </table:table-cell>
          <table:table-cell table:formula="of:=[.$O$2]*[.A65]+[.$O$2]*[.A65]/2+[.B65]" office:value-type="float" office:value="308307.5" calcext:value-type="float">
            <text:p>308 308</text:p>
          </table:table-cell>
          <table:table-cell table:formula="of:=[.G65]-[.F65]" office:value-type="float" office:value="205205" calcext:value-type="float">
            <text:p>205 205</text:p>
          </table:table-cell>
          <table:table-cell table:formula="of:=[.G65]+1" office:value-type="float" office:value="308308.5" calcext:value-type="float">
            <text:p>308 309</text:p>
          </table:table-cell>
          <table:table-cell table:formula="of:=[.$P$2]*[.A65]+[.B65]" office:value-type="float" office:value="3689680" calcext:value-type="float">
            <text:p>3 689 680</text:p>
          </table:table-cell>
          <table:table-cell table:formula="of:=[.J65]-[.I65]" office:value-type="float" office:value="3381371.5" calcext:value-type="float">
            <text:p>3 381 372</text:p>
          </table:table-cell>
          <table:table-cell table:formula="of:=[.J65]+1" office:value-type="float" office:value="3689681" calcext:value-type="float">
            <text:p>3 689 681</text:p>
          </table:table-cell>
          <table:table-cell table:formula="of:=[.L65]+[$Shared.$B$7]" office:value-type="float" office:value="3989681" calcext:value-type="float">
            <text:p>3 989 681</text:p>
          </table:table-cell>
          <table:table-cell table:formula="of:=[.M65]-[.L65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5800" calcext:value-type="float">
            <text:p>45 800</text:p>
          </table:table-cell>
          <table:table-cell office:value-type="float" office:value="500" calcext:value-type="float">
            <text:p>500</text:p>
          </table:table-cell>
          <table:table-cell table:formula="of:=[.B66]+1" office:value-type="float" office:value="501" calcext:value-type="float">
            <text:p>501</text:p>
          </table:table-cell>
          <table:table-cell table:formula="of:=[.F66]-1" office:value-type="float" office:value="104694" calcext:value-type="float">
            <text:p>104 694</text:p>
          </table:table-cell>
          <table:table-cell table:formula="of:=[.D66]-[.C66]" office:value-type="float" office:value="104193" calcext:value-type="float">
            <text:p>104 193</text:p>
          </table:table-cell>
          <table:table-cell table:formula="of:=[.$O$2]*[.A66]-[.$O$2]*[.A66]/2+[.B66]" office:value-type="float" office:value="104695" calcext:value-type="float">
            <text:p>104 695</text:p>
          </table:table-cell>
          <table:table-cell table:formula="of:=[.$O$2]*[.A66]+[.$O$2]*[.A66]/2+[.B66]" office:value-type="float" office:value="313085" calcext:value-type="float">
            <text:p>313 085</text:p>
          </table:table-cell>
          <table:table-cell table:formula="of:=[.G66]-[.F66]" office:value-type="float" office:value="208390" calcext:value-type="float">
            <text:p>208 390</text:p>
          </table:table-cell>
          <table:table-cell table:formula="of:=[.G66]+1" office:value-type="float" office:value="313086" calcext:value-type="float">
            <text:p>313 086</text:p>
          </table:table-cell>
          <table:table-cell table:formula="of:=[.$P$2]*[.A66]+[.B66]" office:value-type="float" office:value="3746940" calcext:value-type="float">
            <text:p>3 746 940</text:p>
          </table:table-cell>
          <table:table-cell table:formula="of:=[.J66]-[.I66]" office:value-type="float" office:value="3433854" calcext:value-type="float">
            <text:p>3 433 854</text:p>
          </table:table-cell>
          <table:table-cell table:formula="of:=[.J66]+1" office:value-type="float" office:value="3746941" calcext:value-type="float">
            <text:p>3 746 941</text:p>
          </table:table-cell>
          <table:table-cell table:formula="of:=[.L66]+[$Shared.$B$7]" office:value-type="float" office:value="4046941" calcext:value-type="float">
            <text:p>4 046 941</text:p>
          </table:table-cell>
          <table:table-cell table:formula="of:=[.M66]-[.L66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6500" calcext:value-type="float">
            <text:p>46 500</text:p>
          </table:table-cell>
          <table:table-cell office:value-type="float" office:value="500" calcext:value-type="float">
            <text:p>500</text:p>
          </table:table-cell>
          <table:table-cell table:formula="of:=[.B67]+1" office:value-type="float" office:value="501" calcext:value-type="float">
            <text:p>501</text:p>
          </table:table-cell>
          <table:table-cell table:formula="of:=[.F67]-1" office:value-type="float" office:value="106286.5" calcext:value-type="float">
            <text:p>106 287</text:p>
          </table:table-cell>
          <table:table-cell table:formula="of:=[.D67]-[.C67]" office:value-type="float" office:value="105785.5" calcext:value-type="float">
            <text:p>105 786</text:p>
          </table:table-cell>
          <table:table-cell table:formula="of:=[.$O$2]*[.A67]-[.$O$2]*[.A67]/2+[.B67]" office:value-type="float" office:value="106287.5" calcext:value-type="float">
            <text:p>106 288</text:p>
          </table:table-cell>
          <table:table-cell table:formula="of:=[.$O$2]*[.A67]+[.$O$2]*[.A67]/2+[.B67]" office:value-type="float" office:value="317862.5" calcext:value-type="float">
            <text:p>317 863</text:p>
          </table:table-cell>
          <table:table-cell table:formula="of:=[.G67]-[.F67]" office:value-type="float" office:value="211575" calcext:value-type="float">
            <text:p>211 575</text:p>
          </table:table-cell>
          <table:table-cell table:formula="of:=[.G67]+1" office:value-type="float" office:value="317863.5" calcext:value-type="float">
            <text:p>317 864</text:p>
          </table:table-cell>
          <table:table-cell table:formula="of:=[.$P$2]*[.A67]+[.B67]" office:value-type="float" office:value="3804200" calcext:value-type="float">
            <text:p>3 804 200</text:p>
          </table:table-cell>
          <table:table-cell table:formula="of:=[.J67]-[.I67]" office:value-type="float" office:value="3486336.5" calcext:value-type="float">
            <text:p>3 486 337</text:p>
          </table:table-cell>
          <table:table-cell table:formula="of:=[.J67]+1" office:value-type="float" office:value="3804201" calcext:value-type="float">
            <text:p>3 804 201</text:p>
          </table:table-cell>
          <table:table-cell table:formula="of:=[.L67]+[$Shared.$B$7]" office:value-type="float" office:value="4104201" calcext:value-type="float">
            <text:p>4 104 201</text:p>
          </table:table-cell>
          <table:table-cell table:formula="of:=[.M67]-[.L67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7200" calcext:value-type="float">
            <text:p>47 200</text:p>
          </table:table-cell>
          <table:table-cell office:value-type="float" office:value="500" calcext:value-type="float">
            <text:p>500</text:p>
          </table:table-cell>
          <table:table-cell table:formula="of:=[.B68]+1" office:value-type="float" office:value="501" calcext:value-type="float">
            <text:p>501</text:p>
          </table:table-cell>
          <table:table-cell table:formula="of:=[.F68]-1" office:value-type="float" office:value="107879" calcext:value-type="float">
            <text:p>107 879</text:p>
          </table:table-cell>
          <table:table-cell table:formula="of:=[.D68]-[.C68]" office:value-type="float" office:value="107378" calcext:value-type="float">
            <text:p>107 378</text:p>
          </table:table-cell>
          <table:table-cell table:formula="of:=[.$O$2]*[.A68]-[.$O$2]*[.A68]/2+[.B68]" office:value-type="float" office:value="107880" calcext:value-type="float">
            <text:p>107 880</text:p>
          </table:table-cell>
          <table:table-cell table:formula="of:=[.$O$2]*[.A68]+[.$O$2]*[.A68]/2+[.B68]" office:value-type="float" office:value="322640" calcext:value-type="float">
            <text:p>322 640</text:p>
          </table:table-cell>
          <table:table-cell table:formula="of:=[.G68]-[.F68]" office:value-type="float" office:value="214760" calcext:value-type="float">
            <text:p>214 760</text:p>
          </table:table-cell>
          <table:table-cell table:formula="of:=[.G68]+1" office:value-type="float" office:value="322641" calcext:value-type="float">
            <text:p>322 641</text:p>
          </table:table-cell>
          <table:table-cell table:formula="of:=[.$P$2]*[.A68]+[.B68]" office:value-type="float" office:value="3861460" calcext:value-type="float">
            <text:p>3 861 460</text:p>
          </table:table-cell>
          <table:table-cell table:formula="of:=[.J68]-[.I68]" office:value-type="float" office:value="3538819" calcext:value-type="float">
            <text:p>3 538 819</text:p>
          </table:table-cell>
          <table:table-cell table:formula="of:=[.J68]+1" office:value-type="float" office:value="3861461" calcext:value-type="float">
            <text:p>3 861 461</text:p>
          </table:table-cell>
          <table:table-cell table:formula="of:=[.L68]+[$Shared.$B$7]" office:value-type="float" office:value="4161461" calcext:value-type="float">
            <text:p>4 161 461</text:p>
          </table:table-cell>
          <table:table-cell table:formula="of:=[.M68]-[.L68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7900" calcext:value-type="float">
            <text:p>47 900</text:p>
          </table:table-cell>
          <table:table-cell office:value-type="float" office:value="500" calcext:value-type="float">
            <text:p>500</text:p>
          </table:table-cell>
          <table:table-cell table:formula="of:=[.B69]+1" office:value-type="float" office:value="501" calcext:value-type="float">
            <text:p>501</text:p>
          </table:table-cell>
          <table:table-cell table:formula="of:=[.F69]-1" office:value-type="float" office:value="109471.5" calcext:value-type="float">
            <text:p>109 472</text:p>
          </table:table-cell>
          <table:table-cell table:formula="of:=[.D69]-[.C69]" office:value-type="float" office:value="108970.5" calcext:value-type="float">
            <text:p>108 971</text:p>
          </table:table-cell>
          <table:table-cell table:formula="of:=[.$O$2]*[.A69]-[.$O$2]*[.A69]/2+[.B69]" office:value-type="float" office:value="109472.5" calcext:value-type="float">
            <text:p>109 473</text:p>
          </table:table-cell>
          <table:table-cell table:formula="of:=[.$O$2]*[.A69]+[.$O$2]*[.A69]/2+[.B69]" office:value-type="float" office:value="327417.5" calcext:value-type="float">
            <text:p>327 418</text:p>
          </table:table-cell>
          <table:table-cell table:formula="of:=[.G69]-[.F69]" office:value-type="float" office:value="217945" calcext:value-type="float">
            <text:p>217 945</text:p>
          </table:table-cell>
          <table:table-cell table:formula="of:=[.G69]+1" office:value-type="float" office:value="327418.5" calcext:value-type="float">
            <text:p>327 419</text:p>
          </table:table-cell>
          <table:table-cell table:formula="of:=[.$P$2]*[.A69]+[.B69]" office:value-type="float" office:value="3918720" calcext:value-type="float">
            <text:p>3 918 720</text:p>
          </table:table-cell>
          <table:table-cell table:formula="of:=[.J69]-[.I69]" office:value-type="float" office:value="3591301.5" calcext:value-type="float">
            <text:p>3 591 302</text:p>
          </table:table-cell>
          <table:table-cell table:formula="of:=[.J69]+1" office:value-type="float" office:value="3918721" calcext:value-type="float">
            <text:p>3 918 721</text:p>
          </table:table-cell>
          <table:table-cell table:formula="of:=[.L69]+[$Shared.$B$7]" office:value-type="float" office:value="4218721" calcext:value-type="float">
            <text:p>4 218 721</text:p>
          </table:table-cell>
          <table:table-cell table:formula="of:=[.M69]-[.L69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8600" calcext:value-type="float">
            <text:p>48 600</text:p>
          </table:table-cell>
          <table:table-cell office:value-type="float" office:value="500" calcext:value-type="float">
            <text:p>500</text:p>
          </table:table-cell>
          <table:table-cell table:formula="of:=[.B70]+1" office:value-type="float" office:value="501" calcext:value-type="float">
            <text:p>501</text:p>
          </table:table-cell>
          <table:table-cell table:formula="of:=[.F70]-1" office:value-type="float" office:value="111064" calcext:value-type="float">
            <text:p>111 064</text:p>
          </table:table-cell>
          <table:table-cell table:formula="of:=[.D70]-[.C70]" office:value-type="float" office:value="110563" calcext:value-type="float">
            <text:p>110 563</text:p>
          </table:table-cell>
          <table:table-cell table:formula="of:=[.$O$2]*[.A70]-[.$O$2]*[.A70]/2+[.B70]" office:value-type="float" office:value="111065" calcext:value-type="float">
            <text:p>111 065</text:p>
          </table:table-cell>
          <table:table-cell table:formula="of:=[.$O$2]*[.A70]+[.$O$2]*[.A70]/2+[.B70]" office:value-type="float" office:value="332195" calcext:value-type="float">
            <text:p>332 195</text:p>
          </table:table-cell>
          <table:table-cell table:formula="of:=[.G70]-[.F70]" office:value-type="float" office:value="221130" calcext:value-type="float">
            <text:p>221 130</text:p>
          </table:table-cell>
          <table:table-cell table:formula="of:=[.G70]+1" office:value-type="float" office:value="332196" calcext:value-type="float">
            <text:p>332 196</text:p>
          </table:table-cell>
          <table:table-cell table:formula="of:=[.$P$2]*[.A70]+[.B70]" office:value-type="float" office:value="3975980" calcext:value-type="float">
            <text:p>3 975 980</text:p>
          </table:table-cell>
          <table:table-cell table:formula="of:=[.J70]-[.I70]" office:value-type="float" office:value="3643784" calcext:value-type="float">
            <text:p>3 643 784</text:p>
          </table:table-cell>
          <table:table-cell table:formula="of:=[.J70]+1" office:value-type="float" office:value="3975981" calcext:value-type="float">
            <text:p>3 975 981</text:p>
          </table:table-cell>
          <table:table-cell table:formula="of:=[.L70]+[$Shared.$B$7]" office:value-type="float" office:value="4275981" calcext:value-type="float">
            <text:p>4 275 981</text:p>
          </table:table-cell>
          <table:table-cell table:formula="of:=[.M70]-[.L70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49300" calcext:value-type="float">
            <text:p>49 300</text:p>
          </table:table-cell>
          <table:table-cell office:value-type="float" office:value="500" calcext:value-type="float">
            <text:p>500</text:p>
          </table:table-cell>
          <table:table-cell table:formula="of:=[.B71]+1" office:value-type="float" office:value="501" calcext:value-type="float">
            <text:p>501</text:p>
          </table:table-cell>
          <table:table-cell table:formula="of:=[.F71]-1" office:value-type="float" office:value="112656.5" calcext:value-type="float">
            <text:p>112 657</text:p>
          </table:table-cell>
          <table:table-cell table:formula="of:=[.D71]-[.C71]" office:value-type="float" office:value="112155.5" calcext:value-type="float">
            <text:p>112 156</text:p>
          </table:table-cell>
          <table:table-cell table:formula="of:=[.$O$2]*[.A71]-[.$O$2]*[.A71]/2+[.B71]" office:value-type="float" office:value="112657.5" calcext:value-type="float">
            <text:p>112 658</text:p>
          </table:table-cell>
          <table:table-cell table:formula="of:=[.$O$2]*[.A71]+[.$O$2]*[.A71]/2+[.B71]" office:value-type="float" office:value="336972.5" calcext:value-type="float">
            <text:p>336 973</text:p>
          </table:table-cell>
          <table:table-cell table:formula="of:=[.G71]-[.F71]" office:value-type="float" office:value="224315" calcext:value-type="float">
            <text:p>224 315</text:p>
          </table:table-cell>
          <table:table-cell table:formula="of:=[.G71]+1" office:value-type="float" office:value="336973.5" calcext:value-type="float">
            <text:p>336 974</text:p>
          </table:table-cell>
          <table:table-cell table:formula="of:=[.$P$2]*[.A71]+[.B71]" office:value-type="float" office:value="4033240" calcext:value-type="float">
            <text:p>4 033 240</text:p>
          </table:table-cell>
          <table:table-cell table:formula="of:=[.J71]-[.I71]" office:value-type="float" office:value="3696266.5" calcext:value-type="float">
            <text:p>3 696 267</text:p>
          </table:table-cell>
          <table:table-cell table:formula="of:=[.J71]+1" office:value-type="float" office:value="4033241" calcext:value-type="float">
            <text:p>4 033 241</text:p>
          </table:table-cell>
          <table:table-cell table:formula="of:=[.L71]+[$Shared.$B$7]" office:value-type="float" office:value="4333241" calcext:value-type="float">
            <text:p>4 333 241</text:p>
          </table:table-cell>
          <table:table-cell table:formula="of:=[.M71]-[.L71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650000" calcext:value-type="float">
            <text:p>650 000</text:p>
          </table:table-cell>
          <table:table-cell office:value-type="float" office:value="500" calcext:value-type="float">
            <text:p>500</text:p>
          </table:table-cell>
          <table:table-cell table:formula="of:=[.B72]+1" office:value-type="float" office:value="501" calcext:value-type="float">
            <text:p>501</text:p>
          </table:table-cell>
          <table:table-cell table:formula="of:=[.F72]-1" office:value-type="float" office:value="1479249" calcext:value-type="float">
            <text:p>1 479 249</text:p>
          </table:table-cell>
          <table:table-cell table:formula="of:=[.D72]-[.C72]" office:value-type="float" office:value="1478748" calcext:value-type="float">
            <text:p>1 478 748</text:p>
          </table:table-cell>
          <table:table-cell table:formula="of:=[.$O$2]*[.A72]-[.$O$2]*[.A72]/2+[.B72]" office:value-type="float" office:value="1479250" calcext:value-type="float">
            <text:p>1 479 250</text:p>
          </table:table-cell>
          <table:table-cell table:formula="of:=[.$O$2]*[.A72]+[.$O$2]*[.A72]/2+[.B72]" office:value-type="float" office:value="4436750" calcext:value-type="float">
            <text:p>4 436 750</text:p>
          </table:table-cell>
          <table:table-cell table:formula="of:=[.G72]-[.F72]" office:value-type="float" office:value="2957500" calcext:value-type="float">
            <text:p>2 957 500</text:p>
          </table:table-cell>
          <table:table-cell table:formula="of:=[.G72]+1" office:value-type="float" office:value="4436751" calcext:value-type="float">
            <text:p>4 436 751</text:p>
          </table:table-cell>
          <table:table-cell table:formula="of:=[.$P$2]*[.A72]+[.B72]" office:value-type="float" office:value="53170500" calcext:value-type="float">
            <text:p>53 170 500</text:p>
          </table:table-cell>
          <table:table-cell table:formula="of:=[.J72]-[.I72]" office:value-type="float" office:value="48733749" calcext:value-type="float">
            <text:p>48 733 749</text:p>
          </table:table-cell>
          <table:table-cell table:formula="of:=[.J72]+1" office:value-type="float" office:value="53170501" calcext:value-type="float">
            <text:p>53 170 501</text:p>
          </table:table-cell>
          <table:table-cell table:formula="of:=[.L72]+[$Shared.$B$7]" office:value-type="float" office:value="53470501" calcext:value-type="float">
            <text:p>53 470 501</text:p>
          </table:table-cell>
          <table:table-cell table:formula="of:=[.M72]-[.L72]" office:value-type="float" office:value="300000" calcext:value-type="float">
            <text:p>300 000</text:p>
          </table:table-cell>
          <table:table-cell office:value-type="string" calcext:value-type="string">
            <text:p>Neutron Star</text:p>
          </table:table-cell>
          <table:table-cell table:number-columns-repeated="2"/>
        </table:table-row>
        <table:table-row table:style-name="ro1">
          <table:table-cell office:value-type="float" office:value="50700" calcext:value-type="float">
            <text:p>50 700</text:p>
          </table:table-cell>
          <table:table-cell office:value-type="float" office:value="500" calcext:value-type="float">
            <text:p>500</text:p>
          </table:table-cell>
          <table:table-cell table:formula="of:=[.B73]+1" office:value-type="float" office:value="501" calcext:value-type="float">
            <text:p>501</text:p>
          </table:table-cell>
          <table:table-cell table:formula="of:=[.F73]-1" office:value-type="float" office:value="115841.5" calcext:value-type="float">
            <text:p>115 842</text:p>
          </table:table-cell>
          <table:table-cell table:formula="of:=[.D73]-[.C73]" office:value-type="float" office:value="115340.5" calcext:value-type="float">
            <text:p>115 341</text:p>
          </table:table-cell>
          <table:table-cell table:formula="of:=[.$O$2]*[.A73]-[.$O$2]*[.A73]/2+[.B73]" office:value-type="float" office:value="115842.5" calcext:value-type="float">
            <text:p>115 843</text:p>
          </table:table-cell>
          <table:table-cell table:formula="of:=[.$O$2]*[.A73]+[.$O$2]*[.A73]/2+[.B73]" office:value-type="float" office:value="346527.5" calcext:value-type="float">
            <text:p>346 528</text:p>
          </table:table-cell>
          <table:table-cell table:formula="of:=[.G73]-[.F73]" office:value-type="float" office:value="230685" calcext:value-type="float">
            <text:p>230 685</text:p>
          </table:table-cell>
          <table:table-cell table:formula="of:=[.G73]+1" office:value-type="float" office:value="346528.5" calcext:value-type="float">
            <text:p>346 529</text:p>
          </table:table-cell>
          <table:table-cell table:formula="of:=[.$P$2]*[.A73]+[.B73]" office:value-type="float" office:value="4147760" calcext:value-type="float">
            <text:p>4 147 760</text:p>
          </table:table-cell>
          <table:table-cell table:formula="of:=[.J73]-[.I73]" office:value-type="float" office:value="3801231.5" calcext:value-type="float">
            <text:p>3 801 232</text:p>
          </table:table-cell>
          <table:table-cell table:formula="of:=[.J73]+1" office:value-type="float" office:value="4147761" calcext:value-type="float">
            <text:p>4 147 761</text:p>
          </table:table-cell>
          <table:table-cell table:formula="of:=[.L73]+[$Shared.$B$7]" office:value-type="float" office:value="4447761" calcext:value-type="float">
            <text:p>4 447 761</text:p>
          </table:table-cell>
          <table:table-cell table:formula="of:=[.M73]-[.L73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office:value-type="float" office:value="51400" calcext:value-type="float">
            <text:p>51 400</text:p>
          </table:table-cell>
          <table:table-cell office:value-type="float" office:value="500" calcext:value-type="float">
            <text:p>500</text:p>
          </table:table-cell>
          <table:table-cell table:formula="of:=[.B74]+1" office:value-type="float" office:value="501" calcext:value-type="float">
            <text:p>501</text:p>
          </table:table-cell>
          <table:table-cell table:formula="of:=[.F74]-1" office:value-type="float" office:value="117434" calcext:value-type="float">
            <text:p>117 434</text:p>
          </table:table-cell>
          <table:table-cell table:formula="of:=[.D74]-[.C74]" office:value-type="float" office:value="116933" calcext:value-type="float">
            <text:p>116 933</text:p>
          </table:table-cell>
          <table:table-cell table:formula="of:=[.$O$2]*[.A74]-[.$O$2]*[.A74]/2+[.B74]" office:value-type="float" office:value="117435" calcext:value-type="float">
            <text:p>117 435</text:p>
          </table:table-cell>
          <table:table-cell table:formula="of:=[.$O$2]*[.A74]+[.$O$2]*[.A74]/2+[.B74]" office:value-type="float" office:value="351305" calcext:value-type="float">
            <text:p>351 305</text:p>
          </table:table-cell>
          <table:table-cell table:formula="of:=[.G74]-[.F74]" office:value-type="float" office:value="233870" calcext:value-type="float">
            <text:p>233 870</text:p>
          </table:table-cell>
          <table:table-cell table:formula="of:=[.G74]+1" office:value-type="float" office:value="351306" calcext:value-type="float">
            <text:p>351 306</text:p>
          </table:table-cell>
          <table:table-cell table:formula="of:=[.$P$2]*[.A74]+[.B74]" office:value-type="float" office:value="4205020" calcext:value-type="float">
            <text:p>4 205 020</text:p>
          </table:table-cell>
          <table:table-cell table:formula="of:=[.J74]-[.I74]" office:value-type="float" office:value="3853714" calcext:value-type="float">
            <text:p>3 853 714</text:p>
          </table:table-cell>
          <table:table-cell table:formula="of:=[.J74]+1" office:value-type="float" office:value="4205021" calcext:value-type="float">
            <text:p>4 205 021</text:p>
          </table:table-cell>
          <table:table-cell table:formula="of:=[.L74]+[$Shared.$B$7]" office:value-type="float" office:value="4505021" calcext:value-type="float">
            <text:p>4 505 021</text:p>
          </table:table-cell>
          <table:table-cell table:formula="of:=[.M74]-[.L74]" office:value-type="float" office:value="300000" calcext:value-type="float">
            <text:p>300 000</text:p>
          </table:table-cell>
          <table:table-cell table:number-columns-repeated="3"/>
        </table:table-row>
        <table:table-row table:style-name="ro1">
          <table:table-cell table:style-name="ce60" office:value-type="float" office:value="52000" calcext:value-type="float">
            <text:p>52 000</text:p>
          </table:table-cell>
          <table:table-cell table:style-name="ce64" office:value-type="float" office:value="2048" calcext:value-type="float">
            <text:p>2 048</text:p>
          </table:table-cell>
          <table:table-cell table:style-name="ce15" table:formula="of:=[.B75]+1" office:value-type="float" office:value="2049" calcext:value-type="float">
            <text:p>2 049</text:p>
          </table:table-cell>
          <table:table-cell table:style-name="ce72" table:formula="of:=[.F75]-1" office:value-type="float" office:value="120347" calcext:value-type="float">
            <text:p>120 347</text:p>
          </table:table-cell>
          <table:table-cell table:style-name="ce22" table:formula="of:=[.D75]-[.C75]" office:value-type="float" office:value="118298" calcext:value-type="float">
            <text:p>118 298</text:p>
          </table:table-cell>
          <table:table-cell table:style-name="ce26" table:formula="of:=[.$O$2]*[.A75]-[.$O$2]*[.A75]/2+[.B75]" office:value-type="float" office:value="120348" calcext:value-type="float">
            <text:p>120 348</text:p>
          </table:table-cell>
          <table:table-cell table:style-name="ce84" table:formula="of:=[.$O$2]*[.A75]+[.$O$2]*[.A75]/2+[.B75]" office:value-type="float" office:value="356948" calcext:value-type="float">
            <text:p>356 948</text:p>
          </table:table-cell>
          <table:table-cell table:style-name="ce33" table:formula="of:=[.G75]-[.F75]" office:value-type="float" office:value="236600" calcext:value-type="float">
            <text:p>236 600</text:p>
          </table:table-cell>
          <table:table-cell table:style-name="ce37" table:formula="of:=[.G75]+1" office:value-type="float" office:value="356949" calcext:value-type="float">
            <text:p>356 949</text:p>
          </table:table-cell>
          <table:table-cell table:style-name="ce95" table:formula="of:=[.$P$2]*[.A75]+[.B75]" office:value-type="float" office:value="4255648" calcext:value-type="float">
            <text:p>4 255 648</text:p>
          </table:table-cell>
          <table:table-cell table:style-name="ce44" table:formula="of:=[.J75]-[.I75]" office:value-type="float" office:value="3898699" calcext:value-type="float">
            <text:p>3 898 699</text:p>
          </table:table-cell>
          <table:table-cell table:style-name="ce48" table:formula="of:=[.J75]+1" office:value-type="float" office:value="4255649" calcext:value-type="float">
            <text:p>4 255 649</text:p>
          </table:table-cell>
          <table:table-cell table:style-name="ce106" table:formula="of:=[.L75]+[$Shared.$B$7]" office:value-type="float" office:value="4555649" calcext:value-type="float">
            <text:p>4 555 649</text:p>
          </table:table-cell>
          <table:table-cell table:style-name="ce55" table:formula="of:=[.M75]-[.L75]" office:value-type="float" office:value="300000" calcext:value-type="float">
            <text:p>300 000</text:p>
          </table:table-cell>
          <table:table-cell table:number-columns-repeated="3"/>
        </table:table-row>
      </table:table>
      <table:table table:name="Planets" table:style-name="ta1">
        <table:table-column table:style-name="co4" table:default-cell-style-name="Default"/>
        <table:table-column table:style-name="co4" table:number-columns-repeated="2" table:default-cell-style-name="ce5"/>
        <table:table-column table:style-name="co15" table:default-cell-style-name="ce164"/>
        <table:table-column table:style-name="co4" table:default-cell-style-name="ce164"/>
        <table:table-column table:style-name="co16" table:default-cell-style-name="ce5"/>
        <table:table-column table:style-name="co17" table:number-columns-repeated="2" table:default-cell-style-name="ce164"/>
        <table:table-column table:style-name="co4" table:number-columns-repeated="5" table:default-cell-style-name="Default"/>
        <table:table-column table:style-name="co18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eal radius</text:p>
          </table:table-cell>
          <table:table-cell table:style-name="Default"/>
          <table:table-cell table:style-name="Default" office:value-type="string" calcext:value-type="string">
            <text:p>Game radius</text:p>
          </table:table-cell>
          <table:table-cell table:style-name="Default"/>
          <table:table-cell table:style-name="Default" office:value-type="string" calcext:value-type="string">
            <text:p>R to M Factor</text:p>
          </table:table-cell>
          <table:table-cell table:style-name="Default" office:value-type="string" calcext:value-type="string">
            <text:p>Mass</text:p>
          </table:table-cell>
          <table:table-cell table:style-name="Default"/>
          <table:table-cell table:number-columns-repeated="2"/>
          <table:table-cell office:value-type="string" calcext:value-type="string">
            <text:p>Radius</text:p>
          </table:table-cell>
          <table:table-cell table:number-columns-repeated="2"/>
          <table:table-cell office:value-type="string" calcext:value-type="string">
            <text:p>Satellites mass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Real</text:p>
          </table:table-cell>
          <table:table-cell office:value-type="string" calcext:value-type="string">
            <text:p>Ler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 000</text:p>
          </table:table-cell>
          <table:table-cell table:formula="of:=([.B3]-[.$B$23])/([.$C$23]-[.$B$23])*([.$E$23]-[.$D$23])+[.$D$23]" office:value-type="float" office:value="30.2105263157895" calcext:value-type="float">
            <text:p>30,21</text:p>
          </table:table-cell>
          <table:table-cell table:formula="of:=([.C3]-[.$B$23])/([.$C$23]-[.$B$23])*([.$E$23]-[.$D$23])+[.$D$23]" office:value-type="float" office:value="82.3157894736842" calcext:value-type="float">
            <text:p>82,32</text:p>
          </table:table-cell>
          <table:table-cell office:value-type="float" office:value="18200" calcext:value-type="float">
            <text:p>18 200</text:p>
          </table:table-cell>
          <table:table-cell table:formula="of:=[.D3]*[.F3]" office:value-type="float" office:value="549831.578947368" calcext:value-type="float">
            <text:p>549 831,58</text:p>
          </table:table-cell>
          <table:table-cell table:formula="of:=[.E3]*[.F3]" office:value-type="float" office:value="1498147.36842105" calcext:value-type="float">
            <text:p>1 498 147,37</text:p>
          </table:table-cell>
          <table:table-cell/>
          <table:table-cell office:value-type="string" calcext:value-type="string">
            <text:p>Earth (M)</text:p>
          </table:table-cell>
          <table:table-cell office:value-type="float" office:value="6371" calcext:value-type="float">
            <text:p>6371</text:p>
          </table:table-cell>
          <table:table-cell table:style-name="ce164" table:formula="of:=([.K3]-[.$B$23])/([.$C$23]-[.$B$23])*([.$E$23]-[.$D$23])+[.$D$23]" office:value-type="float" office:value="98.1905263157895" calcext:value-type="float">
            <text:p>98,19</text:p>
          </table:table-cell>
          <table:table-cell table:style-name="ce5"/>
          <table:table-cell table:style-name="ce5" table:formula="of:=[$Shared.C9]*[$Shared.B16]" office:value-type="float" office:value="1590858839.896" calcext:value-type="float">
            <text:p>1 590 858 840</text:p>
          </table:table-cell>
          <table:table-cell table:style-name="ce5" table:formula="of:=[$Shared.C10]*[$Shared.B16]" office:value-type="float" office:value="994286774935" calcext:value-type="float">
            <text:p>994 286 774 93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 000</text:p>
          </table:table-cell>
          <table:table-cell table:formula="of:=([.B4]-[.$B$23])/([.$C$23]-[.$B$23])*([.$E$23]-[.$D$23])+[.$D$23]" office:value-type="float" office:value="30.2105263157895" calcext:value-type="float">
            <text:p>30,21</text:p>
          </table:table-cell>
          <table:table-cell table:formula="of:=([.C4]-[.$B$23])/([.$C$23]-[.$B$23])*([.$E$23]-[.$D$23])+[.$D$23]" office:value-type="float" office:value="82.3157894736842" calcext:value-type="float">
            <text:p>82,32</text:p>
          </table:table-cell>
          <table:table-cell office:value-type="float" office:value="18200" calcext:value-type="float">
            <text:p>18 200</text:p>
          </table:table-cell>
          <table:table-cell table:formula="of:=[.D4]*[.F4]" office:value-type="float" office:value="549831.578947368" calcext:value-type="float">
            <text:p>549 831,58</text:p>
          </table:table-cell>
          <table:table-cell table:formula="of:=[.E4]*[.F4]" office:value-type="float" office:value="1498147.36842105" calcext:value-type="float">
            <text:p>1 498 147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 000</text:p>
          </table:table-cell>
          <table:table-cell table:formula="of:=([.B5]-[.$B$23])/([.$C$23]-[.$B$23])*([.$E$23]-[.$D$23])+[.$D$23]" office:value-type="float" office:value="30.2105263157895" calcext:value-type="float">
            <text:p>30,21</text:p>
          </table:table-cell>
          <table:table-cell table:formula="of:=([.C5]-[.$B$23])/([.$C$23]-[.$B$23])*([.$E$23]-[.$D$23])+[.$D$23]" office:value-type="float" office:value="82.3157894736842" calcext:value-type="float">
            <text:p>82,32</text:p>
          </table:table-cell>
          <table:table-cell office:value-type="float" office:value="18200" calcext:value-type="float">
            <text:p>18 200</text:p>
          </table:table-cell>
          <table:table-cell table:formula="of:=[.D5]*[.F5]" office:value-type="float" office:value="549831.578947368" calcext:value-type="float">
            <text:p>549 831,58</text:p>
          </table:table-cell>
          <table:table-cell table:formula="of:=[.E5]*[.F5]" office:value-type="float" office:value="1498147.36842105" calcext:value-type="float">
            <text:p>1 498 147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 000</text:p>
          </table:table-cell>
          <table:table-cell table:formula="of:=([.B6]-[.$B$23])/([.$C$23]-[.$B$23])*([.$E$23]-[.$D$23])+[.$D$23]" office:value-type="float" office:value="25" calcext:value-type="float">
            <text:p>25,00</text:p>
          </table:table-cell>
          <table:table-cell table:formula="of:=([.C6]-[.$B$23])/([.$C$23]-[.$B$23])*([.$E$23]-[.$D$23])+[.$D$23]" office:value-type="float" office:value="47.5789473684211" calcext:value-type="float">
            <text:p>47,58</text:p>
          </table:table-cell>
          <table:table-cell office:value-type="float" office:value="18200" calcext:value-type="float">
            <text:p>18 200</text:p>
          </table:table-cell>
          <table:table-cell table:formula="of:=[.D6]*[.F6]" office:value-type="float" office:value="455000" calcext:value-type="float">
            <text:p>455 000,00</text:p>
          </table:table-cell>
          <table:table-cell table:formula="of:=[.E6]*[.F6]" office:value-type="float" office:value="865936.842105263" calcext:value-type="float">
            <text:p>865 936,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7]-[.$B$23])/([.$C$23]-[.$B$23])*([.$E$23]-[.$D$23])+[.$D$23]" office:value-type="float" office:value="82.3157894736842" calcext:value-type="float">
            <text:p>82,32</text:p>
          </table:table-cell>
          <table:table-cell table:formula="of:=([.C7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7]*[.F7]" office:value-type="float" office:value="1498147.36842105" calcext:value-type="float">
            <text:p>1 498 147,37</text:p>
          </table:table-cell>
          <table:table-cell table:formula="of:=[.E7]*[.F7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8]-[.$B$23])/([.$C$23]-[.$B$23])*([.$E$23]-[.$D$23])+[.$D$23]" office:value-type="float" office:value="82.3157894736842" calcext:value-type="float">
            <text:p>82,32</text:p>
          </table:table-cell>
          <table:table-cell table:formula="of:=([.C8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8]*[.F8]" office:value-type="float" office:value="1498147.36842105" calcext:value-type="float">
            <text:p>1 498 147,37</text:p>
          </table:table-cell>
          <table:table-cell table:formula="of:=[.E8]*[.F8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9]-[.$B$23])/([.$C$23]-[.$B$23])*([.$E$23]-[.$D$23])+[.$D$23]" office:value-type="float" office:value="82.3157894736842" calcext:value-type="float">
            <text:p>82,32</text:p>
          </table:table-cell>
          <table:table-cell table:formula="of:=([.C9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9]*[.F9]" office:value-type="float" office:value="1498147.36842105" calcext:value-type="float">
            <text:p>1 498 147,37</text:p>
          </table:table-cell>
          <table:table-cell table:formula="of:=[.E9]*[.F9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000" calcext:value-type="float">
            <text:p>4 000</text:p>
          </table:table-cell>
          <table:table-cell office:value-type="float" office:value="7500" calcext:value-type="float">
            <text:p>7 500</text:p>
          </table:table-cell>
          <table:table-cell table:formula="of:=([.B10]-[.$B$23])/([.$C$23]-[.$B$23])*([.$E$23]-[.$D$23])+[.$D$23]" office:value-type="float" office:value="70.7368421052632" calcext:value-type="float">
            <text:p>70,74</text:p>
          </table:table-cell>
          <table:table-cell table:formula="of:=([.C10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10]*[.F10]" office:value-type="float" office:value="1287410.52631579" calcext:value-type="float">
            <text:p>1 287 410,53</text:p>
          </table:table-cell>
          <table:table-cell table:formula="of:=[.E10]*[.F10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000" calcext:value-type="float">
            <text:p>10 000</text:p>
          </table:table-cell>
          <table:table-cell office:value-type="float" office:value="15000" calcext:value-type="float">
            <text:p>15 000</text:p>
          </table:table-cell>
          <table:table-cell table:formula="of:=([.B11]-[.$B$23])/([.$C$23]-[.$B$23])*([.$E$23]-[.$D$23])+[.$D$23]" office:value-type="float" office:value="140.210526315789" calcext:value-type="float">
            <text:p>140,21</text:p>
          </table:table-cell>
          <table:table-cell table:formula="of:=([.C11]-[.$B$23])/([.$C$23]-[.$B$23])*([.$E$23]-[.$D$23])+[.$D$23]" office:value-type="float" office:value="198.105263157895" calcext:value-type="float">
            <text:p>198,11</text:p>
          </table:table-cell>
          <table:table-cell office:value-type="float" office:value="18200" calcext:value-type="float">
            <text:p>18 200</text:p>
          </table:table-cell>
          <table:table-cell table:formula="of:=[.D11]*[.F11]" office:value-type="float" office:value="2551831.57894737" calcext:value-type="float">
            <text:p>2 551 831,58</text:p>
          </table:table-cell>
          <table:table-cell table:formula="of:=[.E11]*[.F11]" office:value-type="float" office:value="3605515.78947368" calcext:value-type="float">
            <text:p>3 605 515,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000" calcext:value-type="float">
            <text:p>15 000</text:p>
          </table:table-cell>
          <table:table-cell office:value-type="float" office:value="20000" calcext:value-type="float">
            <text:p>20 000</text:p>
          </table:table-cell>
          <table:table-cell table:formula="of:=([.B12]-[.$B$23])/([.$C$23]-[.$B$23])*([.$E$23]-[.$D$23])+[.$D$23]" office:value-type="float" office:value="198.105263157895" calcext:value-type="float">
            <text:p>198,11</text:p>
          </table:table-cell>
          <table:table-cell table:formula="of:=([.C12]-[.$B$23])/([.$C$23]-[.$B$23])*([.$E$23]-[.$D$23])+[.$D$23]" office:value-type="float" office:value="256" calcext:value-type="float">
            <text:p>256,00</text:p>
          </table:table-cell>
          <table:table-cell office:value-type="float" office:value="18200" calcext:value-type="float">
            <text:p>18 200</text:p>
          </table:table-cell>
          <table:table-cell table:formula="of:=[.D12]*[.F12]" office:value-type="float" office:value="3605515.78947368" calcext:value-type="float">
            <text:p>3 605 515,79</text:p>
          </table:table-cell>
          <table:table-cell table:formula="of:=[.E12]*[.F12]" office:value-type="float" office:value="4659200" calcext:value-type="float">
            <text:p>4 659 2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00" calcext:value-type="float">
            <text:p>2 500</text:p>
          </table:table-cell>
          <table:table-cell office:value-type="float" office:value="5000" calcext:value-type="float">
            <text:p>5 000</text:p>
          </table:table-cell>
          <table:table-cell table:formula="of:=([.B13]-[.$B$23])/([.$C$23]-[.$B$23])*([.$E$23]-[.$D$23])+[.$D$23]" office:value-type="float" office:value="53.3684210526316" calcext:value-type="float">
            <text:p>53,37</text:p>
          </table:table-cell>
          <table:table-cell table:formula="of:=([.C13]-[.$B$23])/([.$C$23]-[.$B$23])*([.$E$23]-[.$D$23])+[.$D$23]" office:value-type="float" office:value="82.3157894736842" calcext:value-type="float">
            <text:p>82,32</text:p>
          </table:table-cell>
          <table:table-cell office:value-type="float" office:value="18200" calcext:value-type="float">
            <text:p>18 200</text:p>
          </table:table-cell>
          <table:table-cell table:formula="of:=[.D13]*[.F13]" office:value-type="float" office:value="971305.263157895" calcext:value-type="float">
            <text:p>971 305,26</text:p>
          </table:table-cell>
          <table:table-cell table:formula="of:=[.E13]*[.F13]" office:value-type="float" office:value="1498147.36842105" calcext:value-type="float">
            <text:p>1 498 147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4]-[.$B$23])/([.$C$23]-[.$B$23])*([.$E$23]-[.$D$23])+[.$D$23]" office:value-type="float" office:value="82.3157894736842" calcext:value-type="float">
            <text:p>82,32</text:p>
          </table:table-cell>
          <table:table-cell table:formula="of:=([.C14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14]*[.F14]" office:value-type="float" office:value="1498147.36842105" calcext:value-type="float">
            <text:p>1 498 147,37</text:p>
          </table:table-cell>
          <table:table-cell table:formula="of:=[.E14]*[.F14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5]-[.$B$23])/([.$C$23]-[.$B$23])*([.$E$23]-[.$D$23])+[.$D$23]" office:value-type="float" office:value="82.3157894736842" calcext:value-type="float">
            <text:p>82,32</text:p>
          </table:table-cell>
          <table:table-cell table:formula="of:=([.C15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15]*[.F15]" office:value-type="float" office:value="1498147.36842105" calcext:value-type="float">
            <text:p>1 498 147,37</text:p>
          </table:table-cell>
          <table:table-cell table:formula="of:=[.E15]*[.F15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6]-[.$B$23])/([.$C$23]-[.$B$23])*([.$E$23]-[.$D$23])+[.$D$23]" office:value-type="float" office:value="82.3157894736842" calcext:value-type="float">
            <text:p>82,32</text:p>
          </table:table-cell>
          <table:table-cell table:formula="of:=([.C16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16]*[.F16]" office:value-type="float" office:value="1498147.36842105" calcext:value-type="float">
            <text:p>1 498 147,37</text:p>
          </table:table-cell>
          <table:table-cell table:formula="of:=[.E16]*[.F16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7]-[.$B$23])/([.$C$23]-[.$B$23])*([.$E$23]-[.$D$23])+[.$D$23]" office:value-type="float" office:value="82.3157894736842" calcext:value-type="float">
            <text:p>82,32</text:p>
          </table:table-cell>
          <table:table-cell table:formula="of:=([.C17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17]*[.F17]" office:value-type="float" office:value="1498147.36842105" calcext:value-type="float">
            <text:p>1 498 147,37</text:p>
          </table:table-cell>
          <table:table-cell table:formula="of:=[.E17]*[.F17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18]-[.$B$23])/([.$C$23]-[.$B$23])*([.$E$23]-[.$D$23])+[.$D$23]" office:value-type="float" office:value="82.3157894736842" calcext:value-type="float">
            <text:p>82,32</text:p>
          </table:table-cell>
          <table:table-cell table:formula="of:=([.C18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18]*[.F18]" office:value-type="float" office:value="1498147.36842105" calcext:value-type="float">
            <text:p>1 498 147,37</text:p>
          </table:table-cell>
          <table:table-cell table:formula="of:=[.E18]*[.F18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00" calcext:value-type="float">
            <text:p>2 000</text:p>
          </table:table-cell>
          <table:table-cell office:value-type="float" office:value="7500" calcext:value-type="float">
            <text:p>7 500</text:p>
          </table:table-cell>
          <table:table-cell table:formula="of:=([.B19]-[.$B$23])/([.$C$23]-[.$B$23])*([.$E$23]-[.$D$23])+[.$D$23]" office:value-type="float" office:value="47.5789473684211" calcext:value-type="float">
            <text:p>47,58</text:p>
          </table:table-cell>
          <table:table-cell table:formula="of:=([.C19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19]*[.F19]" office:value-type="float" office:value="865936.842105263" calcext:value-type="float">
            <text:p>865 936,84</text:p>
          </table:table-cell>
          <table:table-cell table:formula="of:=[.E19]*[.F19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00" calcext:value-type="float">
            <text:p>2 000</text:p>
          </table:table-cell>
          <table:table-cell office:value-type="float" office:value="7500" calcext:value-type="float">
            <text:p>7 500</text:p>
          </table:table-cell>
          <table:table-cell table:formula="of:=([.B20]-[.$B$23])/([.$C$23]-[.$B$23])*([.$E$23]-[.$D$23])+[.$D$23]" office:value-type="float" office:value="47.5789473684211" calcext:value-type="float">
            <text:p>47,58</text:p>
          </table:table-cell>
          <table:table-cell table:formula="of:=([.C20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20]*[.F20]" office:value-type="float" office:value="865936.842105263" calcext:value-type="float">
            <text:p>865 936,84</text:p>
          </table:table-cell>
          <table:table-cell table:formula="of:=[.E20]*[.F20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 000</text:p>
          </table:table-cell>
          <table:table-cell table:formula="of:=([.B21]-[.$B$23])/([.$C$23]-[.$B$23])*([.$E$23]-[.$D$23])+[.$D$23]" office:value-type="float" office:value="30.2105263157895" calcext:value-type="float">
            <text:p>30,21</text:p>
          </table:table-cell>
          <table:table-cell table:formula="of:=([.C21]-[.$B$23])/([.$C$23]-[.$B$23])*([.$E$23]-[.$D$23])+[.$D$23]" office:value-type="float" office:value="82.3157894736842" calcext:value-type="float">
            <text:p>82,32</text:p>
          </table:table-cell>
          <table:table-cell office:value-type="float" office:value="18200" calcext:value-type="float">
            <text:p>18 200</text:p>
          </table:table-cell>
          <table:table-cell table:formula="of:=[.D21]*[.F21]" office:value-type="float" office:value="549831.578947368" calcext:value-type="float">
            <text:p>549 831,58</text:p>
          </table:table-cell>
          <table:table-cell table:formula="of:=[.E21]*[.F21]" office:value-type="float" office:value="1498147.36842105" calcext:value-type="float">
            <text:p>1 498 147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000" calcext:value-type="float">
            <text:p>5 000</text:p>
          </table:table-cell>
          <table:table-cell office:value-type="float" office:value="7500" calcext:value-type="float">
            <text:p>7 500</text:p>
          </table:table-cell>
          <table:table-cell table:formula="of:=([.B22]-[.$B$23])/([.$C$23]-[.$B$23])*([.$E$23]-[.$D$23])+[.$D$23]" office:value-type="float" office:value="82.3157894736842" calcext:value-type="float">
            <text:p>82,32</text:p>
          </table:table-cell>
          <table:table-cell table:formula="of:=([.C22]-[.$B$23])/([.$C$23]-[.$B$23])*([.$E$23]-[.$D$23])+[.$D$23]" office:value-type="float" office:value="111.263157894737" calcext:value-type="float">
            <text:p>111,26</text:p>
          </table:table-cell>
          <table:table-cell office:value-type="float" office:value="18200" calcext:value-type="float">
            <text:p>18 200</text:p>
          </table:table-cell>
          <table:table-cell table:formula="of:=[.D22]*[.F22]" office:value-type="float" office:value="1498147.36842105" calcext:value-type="float">
            <text:p>1 498 147,37</text:p>
          </table:table-cell>
          <table:table-cell table:formula="of:=[.E22]*[.F22]" office:value-type="float" office:value="2024989.47368421" calcext:value-type="float">
            <text:p>2 024 98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 – MAX</text:p>
          </table:table-cell>
          <table:table-cell table:formula="of:=MIN([.B3:.B22])" office:value-type="float" office:value="50" calcext:value-type="float">
            <text:p>50</text:p>
          </table:table-cell>
          <table:table-cell table:formula="of:=MAX([.C3:.C22])" office:value-type="float" office:value="20000" calcext:value-type="float">
            <text:p>20 00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formula="of:=MIN([.G3:.G22])" office:value-type="float" office:value="455000" calcext:value-type="float">
            <text:p>455 000,00</text:p>
          </table:table-cell>
          <table:table-cell table:formula="of:=MAX([.H3:.H22])" office:value-type="float" office:value="4659200" calcext:value-type="float">
            <text:p>4 659 200,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9" loext:min-decimal-places="9" number:min-integer-digits="1" number:grouping="true"/>
    </number:number-style>
    <number:number-style style:name="N116">
      <number:number number:decimal-places="10" loext:min-decimal-places="10" number:min-integer-digits="1" number:grouping="true"/>
    </number:number-style>
    <number:number-style style:name="N117">
      <number:number number:decimal-places="11" loext:min-decimal-places="11" number:min-integer-digits="1" number:grouping="true"/>
    </number:number-style>
    <number:number-style style:name="N118">
      <number:number number:decimal-places="12" loext:min-decimal-places="1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10:44:31.1491422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weł Standowicz</meta:initial-creator>
    <meta:creation-date>2020-11-11T19:57:28.888568939</meta:creation-date>
    <dc:date>2020-11-19T12:55:55.211817529</dc:date>
    <dc:creator>Paweł Standowicz</dc:creator>
    <meta:editing-duration>PT7H19M23S</meta:editing-duration>
    <meta:editing-cycles>74</meta:editing-cycles>
    <meta:generator>LibreOffice/6.4.7.2$Linux_X86_64 LibreOffice_project/40$Build-2</meta:generator>
    <meta:document-statistic meta:table-count="4" meta:cell-count="1449" meta:object-count="0"/>
  </office:meta>
</office:document-meta>
</file>